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13" style:family="table-cell" style:parent-style-name="Default">
      <style:table-cell-properties fo:border-bottom="none" fo:wrap-option="wrap" fo:border-left="0.06pt solid #000000" fo:border-right="none" fo:border-top="none"/>
      <style:text-properties fo:font-size="8pt"/>
    </style:style>
    <style:style style:name="ce14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8pt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fo:font-size="8pt"/>
    </style:style>
    <style:style style:name="ce16" style:family="table-cell" style:parent-style-name="Default">
      <style:table-cell-properties fo:wrap-option="wrap"/>
      <style:text-properties fo:font-size="8pt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  <style:text-properties fo:font-size="8pt"/>
    </style:style>
    <style:style style:name="ce18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/>
    </style:style>
    <style:style style:name="ce19" style:family="table-cell" style:parent-style-name="Default">
      <style:table-cell-properties fo:border-bottom="none" fo:wrap-option="wrap" fo:border-left="none" fo:border-right="0.06pt solid #000000" fo:border-top="none"/>
      <style:text-properties fo:font-size="8pt"/>
    </style:style>
    <style:style style:name="ce20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/>
    </style:style>
    <style:style style:name="ce21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 style:font-size-asian="6pt" style:font-size-complex="6pt" fo:hyphenate="true"/>
    </style:style>
    <style:style style:name="ce22" style:family="table-cell" style:parent-style-name="Default">
      <style:table-cell-properties fo:border-bottom="none" fo:wrap-option="wrap" fo:border-left="0.06pt solid #000000" fo:border-right="none" fo:border-top="none"/>
      <style:text-properties fo:font-size="8pt" style:font-size-asian="6pt" style:font-size-complex="6pt" fo:hyphenate="true"/>
    </style:style>
    <style:style style:name="ce23" style:family="table-cell" style:parent-style-name="Default" style:data-style-name="N0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24" style:family="table-cell" style:parent-style-name="Default">
      <style:table-cell-properties fo:border-bottom="none" fo:wrap-option="wrap" fo:border-left="none" fo:border-right="none" fo:border-top="0.06pt solid #000000"/>
      <style:text-properties fo:font-size="8pt" style:font-size-asian="6pt" style:font-size-complex="6pt" fo:hyphenate="true"/>
    </style:style>
    <style:style style:name="ce25" style:family="table-cell" style:parent-style-name="Default">
      <style:table-cell-properties fo:wrap-option="wrap"/>
      <style:text-properties fo:font-size="8pt" style:font-size-asian="6pt" style:font-size-complex="6pt" fo:hyphenate="true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6pt" style:font-size-complex="6pt" fo:hyphenate="true"/>
    </style:style>
    <style:style style:name="ce27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 style:font-size-asian="6pt" style:font-size-complex="6pt" fo:hyphenate="true"/>
    </style:style>
    <style:style style:name="ce28" style:family="table-cell" style:parent-style-name="Default">
      <style:table-cell-properties fo:border-bottom="none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29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 style:font-size-asian="6pt" style:font-size-complex="6pt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9"/>
        <table:table-column table:style-name="co2" table:default-cell-style-name="ce7"/>
        <table:table-column table:style-name="co2" table:default-cell-style-name="Default"/>
        <table:table-column table:style-name="co2" table:default-cell-style-name="ce9"/>
        <table:table-column table:style-name="co2" table:default-cell-style-name="ce7"/>
        <table:table-column table:style-name="co2" table:default-cell-style-name="Default"/>
        <table:table-column table:style-name="co2" table:default-cell-style-name="ce9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8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15"/>
        <table:table-column table:style-name="co2" table:default-cell-style-name="ce18"/>
        <table:table-column table:style-name="co2" table:default-cell-style-name="ce12"/>
        <table:table-column table:style-name="co2" table:default-cell-style-name="ce15"/>
        <table:table-column table:style-name="co2" table:default-cell-style-name="ce18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JEDER GEGEN JEDEN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f uk: Reihenfolge unklar</text:p>
          </table:table-cell>
          <table:table-cell table:style-name="Default" table:number-columns-repeated="2"/>
          <table:table-cell office:value-type="string" calcext:value-type="string">
            <text:p>rk:relativ klar</text:p>
          </table:table-cell>
          <table:table-cell table:style-name="Default"/>
          <table:table-cell table:style-name="Default" office:value-type="string" calcext:value-type="string">
            <text:p>k=klar</text:p>
          </table:table-cell>
          <table:table-cell/>
          <table:table-cell office:value-type="string" calcext:value-type="string">
            <text:p>mk=mittelwert aber klar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reasum:</text:p>
          </table:table-cell>
          <table:table-cell table:formula="of:=[.B5]+[.E8]+[.H11]+[.K14]+[.N17]+[.Q20]+[.T23]+[.W26]+[.Z29]+[.AC32]+[.AF35]+[.AI38]+[.AL41]+[.AO44]+[.AR47]+[.AU50]" office:value-type="float" office:value="109380268.75" calcext:value-type="float">
            <text:p>109380268.75</text:p>
          </table:table-cell>
          <table:table-cell table:style-name="Default" table:number-columns-repeated="2"/>
          <table:table-cell office:value-type="string" calcext:value-type="string">
            <text:p>od: ohne diagramm</text:p>
          </table:table-cell>
          <table:table-cell table:style-name="Default" table:number-columns-repeated="2"/>
          <table:table-cell office:value-type="string" calcext:value-type="string">
            <text:p>uk: unklar welcher parameter am beste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lluvial Deposits</text:p>
          </table:table-cell>
          <table:table-cell/>
          <table:table-cell table:style-name="Default"/>
          <table:table-cell table:style-name="Default" office:value-type="string" calcext:value-type="string">
            <text:p>Colluvial Deposits</text:p>
          </table:table-cell>
          <table:table-cell/>
          <table:table-cell table:style-name="Default"/>
          <table:table-cell table:style-name="Default" office:value-type="string" calcext:value-type="string">
            <text:p>Calcareous sedimentary rock</text:p>
          </table:table-cell>
          <table:table-cell/>
          <table:table-cell table:style-name="Default"/>
          <table:table-cell table:style-name="Default" office:value-type="string" calcext:value-type="string">
            <text:p>Debris Cones</text:p>
          </table:table-cell>
          <table:table-cell table:number-columns-repeated="2"/>
          <table:table-cell table:style-name="Default" office:value-type="string" calcext:value-type="string">
            <text:p>Glaciolacustrine Deposits</text:p>
          </table:table-cell>
          <table:table-cell table:number-columns-repeated="2"/>
          <table:table-cell table:style-name="Default" office:value-type="string" calcext:value-type="string">
            <text:p>Ice-marginal Deposits</text:p>
          </table:table-cell>
          <table:table-cell table:number-columns-repeated="2"/>
          <table:table-cell table:style-name="Default" office:value-type="string" calcext:value-type="string">
            <text:p>Intermediate Sedimentary Rock</text:p>
          </table:table-cell>
          <table:table-cell table:number-columns-repeated="2"/>
          <table:table-cell table:style-name="Default" office:value-type="string" calcext:value-type="string">
            <text:p>Mire Deposits</text:p>
          </table:table-cell>
          <table:table-cell table:number-columns-repeated="2"/>
          <table:table-cell office:value-type="string" calcext:value-type="string">
            <text:p>Mixed Deposits</text:p>
          </table:table-cell>
          <table:table-cell table:number-columns-repeated="2"/>
          <table:table-cell office:value-type="string" calcext:value-type="string">
            <text:p>Siliceous Bedrock</text:p>
          </table:table-cell>
          <table:table-cell table:number-columns-repeated="2"/>
          <table:table-cell table:style-name="Default" office:value-type="string" calcext:value-type="string">
            <text:p>Scree</text:p>
          </table:table-cell>
          <table:table-cell table:number-columns-repeated="2"/>
          <table:table-cell table:style-name="Default" office:value-type="string" calcext:value-type="string">
            <text:p>Slope Debris</text:p>
          </table:table-cell>
          <table:table-cell table:number-columns-repeated="2"/>
          <table:table-cell table:style-name="Default" office:value-type="string" calcext:value-type="string">
            <text:p>Sub-glacial Till</text:p>
          </table:table-cell>
          <table:table-cell table:number-columns-repeated="2"/>
          <table:table-cell table:style-name="Default" office:value-type="string" calcext:value-type="string">
            <text:p>Silicious Sedimentary Rock</text:p>
          </table:table-cell>
          <table:table-cell table:style-name="Default" table:number-columns-repeated="2"/>
          <table:table-cell table:style-name="Default" office:value-type="string" calcext:value-type="string">
            <text:p>Till in general</text:p>
          </table:table-cell>
          <table:table-cell table:style-name="Default" table:number-columns-repeated="2"/>
          <table:table-cell office:value-type="string" calcext:value-type="string">
            <text:p>Landslide deposit</text:p>
          </table:table-cell>
          <table:table-cell table:number-columns-repeated="2"/>
          <table:table-cell office:value-type="string" calcext:value-type="string">
            <text:p>anthropogenic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Alluvial Deposits</text:p>
          </table:table-cell>
          <table:table-cell table:style-name="ce3" office:value-type="string" calcext:value-type="string">
            <text:p>area:</text:p>
          </table:table-cell>
          <table:table-cell table:style-name="ce7"/>
          <table:table-cell/>
          <table:table-cell table:style-name="ce12" office:value-type="string" calcext:value-type="string">
            <text:p>minic_DTM_50m_avg_ws7 &amp; VerticalDistancetoChannelNetwork,TPI_i0m,o140m : 0.21</text:p>
          </table:table-cell>
          <table:table-cell table:style-name="ce15" office:value-type="string" calcext:value-type="string">
            <text:p>geom_hr_L3_fl10_r_li_dominance_UE_hr_40cells (uk) &amp; geom_hr_L50m_fl1_r_li_patchdensity_UE_hr_20cells: 0.3</text:p>
          </table:table-cell>
          <table:table-cell table:style-name="ce18" office:value-type="string" calcext:value-type="string">
            <text:p>geom_dtm_10m_hyd_fl5_L30 (0.27) <text:s/>&amp; <text:s/>geom_DTM_50m_avg_fl2_L250m (0.25)</text:p>
          </table:table-cell>
          <table:table-cell table:style-name="ce12" office:value-type="string" calcext:value-type="string">
            <text:p>ChannelNetworkBaseLevel: 0</text:p>
          </table:table-cell>
          <table:table-cell table:style-name="ce15" office:value-type="string" calcext:value-type="string">
            <text:p>geom_hr_L3_fl1_r_li_richness_UE_hr_20cells (0.19) &amp; geom_hr_L3_fl10_r_li_simpson_UE_hr_20cells (rk, 0.12))</text:p>
          </table:table-cell>
          <table:table-cell table:style-name="ce18" office:value-type="string" calcext:value-type="string">
            <text:p>geom_DTM_50m_avg_fl8_L1000m: 0.12</text:p>
          </table:table-cell>
          <table:table-cell table:style-name="ce12" office:value-type="string" calcext:value-type="string">
            <text:p>Catchment_slope (0.16) &amp; DiurnalAnisotropicHeating (0.12) &amp; Topographic_Wetness_Index ( rk) : 0.11</text:p>
          </table:table-cell>
          <table:table-cell table:style-name="ce15" office:value-type="string" calcext:value-type="string">
            <text:p>geom_hr_L50m_fl1_r_li_patchdensity_UE_hr_20cells, klar: 0.31</text:p>
          </table:table-cell>
          <table:table-cell table:style-name="ce18" office:value-type="string" calcext:value-type="string">
            <text:p>niedriger fl, geom_10m_fl2_L100 (0.27) &amp; 2 weitere uk: 0.21</text:p>
          </table:table-cell>
          <table:table-cell table:style-name="ce12" office:value-type="string" calcext:value-type="string">
            <text:p>VerticalDistancetoChannelNetwork (0.16) &amp; Channel_Network_Base_Level &amp; Convexity (Rf uk): 0.08</text:p>
          </table:table-cell>
          <table:table-cell table:style-name="ce15" office:value-type="string" calcext:value-type="string">
            <text:p>geom_hr_L50m_fl10_r_li_mps_UE_hr_20cells (rk, 0.36) dann kaum Verbesserung zu 0.33</text:p>
          </table:table-cell>
          <table:table-cell table:style-name="ce18" office:value-type="string" calcext:value-type="string">
            <text:p>geom_dtm_10m_hyd_fl5_L80(rk): 0.19</text:p>
          </table:table-cell>
          <table:table-cell table:style-name="ce12" office:value-type="string" calcext:value-type="string">
            <text:p>VerticalDistancetoChannelNetwork: 0.09</text:p>
          </table:table-cell>
          <table:table-cell table:style-name="ce15" office:value-type="string" calcext:value-type="string">
            <text:p>geom_hr_L3_fl10-danachalles (0.24) &amp;geom_hr_L3_fl1_r_li_patchdensity_UE_hr_20cells: 0.2 </text:p>
          </table:table-cell>
          <table:table-cell table:style-name="ce18" office:value-type="string" calcext:value-type="string">
            <text:p>geom_10m_fl8_L30 (fl klar, restnicht): 0.15</text:p>
          </table:table-cell>
          <table:table-cell table:style-name="ce12" office:value-type="string" calcext:value-type="string">
            <text:p>ChannelNetworkBaseLevel :0</text:p>
          </table:table-cell>
          <table:table-cell table:style-name="ce15" office:value-type="string" calcext:value-type="string">
            <text:p>geom_hr_L50m_fl1_r_li_patchdensity_UE_hr_20cells (rk, 0.24) &amp; geom_hr_L3_fl1_r_li_dominance_UE_hr_20cells (k) :0.11</text:p>
          </table:table-cell>
          <table:table-cell table:style-name="ce18" office:value-type="string" calcext:value-type="string">
            <text:p>geom_DTM_50m_avg_fl10_L150m (k, 0.12) &amp; geom_10m_fl10_L6 (rk): 0.11</text:p>
          </table:table-cell>
          <table:table-cell table:style-name="ce12" office:value-type="string" calcext:value-type="string">
            <text:p>Topographic_Wetness_Index (0.27) &amp; LS_Factor aber auch Slope &amp; Texture &amp; Convexity: 0.2</text:p>
          </table:table-cell>
          <table:table-cell table:style-name="ce15" office:value-type="string" calcext:value-type="string">
            <text:p>geom_hr_L50m_fl1_r_li_edgedensity_UE_hr_20cells (rk): 0.3</text:p>
          </table:table-cell>
          <table:table-cell table:style-name="ce18" office:value-type="string" calcext:value-type="string">
            <text:p>geom_DTM_50m_avg_fl2_L150m (rk, 0.29) &amp;&amp;: 0.22 </text:p>
          </table:table-cell>
          <table:table-cell table:style-name="ce12"/>
          <table:table-cell table:style-name="ce15" office:value-type="string" calcext:value-type="string">
            <text:p>geom_hr_L3_fl10- uk (0.27) &amp;&amp;: 0.2</text:p>
          </table:table-cell>
          <table:table-cell table:style-name="ce18" office:value-type="string" calcext:value-type="string">
            <text:p>geom_DTM_50m_avg_fl10_L900m (k):0.14</text:p>
          </table:table-cell>
          <table:table-cell table:style-name="ce12" office:value-type="string" calcext:value-type="string">
            <text:p>sagaTopographic_Wetness_Index (0.17) &amp; ChannelNetworkBaseLevel (0.07) <text:s/>&amp; VerticalDistancetoChannelNetwork: 0.03</text:p>
          </table:table-cell>
          <table:table-cell table:style-name="ce15" office:value-type="string" calcext:value-type="string">
            <text:p><text:s/>geom_hr_L3_fl10_r_li_dominance_UE_hr_20cells (rk, 0.28)</text:p>
          </table:table-cell>
          <table:table-cell table:style-name="ce18" office:value-type="string" calcext:value-type="string">
            <text:p>geom_DTM_50m_avg_fl10_L1300m: 0.13</text:p>
          </table:table-cell>
          <table:table-cell table:style-name="ce21" office:value-type="string" calcext:value-type="string">
            <text:p>catchment slope: 0.01</text:p>
          </table:table-cell>
          <table:table-cell table:style-name="ce24" office:value-type="string" calcext:value-type="string">
            <text:p>geom_hr_L50m_fl1_r_li_patchdensity_UE_hr_20cells <text:s/>&amp; geom_hr_L3_fl1_r_li_dominance_UE_hr_20cells &amp; geom_hr_L3_fl10_r_li_dominance_UE_hr_40cells: 0.16</text:p>
          </table:table-cell>
          <table:table-cell table:style-name="ce27" office:value-type="string" calcext:value-type="string">
            <text:p>geom_DTM_50m_avg_fl10_L300m uk : 0.1 od</text:p>
          </table:table-cell>
          <table:table-cell office:value-type="string" calcext:value-type="string">
            <text:p>ChannelNetworkBaseLevel (0.1) &amp; slope_DTM_50m_avg_ws7 (Rf uk): 0.04</text:p>
          </table:table-cell>
          <table:table-cell table:style-name="ce15" office:value-type="string" calcext:value-type="string">
            <text:p>geom_hr_L50m_fl1_r_li_mps_UE_hr_20cells (k, 0.22) &amp; geom_hr_L3_fl1_r_li_dominance_UE_hr_20cells (rk): 0.17</text:p>
          </table:table-cell>
          <table:table-cell table:style-name="ce18" office:value-type="string" calcext:value-type="string">
            <text:p>geom_DTM_50m_avg_fl10_L1500m (ruk):0.14</text:p>
          </table:table-cell>
          <table:table-cell office:value-type="string" calcext:value-type="string">
            <text:p>Modified_Catchment_Area: 0.14</text:p>
          </table:table-cell>
          <table:table-cell table:style-name="ce15" office:value-type="string" calcext:value-type="string">
            <text:p>geom_hr_L50m_fl1_r_li_patchdensity_UE_hr_20cells (k, 0.32) &amp; geom_hr_L50m_fl1_r_li_dominance_UE_hr_20cells: 0.29</text:p>
          </table:table-cell>
          <table:table-cell table:style-name="ce18"/>
          <table:table-cell office:value-type="string" calcext:value-type="string">
            <text:p>ChannelNetworkBaseLevel: 0</text:p>
          </table:table-cell>
          <table:table-cell office:value-type="string" calcext:value-type="string">
            <text:p>geom_hr_L3_fl10_r_li_dominance_UE_hr_10cells (rk, 0.26) &amp; : 0.22</text:p>
          </table:table-cell>
          <table:table-cell office:value-type="string" calcext:value-type="string">
            <text:p>geom_DTM_50m_avg_fl10_L1500m (k): 0.14</text:p>
          </table:table-cell>
          <table:table-cell office:value-type="string" calcext:value-type="string">
            <text:p>Modified_Catchment_Area: 0.14 &amp; Convexity &amp; Channel_Network_Base_Level (rf uk): 0.1</text:p>
          </table:table-cell>
          <table:table-cell office:value-type="string" calcext:value-type="string">
            <text:p>geom_hr_L50m_fl1_r_li_patchdensity_UE_hr_20cells (k. 0.32) &amp; geom_hr_L50m_fl1_r_li_dominance_UE_hr_20cells (rk): 0.29</text:p>
          </table:table-cell>
          <table:table-cell office:value-type="string" calcext:value-type="string">
            <text:p>geom_10m_fl3_L140 (k): 0.20</text:p>
          </table:table-cell>
          <table:table-cell table:number-columns-repeated="8"/>
        </table:table-row>
        <table:table-row table:style-name="ro2">
          <table:covered-table-cell/>
          <table:table-cell table:style-name="ce4" office:value-type="float" office:value="16317800" calcext:value-type="float">
            <text:p>1631780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minic_DTM_50m_avg_ws7: 0.24</text:p>
          </table:table-cell>
          <table:table-cell table:style-name="ce16" office:value-type="string" calcext:value-type="string">
            <text:p>Texture (0.32) &amp; TRI_hr_ws26 (0.28)&amp; fischerk_ws41 (Rf uk) od: 0.26</text:p>
          </table:table-cell>
          <table:table-cell table:style-name="ce19"/>
          <table:table-cell table:style-name="ce13" office:value-type="string" calcext:value-type="string">
            <text:p>slope_DTM_50m_avg_ws7: 0.03</text:p>
          </table:table-cell>
          <table:table-cell table:style-name="ce16" office:value-type="string" calcext:value-type="string">
            <text:p>TRI_hr_ws21 (rk, 0.05) &amp; terraintexture_hr_ws57_tp5 (uk) :0.04</text:p>
          </table:table-cell>
          <table:table-cell table:style-name="ce19"/>
          <table:table-cell table:style-name="ce13" office:value-type="string" calcext:value-type="string">
            <text:p>slope_ws29_hr :0.21</text:p>
          </table:table-cell>
          <table:table-cell table:style-name="ce16" office:value-type="string" calcext:value-type="string">
            <text:p>Texture (rk): 0.23</text:p>
          </table:table-cell>
          <table:table-cell table:style-name="ce19"/>
          <table:table-cell table:style-name="ce13" office:value-type="string" calcext:value-type="string">
            <text:p>maxic_DTM_50m_avg_ws7 (0.21) &amp; slope_ws23_hr: 0.18</text:p>
          </table:table-cell>
          <table:table-cell table:style-name="ce16" office:value-type="string" calcext:value-type="string">
            <text:p>Texture (rk, 0,25)&amp; fischerk_ws53 (0.24) &amp; uk: 0.22</text:p>
          </table:table-cell>
          <table:table-cell table:style-name="ce19"/>
          <table:table-cell table:style-name="ce13" office:value-type="string" calcext:value-type="string">
            <text:p>slope_DTM_50m_avg_ws7: 0.10</text:p>
          </table:table-cell>
          <table:table-cell table:style-name="ce16" office:value-type="string" calcext:value-type="string">
            <text:p>TRI_hr_ws25, k: 0.17</text:p>
          </table:table-cell>
          <table:table-cell table:style-name="ce19"/>
          <table:table-cell table:style-name="ce13" office:value-type="string" calcext:value-type="string">
            <text:p>slope_DTM_50m_avg_ws7 (0.05) &amp; crosc_DTM_50m_avg_ws7 (rk): 0.03 </text:p>
          </table:table-cell>
          <table:table-cell table:style-name="ce16" office:value-type="string" calcext:value-type="string">
            <text:p>TRI_hr_ws18: 0.07</text:p>
          </table:table-cell>
          <table:table-cell table:style-name="ce19"/>
          <table:table-cell table:style-name="ce13" office:value-type="string" calcext:value-type="string">
            <text:p>Slope (0.28) &amp; Convexity (Rf uk, 0.19) &amp; Longitudinal_Curvature (rk): 0.15</text:p>
          </table:table-cell>
          <table:table-cell table:style-name="ce16" office:value-type="string" calcext:value-type="string">
            <text:p>TRI_hr_ws19 (rk, 0.27) &amp; Texture (k, 0.23) &amp; <text:s/>fischerk_ws43 (rk): 0.21</text:p>
          </table:table-cell>
          <table:table-cell/>
          <table:table-cell table:style-name="ce19" office:value-type="string" calcext:value-type="string">
            <text:p>slope_DTM_50m_avg_ws7 (k): 0.13</text:p>
          </table:table-cell>
          <table:table-cell table:style-name="ce16" office:value-type="string" calcext:value-type="string">
            <text:p>TRI_hr_ws14 (rk):0.18</text:p>
          </table:table-cell>
          <table:table-cell table:style-name="ce19"/>
          <table:table-cell table:style-name="ce13" office:value-type="string" calcext:value-type="string">
            <text:p>maxic_DTM_50m_avg_ws7 (0.18) % Convexity(0.13) &amp;slope_DTM_50m_avg_ws3: 0.10</text:p>
          </table:table-cell>
          <table:table-cell table:style-name="ce16" office:value-type="string" calcext:value-type="string">
            <text:p>TRI_hr_ws25 (rk):0.20</text:p>
          </table:table-cell>
          <table:table-cell table:style-name="ce19"/>
          <table:table-cell table:style-name="ce22" office:value-type="string" calcext:value-type="string">
            <text:p>slope_DTM_50m_avg_ws7: 0.02</text:p>
          </table:table-cell>
          <table:table-cell table:style-name="ce25" office:value-type="string" calcext:value-type="string">
            <text:p>TRI_hr_ws18: 0.04 od</text:p>
          </table:table-cell>
          <table:table-cell table:style-name="ce28"/>
          <table:table-cell table:style-name="ce13" office:value-type="string" calcext:value-type="string">
            <text:p>slope_DTM_50m_avg_ws7: 0.08</text:p>
          </table:table-cell>
          <table:table-cell table:style-name="ce16" office:value-type="string" calcext:value-type="string">
            <text:p>TRI_hr_ws25 (rk): 0.12</text:p>
          </table:table-cell>
          <table:table-cell table:style-name="ce19"/>
          <table:table-cell table:style-name="ce13" office:value-type="string" calcext:value-type="string">
            <text:p>Convexity (k,0.19) &amp; slope_ws11_hr:0.16</text:p>
          </table:table-cell>
          <table:table-cell table:style-name="ce16" office:value-type="string" calcext:value-type="string">
            <text:p>Texture (rk, 0.3) &amp; uk: 0.26</text:p>
          </table:table-cell>
          <table:table-cell table:style-name="ce19"/>
          <table:table-cell table:style-name="ce13" office:value-type="string" calcext:value-type="string">
            <text:p>slope_DTM_50m_avg_ws7: 0.12</text:p>
          </table:table-cell>
          <table:table-cell table:style-name="ce16" office:value-type="string" calcext:value-type="string">
            <text:p>TRI_hr_ws16: 0.16</text:p>
          </table:table-cell>
          <table:table-cell table:style-name="ce19"/>
          <table:table-cell table:style-name="ce13" office:value-type="string" calcext:value-type="string">
            <text:p>Convexity (k,0.2) &amp; slope_ws11_hr: 0.16</text:p>
          </table:table-cell>
          <table:table-cell table:style-name="ce16" office:value-type="string" calcext:value-type="string">
            <text:p>Texture (0.3) &amp; uk: 0.26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table:style-name="ce5" table:formula="of:=[.B5]/[.$C$2]*100" office:value-type="float" office:value="14.9184127873154" calcext:value-type="float">
            <text:p>14.9184127873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Modified_Catchment_Area &amp; <text:s/>Mass_Balance_Index &amp; Topographic_Wetness_Index (uk): 0.23 </text:p>
          </table:table-cell>
          <table:table-cell table:style-name="ce17" office:value-type="string" calcext:value-type="string">
            <text:p>Relative_Slope_Position (0.2) &amp; Slope_Height (0.18) &amp; NormalizedHeight (uk) : 0.15</text:p>
          </table:table-cell>
          <table:table-cell table:style-name="ce20"/>
          <table:table-cell table:style-name="ce14" office:value-type="string" calcext:value-type="string">
            <text:p>Channel_Network_Base_Level: 0.01</text:p>
          </table:table-cell>
          <table:table-cell table:style-name="ce17" office:value-type="string" calcext:value-type="string">
            <text:p>Maximum_Height_hr: 0</text:p>
          </table:table-cell>
          <table:table-cell table:style-name="ce20"/>
          <table:table-cell table:style-name="ce14" office:value-type="string" calcext:value-type="string">
            <text:p>Catchment_slope (k,0.17) &amp; LS_Factor (uk) :0.14 </text:p>
          </table:table-cell>
          <table:table-cell table:style-name="ce17" office:value-type="string" calcext:value-type="string">
            <text:p>Vertical_Distance_to_Channel_Network (0.29) &amp; Slope_Height (0.24) &amp; Normalized_Height(rk) :0.21</text:p>
          </table:table-cell>
          <table:table-cell table:style-name="ce20"/>
          <table:table-cell table:style-name="ce14" office:value-type="string" calcext:value-type="string">
            <text:p>Topographic_Wetness_Index (0.21) &amp; Channel_Network_Base_Level &amp; Modified_Catchment_Area (Rf uk) : 0.10</text:p>
          </table:table-cell>
          <table:table-cell table:style-name="ce17" office:value-type="string" calcext:value-type="string">
            <text:p>Relative_Slope_Position (0.11) &amp; Vertical_Distance_to_Channel_Network : 0.08</text:p>
          </table:table-cell>
          <table:table-cell table:style-name="ce20"/>
          <table:table-cell table:style-name="ce14" office:value-type="string" calcext:value-type="string">
            <text:p>Topographic_Wetness_Index(0.2) &amp; LS_Factor,k: 0.13 </text:p>
          </table:table-cell>
          <table:table-cell table:style-name="ce17" office:value-type="string" calcext:value-type="string">
            <text:p>SlopeHeight (k, 0.21) &amp; Vertical_Distance_to_Channel_Network &amp;uk: 0.16</text:p>
          </table:table-cell>
          <table:table-cell table:style-name="ce20"/>
          <table:table-cell table:style-name="ce14" office:value-type="string" calcext:value-type="string">
            <text:p>Channel_Network_Base_Level 0.03</text:p>
          </table:table-cell>
          <table:table-cell table:style-name="ce17" office:value-type="string" calcext:value-type="string">
            <text:p>Maximum_Height_hr (k): 0</text:p>
          </table:table-cell>
          <table:table-cell table:style-name="ce20"/>
          <table:table-cell table:style-name="ce14" office:value-type="string" calcext:value-type="string">
            <text:p>Topographic_Wetness_Index (Rf uk, 0.28) &amp; LS_Factor: 0.18</text:p>
          </table:table-cell>
          <table:table-cell table:style-name="ce17" office:value-type="string" calcext:value-type="string">
            <text:p>Standardized_Height_hr (0.3) &amp; Maximum_Height_hr (Rf uk): 0.22</text:p>
          </table:table-cell>
          <table:table-cell table:style-name="ce20"/>
          <table:table-cell table:style-name="ce14" office:value-type="string" calcext:value-type="string">
            <text:p>sagaTopographic_Wetness_Index: 0.14</text:p>
          </table:table-cell>
          <table:table-cell table:style-name="ce17" office:value-type="string" calcext:value-type="string">
            <text:p>Maximum_Height_hr (k, 0.10) &amp; ValleyDepth: 0.08</text:p>
          </table:table-cell>
          <table:table-cell table:style-name="ce20"/>
          <table:table-cell table:style-name="ce14" office:value-type="string" calcext:value-type="string">
            <text:p>Modified_Catchment_Area (k, 0,14) &amp; Channel_Network_Base_Level(k, 0.0.8) &amp; Catchment_slope (k): 0.04</text:p>
          </table:table-cell>
          <table:table-cell table:style-name="ce17" office:value-type="string" calcext:value-type="string">
            <text:p>Maximum_Height_hr (0.08) &amp; SlopeHeight:0.06</text:p>
          </table:table-cell>
          <table:table-cell table:style-name="ce20"/>
          <table:table-cell table:style-name="ce21" office:value-type="string" calcext:value-type="string">
            <text:p>catchment slope: 0.008</text:p>
          </table:table-cell>
          <table:table-cell table:style-name="ce26" office:value-type="string" calcext:value-type="string">
            <text:p>EGAL: 0.03</text:p>
          </table:table-cell>
          <table:table-cell table:style-name="ce29"/>
          <table:table-cell table:style-name="ce14" office:value-type="string" calcext:value-type="string">
            <text:p>Catchment_slope: 0.08</text:p>
          </table:table-cell>
          <table:table-cell table:style-name="ce17" office:value-type="string" calcext:value-type="string">
            <text:p>Maximum_Height_hr (k, 0.08) &amp; Valley_Depth_hr: 0.04</text:p>
          </table:table-cell>
          <table:table-cell table:style-name="ce20"/>
          <table:table-cell table:style-name="ce14" office:value-type="string" calcext:value-type="string">
            <text:p>Modified_Catchment_Area: 0.14</text:p>
          </table:table-cell>
          <table:table-cell table:style-name="ce17" office:value-type="string" calcext:value-type="string">
            <text:p>Standardized_Height: 0.09</text:p>
          </table:table-cell>
          <table:table-cell table:style-name="ce20"/>
          <table:table-cell table:style-name="ce14" office:value-type="string" calcext:value-type="string">
            <text:p>Channel_Network_Base_Level: 0.08</text:p>
          </table:table-cell>
          <table:table-cell table:style-name="ce17" office:value-type="string" calcext:value-type="string">
            <text:p>Maximum_Height_hr: 0</text:p>
          </table:table-cell>
          <table:table-cell table:style-name="ce20"/>
          <table:table-cell table:style-name="ce14" office:value-type="string" calcext:value-type="string">
            <text:p>Modified_Catchment_Area: 0.14 </text:p>
          </table:table-cell>
          <table:table-cell table:style-name="ce17" office:value-type="string" calcext:value-type="string">
            <text:p>Standardized_Height: 0.10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Colluvial Deposits</text:p>
          </table:table-cell>
          <table:table-cell table:style-name="ce3" office:value-type="float" office:value="12565" calcext:value-type="float">
            <text:p>12565</text:p>
          </table:table-cell>
          <table:table-cell table:number-columns-repeated="2"/>
          <table:table-cell table:style-name="ce3" office:value-type="string" calcext:value-type="string">
            <text:p>area:</text:p>
          </table:table-cell>
          <table:table-cell table:style-name="ce7"/>
          <table:table-cell/>
          <table:table-cell table:style-name="ce12" office:value-type="string" calcext:value-type="string">
            <text:p>ChannelNetworkBaseLevel (k, 0.05) &amp; slope_DTM_50m_avg_ws7: 0.005</text:p>
          </table:table-cell>
          <table:table-cell table:style-name="ce15" office:value-type="string" calcext:value-type="string">
            <text:p>geom_hr_L3_fl10_r_li_richness_UE_hr_20cells (k, 0.25) </text:p>
          </table:table-cell>
          <table:table-cell table:style-name="ce18" office:value-type="string" calcext:value-type="string">
            <text:p>geom_DTM_50m_avg_fl10_L150m (k): 0.15</text:p>
          </table:table-cell>
          <table:table-cell table:style-name="ce12" office:value-type="string" calcext:value-type="string">
            <text:p>Texture: 0.24</text:p>
          </table:table-cell>
          <table:table-cell table:style-name="ce15" office:value-type="string" calcext:value-type="string">
            <text:p>geom_hr_L50m_fl1_r_li_dominance_UE_hr_20cells (r uk): 0.46) &amp;&amp;: 0.43</text:p>
          </table:table-cell>
          <table:table-cell table:style-name="ce18" office:value-type="string" calcext:value-type="string">
            <text:p>geom_DTM_50m_avg_fl8_L300m (uk, 0.43) &amp; geom_DTM_50m_avg_fl1_L150m(uk): 0.33</text:p>
          </table:table-cell>
          <table:table-cell table:style-name="ce12" office:value-type="string" calcext:value-type="string">
            <text:p>Texture (k, 0.19) &amp; Topographic_Wetness_Index (rk): 0.14</text:p>
          </table:table-cell>
          <table:table-cell table:style-name="ce15" office:value-type="string" calcext:value-type="string">
            <text:p>geom_hr_L50m_fl1_r_li_richness_UE_hr_20cells (rk 0.47) &amp; uk_: 0.45</text:p>
          </table:table-cell>
          <table:table-cell table:style-name="ce18" office:value-type="string" calcext:value-type="string">
            <text:p>geom_DTM_50m_avg_fl4_L800m (r uk): 0.28</text:p>
          </table:table-cell>
          <table:table-cell table:style-name="ce19" office:value-type="string" calcext:value-type="string">
            <text:p>VerticalDistancetoChannelNetwork (k,0.2) &amp; ChannelNetworkBaseLevel: 0.15</text:p>
          </table:table-cell>
          <table:table-cell table:style-name="ce15" office:value-type="string" calcext:value-type="string">
            <text:p>geom_hr_L50m_fl10_r_li_edgedensity_UE_hr_10cells (rk bis aufws): 0.38</text:p>
          </table:table-cell>
          <table:table-cell table:style-name="ce18" office:value-type="string" calcext:value-type="string">
            <text:p>geom_DTM_50m_avg_fl10_L300m (k): 0.21</text:p>
          </table:table-cell>
          <table:table-cell table:style-name="ce12" office:value-type="string" calcext:value-type="string">
            <text:p>slope_DTM_50m_avg_ws7 (k, 0.08) &amp; ChannelNetworkBaseLevel: 0.05</text:p>
          </table:table-cell>
          <table:table-cell table:style-name="ce15" office:value-type="string" calcext:value-type="string">
            <text:p>geom_hr_L3_fl1_r_li_dominance_UE_hr_20cells (k,0.3) &amp; geom_hr_L3_fl1_r_li_richness_UE_hr_20cells(uk,0.22)&amp;uk: 0.17</text:p>
          </table:table-cell>
          <table:table-cell table:style-name="ce18" office:value-type="string" calcext:value-type="string">
            <text:p>geom_dtm_10m_hyd_fl5_L3 (L ist k): 0.18</text:p>
          </table:table-cell>
          <table:table-cell table:style-name="ce12" office:value-type="string" calcext:value-type="string">
            <text:p>Modified_Catchment_Area (k, 0.03) &amp; Mass_Balance_Index(rk): 0.016</text:p>
          </table:table-cell>
          <table:table-cell table:style-name="ce15" office:value-type="string" calcext:value-type="string">
            <text:p>geom_hr_L50m_fl1_r_li_richness_UE_hr_20cells (k, 0.13) &amp; geom_hr_L3_fl10_r_li_dominance_UE_hr_20cells: 0.07</text:p>
          </table:table-cell>
          <table:table-cell table:style-name="ce18" office:value-type="string" calcext:value-type="string">
            <text:p>geom_DTM_50m_avg_fl10_L150m: 0.15</text:p>
          </table:table-cell>
          <table:table-cell table:style-name="ce12" office:value-type="string" calcext:value-type="string">
            <text:p>Catchment_slope (0.26) &amp; crosc_ws15 (uk): 0.23</text:p>
          </table:table-cell>
          <table:table-cell table:style-name="ce15" office:value-type="string" calcext:value-type="string">
            <text:p>geom_hr_L3_fl10_r_li_edgedensity_UE_hr_5cells (uk): 0.36</text:p>
          </table:table-cell>
          <table:table-cell table:style-name="ce18" office:value-type="string" calcext:value-type="string">
            <text:p>geom_DTM_50m_avg_fl8_L300m (uk): 0.3</text:p>
          </table:table-cell>
          <table:table-cell table:style-name="ce12" office:value-type="string" calcext:value-type="string">
            <text:p>TPI_i0m_o250m (0.19,k) &amp; slope_ws29_hr (rk, 0.14) &amp; Convexity (uk): 0.12</text:p>
          </table:table-cell>
          <table:table-cell table:style-name="ce15" office:value-type="string" calcext:value-type="string">
            <text:p>geom_hr_L3_fl10_r_li_richness_UE_hr_20cells (rk, 0.38) &amp;uk &amp;uk :0.29</text:p>
          </table:table-cell>
          <table:table-cell table:style-name="ce18" office:value-type="string" calcext:value-type="string">
            <text:p>geom_DTM_50m_avg_fl10_L250m (uk, 0.24) &amp; uk:0.18</text:p>
          </table:table-cell>
          <table:table-cell office:value-type="string" calcext:value-type="string">
            <text:p>slope_DTM_50m_avg_ws7: 0.03</text:p>
          </table:table-cell>
          <table:table-cell table:style-name="ce15" office:value-type="string" calcext:value-type="string">
            <text:p>geom_hr_L50m_fl1_ (uk, 0.38) &amp; uk&amp;uk: 0.21</text:p>
          </table:table-cell>
          <table:table-cell table:style-name="ce18" office:value-type="string" calcext:value-type="string">
            <text:p>geom_DTM_50m_avg_fl10_L400m: 0.12</text:p>
          </table:table-cell>
          <table:table-cell office:value-type="string" calcext:value-type="string">
            <text:p>slope_DTM_50m_avg_ws7 (0.10,k) <text:s/>&amp; Texture (k): 0.7</text:p>
          </table:table-cell>
          <table:table-cell table:style-name="ce15" office:value-type="string" calcext:value-type="string">
            <text:p>geom_hr_L3_fl10_r_li_richness_UE_hr_20cells (rk, 0.37) &amp; uk&amp;uk: 0.25</text:p>
          </table:table-cell>
          <table:table-cell table:style-name="ce18" office:value-type="string" calcext:value-type="string">
            <text:p>geom_DTM_50m_avg_fl10_L150m oder geom_DTM_50m_avg_fl10_L400m: 0.21</text:p>
          </table:table-cell>
          <table:table-cell office:value-type="string" calcext:value-type="string">
            <text:p>TPI_i0m_o500m (0.26 uk oder catchmentslope) &amp; Texture (0.22) &amp; Catchment_area: 0.20</text:p>
          </table:table-cell>
          <table:table-cell table:style-name="ce15" office:value-type="string" calcext:value-type="string">
            <text:p>geom_hr_L50m_fl10_r_li_richness_UE_hr_10cells (rk): 0.47</text:p>
          </table:table-cell>
          <table:table-cell table:style-name="ce18" office:value-type="string" calcext:value-type="string">
            <text:p>geom_DTM_50m_avg_fl1_L1500m (rk, 0.34) &amp; geom_10m_fl8_L120 (rk): 0.29</text:p>
          </table:table-cell>
          <table:table-cell office:value-type="string" calcext:value-type="string">
            <text:p>ChannelNetworkBaseLevel (k, 0.10) &amp; slope_DTM_50m_avg_ws7 (uk, 0.07) &amp;uk :0.05</text:p>
          </table:table-cell>
          <table:table-cell office:value-type="string" calcext:value-type="string">
            <text:p>geom_hr_L3_fl10_r_li_richness_UE_hr_20cells (uk, 0.42) &amp; uk: 0.32</text:p>
          </table:table-cell>
          <table:table-cell office:value-type="string" calcext:value-type="string">
            <text:p>geom_10m_fl10_L5 (uk, 0.25)</text:p>
          </table:table-cell>
          <table:table-cell office:value-type="string" calcext:value-type="string">
            <text:p>TPI_i0m_o400m (rf uk, uk, 0.35) &amp; Channel_Network_Base_Level (k, 0.27) &amp; saga_Topographic_Wetness_Index_hr (uk):0.23</text:p>
          </table:table-cell>
          <table:table-cell office:value-type="string" calcext:value-type="string">
            <text:p>geom_hr_L50m_fl10_r_li_dominance_UE_hr_20cells (rk, 0.45) &amp;uk&amp;uk: 0.40</text:p>
          </table:table-cell>
          <table:table-cell office:value-type="string" calcext:value-type="string">
            <text:p>geom_10m_fl8_L15 (uk) oder L400: 0.36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8500" calcext:value-type="float">
            <text:p>8500</text:p>
          </table:table-cell>
          <table:table-cell/>
          <table:table-cell table:style-name="ce10"/>
          <table:table-cell table:style-name="ce4" office:value-type="float" office:value="2628025" calcext:value-type="float">
            <text:p>262802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DTM_50m_avg_ws7 (0.05)</text:p>
          </table:table-cell>
          <table:table-cell table:style-name="ce16" office:value-type="string" calcext:value-type="string">
            <text:p>TRI_hr_ws16 : 0.05</text:p>
          </table:table-cell>
          <table:table-cell table:style-name="ce19"/>
          <table:table-cell table:style-name="ce13" office:value-type="string" calcext:value-type="string">
            <text:p>uk, CrossSectionalCurvature &amp; slope_ws23_hr &amp; minic_DTM_50m_avg_ws5: von 0.38 zu 0.31</text:p>
          </table:table-cell>
          <table:table-cell table:style-name="ce12" office:value-type="string" calcext:value-type="string">
            <text:p>Texture: 0.24</text:p>
          </table:table-cell>
          <table:table-cell table:style-name="ce19"/>
          <table:table-cell table:style-name="ce13" office:value-type="string" calcext:value-type="string">
            <text:p>maxic_DTM_50m_avg_ws5 (0.32) &amp; minic_DTM_50m_avg_ws7: 0.26</text:p>
          </table:table-cell>
          <table:table-cell table:style-name="ce16" office:value-type="string" calcext:value-type="string">
            <text:p>Texture: 0.19</text:p>
          </table:table-cell>
          <table:table-cell/>
          <table:table-cell table:style-name="ce13" office:value-type="string" calcext:value-type="string">
            <text:p>slope_ws15 (k, 0.24) &amp; Convexity (0.23) &amp; some curv: 0.18</text:p>
          </table:table-cell>
          <table:table-cell table:style-name="ce16" office:value-type="string" calcext:value-type="string">
            <text:p>vectorruggedness_hr_ws53 (k): 0.21</text:p>
          </table:table-cell>
          <table:table-cell table:style-name="ce19"/>
          <table:table-cell table:style-name="ce13" office:value-type="string" calcext:value-type="string">
            <text:p>slope_DTM_50m_avg_ws7 (0.08)</text:p>
          </table:table-cell>
          <table:table-cell table:style-name="ce16" office:value-type="string" calcext:value-type="string">
            <text:p>TRI_hr_ws25 (k, 0.09) &amp; terraintexture: 0.07</text:p>
          </table:table-cell>
          <table:table-cell table:style-name="ce19"/>
          <table:table-cell table:style-name="ce13" office:value-type="string" calcext:value-type="string">
            <text:p>Slope: 0.06</text:p>
          </table:table-cell>
          <table:table-cell table:style-name="ce16" office:value-type="string" calcext:value-type="string">
            <text:p>TRI_hr_ws22: 0.06</text:p>
          </table:table-cell>
          <table:table-cell table:style-name="ce19"/>
          <table:table-cell table:style-name="ce13" office:value-type="string" calcext:value-type="string">
            <text:p>slope_ws5: 0.28</text:p>
          </table:table-cell>
          <table:table-cell table:style-name="ce16" office:value-type="string" calcext:value-type="string">
            <text:p>terraintexture_hr_ws57_tp25: 0.32</text:p>
          </table:table-cell>
          <table:table-cell table:style-name="ce19"/>
          <table:table-cell table:style-name="ce13" office:value-type="string" calcext:value-type="string">
            <text:p>maxic_DTM_50m_avg_ws7 (k, 0.20) &amp; slope_ws23_hr (0.17) &amp; Convexity: 0.13</text:p>
          </table:table-cell>
          <table:table-cell table:style-name="ce16" office:value-type="string" calcext:value-type="string">
            <text:p>vectorruggedness_hr_ws29 (uk): 0.27</text:p>
          </table:table-cell>
          <table:table-cell table:style-name="ce19"/>
          <table:table-cell office:value-type="string" calcext:value-type="string">
            <text:p>slope_DTM_50m_avg_ws7: 0.03</text:p>
          </table:table-cell>
          <table:table-cell table:style-name="ce16" office:value-type="string" calcext:value-type="string">
            <text:p>TRI_hr_ws24 (k, 0.10) &amp; Texture (k=: 0.05</text:p>
          </table:table-cell>
          <table:table-cell table:style-name="ce19"/>
          <table:table-cell table:style-name="ce13" office:value-type="string" calcext:value-type="string">
            <text:p>slope_DTM_50m_avg_ws7: 0.1</text:p>
          </table:table-cell>
          <table:table-cell table:style-name="ce16" office:value-type="string" calcext:value-type="string">
            <text:p>TRI_hr_ws26 (k): 0.15</text:p>
          </table:table-cell>
          <table:table-cell table:style-name="ce19"/>
          <table:table-cell table:style-name="ce13" office:value-type="string" calcext:value-type="string">
            <text:p>Longitudinal_Curvature (k, 0.29) &amp; Convexity (k, 0.23) &amp; minic_DTM_50m_avg_ws3 (uk,): 0.20</text:p>
          </table:table-cell>
          <table:table-cell table:style-name="ce16" office:value-type="string" calcext:value-type="string">
            <text:p>Texture (k, 0.38) </text:p>
          </table:table-cell>
          <table:table-cell table:style-name="ce19"/>
          <table:table-cell table:style-name="ce13" office:value-type="string" calcext:value-type="string">
            <text:p>slope_ws5_hr (rk, 0.24) &amp; maxic_ws3 (uk): 0.21</text:p>
          </table:table-cell>
          <table:table-cell table:style-name="ce16" office:value-type="string" calcext:value-type="string">
            <text:p>vectorruggedness_hr_ws53 (rk, 0.24) &amp; vectorruggedness_hr_ws37 (rk): 0.17</text:p>
          </table:table-cell>
          <table:table-cell table:style-name="ce19"/>
          <table:table-cell table:style-name="ce13" office:value-type="string" calcext:value-type="string">
            <text:p>maxic_DTM_50m_avg_ws5 (k): 0.34</text:p>
          </table:table-cell>
          <table:table-cell table:style-name="ce16" office:value-type="string" calcext:value-type="string">
            <text:p>TRI_hr_ws5 (rk, 0.40) &amp; vectorruggedness_hr_ws59 (uk, 0.39) &amp; Melton_Ruggedness_Number_hr (uk): 0.37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7:.B8])" office:value-type="float" office:value="21065" calcext:value-type="float">
            <text:p>21065</text:p>
          </table:table-cell>
          <table:table-cell table:style-name="ce11"/>
          <table:table-cell table:style-name="ce5" table:formula="of:=[.E8]/[.$C$2]*100" office:value-type="float" office:value="2.40264997520405" calcext:value-type="float">
            <text:p>2.4026499752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 (0.08) &amp; LS_Factor (Rf uk): 0.04</text:p>
          </table:table-cell>
          <table:table-cell table:style-name="ce17" office:value-type="string" calcext:value-type="string">
            <text:p>Maximum_Height_hr: 0.008</text:p>
          </table:table-cell>
          <table:table-cell table:style-name="ce20"/>
          <table:table-cell table:style-name="ce14" office:value-type="string" calcext:value-type="string">
            <text:p>Topographic_Wetness_Index (0.32) &amp; Catchment_slope (0.28) <text:s/>&amp; <text:s/>Modified_Catchment_Area : 0.27</text:p>
          </table:table-cell>
          <table:table-cell table:style-name="ce17" office:value-type="string" calcext:value-type="string">
            <text:p>Vertical_Distance_to_Channel_Network (0.29) &amp; Maximum_Height_hr: 0.25</text:p>
          </table:table-cell>
          <table:table-cell table:style-name="ce20"/>
          <table:table-cell table:style-name="ce14" office:value-type="string" calcext:value-type="string">
            <text:p>Catchment_area (k, 0.25) &amp; Channel_Network_Base_Level(k, 0.2) &amp; Modified_Catchment_Area (k): 0.16</text:p>
          </table:table-cell>
          <table:table-cell table:style-name="ce17" office:value-type="string" calcext:value-type="string">
            <text:p>Maximum_Height_hr (rk, 0.28) &amp; NormalizedHeight (rf uk): 0.16</text:p>
          </table:table-cell>
          <table:table-cell table:style-name="ce20"/>
          <table:table-cell table:style-name="ce14" office:value-type="string" calcext:value-type="string">
            <text:p>Topographic_Wetness_Index (k, 0.25) &amp; Channel_Network_Base_Level (k) &amp;LS_Factor(k):0.19</text:p>
          </table:table-cell>
          <table:table-cell table:style-name="ce17" office:value-type="string" calcext:value-type="string">
            <text:p>StandardizedHeight (0.28) &amp; Maximum_Height_hr (Rf uk): 0.21</text:p>
          </table:table-cell>
          <table:table-cell table:style-name="ce20"/>
          <table:table-cell table:style-name="ce14" office:value-type="string" calcext:value-type="string">
            <text:p>Channel_Network_Base_Level (k ,0.09) &amp; LS_Factor: 0.08</text:p>
          </table:table-cell>
          <table:table-cell table:style-name="ce17" office:value-type="string" calcext:value-type="string">
            <text:p>Maximum_Height_hr (0.09) &amp; Stamdardoued_Height: 0.06</text:p>
          </table:table-cell>
          <table:table-cell table:style-name="ce20"/>
          <table:table-cell table:style-name="ce14" office:value-type="string" calcext:value-type="string">
            <text:p>Modified_Catchment_Area (k, 0.03) &amp; Mass_Balance_Index(rk): 0.016</text:p>
          </table:table-cell>
          <table:table-cell table:style-name="ce17" office:value-type="string" calcext:value-type="string">
            <text:p>Maximum_Height_hr (k, 0.07) &amp; Slope_Height_hr: 003</text:p>
          </table:table-cell>
          <table:table-cell table:style-name="ce20"/>
          <table:table-cell table:style-name="ce14" office:value-type="string" calcext:value-type="string">
            <text:p>Catchment_slope (0.26) &amp; Channel_Network_Base_Level: 0.23</text:p>
          </table:table-cell>
          <table:table-cell table:style-name="ce17" office:value-type="string" calcext:value-type="string">
            <text:p>Slope_Height (0.31,rk) <text:s/>&amp; Standardized_Height: 0.26</text:p>
          </table:table-cell>
          <table:table-cell table:style-name="ce20"/>
          <table:table-cell table:style-name="ce14" office:value-type="string" calcext:value-type="string">
            <text:p>Topographic_Wetness_Index (k, 0.19) &amp; LS_Factor (k): 0.14</text:p>
          </table:table-cell>
          <table:table-cell table:style-name="ce17" office:value-type="string" calcext:value-type="string">
            <text:p>Standardized_Height (rk, 0.19) &amp; ValleyDepth&amp;SlopeHeight_hr: 0.12</text:p>
          </table:table-cell>
          <table:table-cell table:style-name="ce20"/>
          <table:table-cell table:style-name="ce14" office:value-type="string" calcext:value-type="string">
            <text:p>Catchment_slope (k, 0.08) &amp; LS_Factor(k): 0.03</text:p>
          </table:table-cell>
          <table:table-cell table:style-name="ce17" office:value-type="string" calcext:value-type="string">
            <text:p>Vertical_Distance_to_Channel_Network (k, 0.14) &amp; Valley_Depth_hr (rk, 0.12) &amp; uk: 0.09</text:p>
          </table:table-cell>
          <table:table-cell table:style-name="ce20"/>
          <table:table-cell table:style-name="ce14" office:value-type="string" calcext:value-type="string">
            <text:p>LS_Factor (rfuk, 0.16) &amp; Catchment_slope: 0.13</text:p>
          </table:table-cell>
          <table:table-cell table:style-name="ce17" office:value-type="string" calcext:value-type="string">
            <text:p>Vertical_Distance_to_Channel_Network (k, 0.16) &amp; ValleyDepth (k, 0.10)</text:p>
          </table:table-cell>
          <table:table-cell table:style-name="ce20"/>
          <table:table-cell table:style-name="ce14" office:value-type="string" calcext:value-type="string">
            <text:p>Catchment_slope (k, 0.25) &amp; sagaTopographic_Wetness_Index (k) :0.18</text:p>
          </table:table-cell>
          <table:table-cell table:style-name="ce17" office:value-type="string" calcext:value-type="string">
            <text:p>Standardized_Height (rk, 0.23) % and ValleyDepth (k): 0.18</text:p>
          </table:table-cell>
          <table:table-cell table:style-name="ce20"/>
          <table:table-cell table:style-name="ce14" office:value-type="string" calcext:value-type="string">
            <text:p>Channel_Network_Base_Level: 0.14</text:p>
          </table:table-cell>
          <table:table-cell table:style-name="ce17" office:value-type="string" calcext:value-type="string">
            <text:p>Maximum_Height_hr (k, 0.07) &amp; Relative_Slope_Position (k): 0.06</text:p>
          </table:table-cell>
          <table:table-cell table:style-name="ce20"/>
          <table:table-cell table:style-name="ce14" office:value-type="string" calcext:value-type="string">
            <text:p>Channel_Network_Base_Level (k, 0.34) &amp; Topographic_Wetness_Index (rf uk): 0.26</text:p>
          </table:table-cell>
          <table:table-cell table:style-name="ce17" office:value-type="string" calcext:value-type="string">
            <text:p>Standardized_Height_hr (rk, 0.29) &amp;uk&amp;uk: 0.24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Calcareous sedimentary rock</text:p>
          </table:table-cell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737.5" calcext:value-type="float">
            <text:p>737.5</text:p>
          </table:table-cell>
          <table:table-cell table:style-name="ce7"/>
          <table:table-cell/>
          <table:table-cell table:style-name="ce3" office:value-type="string" calcext:value-type="string">
            <text:p>area:</text:p>
          </table:table-cell>
          <table:table-cell table:style-name="ce7"/>
          <table:table-cell/>
          <table:table-cell table:style-name="ce12" office:value-type="string" calcext:value-type="string">
            <text:p>ChannelNetworkBaseLevel (Rf uk, 0.03) &amp; slope_DTM_50m_avg_ws3 (k): 0.01</text:p>
          </table:table-cell>
          <table:table-cell table:style-name="ce15" office:value-type="string" calcext:value-type="string">
            <text:p>geom_hr_L3_fl1_r_li_richness_UE_hr_20cells (rk, 0.24) &amp; uk(0.15) &amp; uk: 0.1</text:p>
          </table:table-cell>
          <table:table-cell table:style-name="ce18" office:value-type="string" calcext:value-type="string">
            <text:p>geom_DTM_50m_avg_fl10_L150m oder geom_DTM_50m_avg_fl10_L400m: 0.08</text:p>
          </table:table-cell>
          <table:table-cell table:style-name="ce12" office:value-type="string" calcext:value-type="string">
            <text:p>ChannelNetworkBaseLevel :0</text:p>
          </table:table-cell>
          <table:table-cell table:style-name="ce15" office:value-type="string" calcext:value-type="string">
            <text:p>geom_hr_L3_fl10_r_li_richness_UE_hr_20cells (k, 0.3) &amp; geom_hr_L3_fl1_r_li_richness_UE_hr_20cells (rk): 0.23</text:p>
          </table:table-cell>
          <table:table-cell table:style-name="ce18" office:value-type="string" calcext:value-type="string">
            <text:p>geom_DTM_50m_avg_fl10_L150m (rk): 0.3)</text:p>
          </table:table-cell>
          <table:table-cell table:style-name="ce12" office:value-type="string" calcext:value-type="string">
            <text:p>ChannelNetworkBaseLevel (k, 0.02) &amp; slope_DTM_50m_avg_ws5 (k): 0.01</text:p>
          </table:table-cell>
          <table:table-cell table:style-name="ce15" office:value-type="string" calcext:value-type="string">
            <text:p>geom_hr_L3_fl10_r_li_richness_UE_hr_20cells (k, 0.27) &amp; uk: 0.25 &amp; uk : 0.23</text:p>
          </table:table-cell>
          <table:table-cell table:style-name="ce18" office:value-type="string" calcext:value-type="string">
            <text:p>geom_DTM_50m_avg_fl10_L150m (k, 0.36) &amp; geom_10m_fl10_L4 (k): 0.31</text:p>
          </table:table-cell>
          <table:table-cell table:style-name="ce12" office:value-type="string" calcext:value-type="string">
            <text:p>slope_DTM_50m_avg_ws7 (k, 0.12) &amp; ChannelNetworkBaseLevel (k,0.06) &amp; VerticalDistancetoChannelNetwork (k): 0.05</text:p>
          </table:table-cell>
          <table:table-cell table:style-name="ce15" office:value-type="string" calcext:value-type="string">
            <text:p>geom_hr_L3_fl10 dann uk: 0.36</text:p>
          </table:table-cell>
          <table:table-cell table:style-name="ce18" office:value-type="string" calcext:value-type="string">
            <text:p>geom_DTM_50m_avg_fl10_L1300m (rk): 0.41</text:p>
          </table:table-cell>
          <table:table-cell table:style-name="ce12" office:value-type="string" calcext:value-type="string">
            <text:p>slope_ws15: 0.003</text:p>
          </table:table-cell>
          <table:table-cell table:style-name="ce15" office:value-type="string" calcext:value-type="string">
            <text:p>geom_hr_L50m_fl1_r_li_patchdensity_UE_hr_20cells (k!, 0.06) <text:s/>&amp; <text:s/>uk: 0.02</text:p>
          </table:table-cell>
          <table:table-cell table:style-name="ce18" office:value-type="string" calcext:value-type="string">
            <text:p>geom_10m_fl10_L12 (k!): 0.02 </text:p>
          </table:table-cell>
          <table:table-cell table:style-name="ce19" office:value-type="string" calcext:value-type="string">
            <text:p>slope_ws15 (k,0.08) &amp; ChannelNetworkBaseLevel (k): 0.03</text:p>
          </table:table-cell>
          <table:table-cell table:style-name="ce15" office:value-type="string" calcext:value-type="string">
            <text:p>geom_hr_L3_fl10_r_li_richness_UE_hr_20cells (rk, 0.26)&amp; uk <text:s/>(0.25) &amp; uk:0.21</text:p>
          </table:table-cell>
          <table:table-cell table:style-name="ce18" office:value-type="string" calcext:value-type="string">
            <text:p>geom_10m_fl10_L12 (rk, 0.37) &amp; uk: 0.30</text:p>
          </table:table-cell>
          <table:table-cell table:style-name="ce12" office:value-type="string" calcext:value-type="string">
            <text:p>ChannelNetworkBaseLevel (k,0.04) &amp; slope_DTM_50m_avg_ws7 (k): 0.01</text:p>
          </table:table-cell>
          <table:table-cell table:style-name="ce15" office:value-type="string" calcext:value-type="string">
            <text:p>geom_hr_L3_fl10_r_li_richness_UE_hr_20cells (rk, 0.43) &amp;uk:0.39 &amp;uk_ 0.38</text:p>
          </table:table-cell>
          <table:table-cell table:style-name="ce18" office:value-type="string" calcext:value-type="string">
            <text:p>geom_DTM_50m_avg_fl2_L1500m (rk):0.36</text:p>
          </table:table-cell>
          <table:table-cell office:value-type="string" calcext:value-type="string">
            <text:p>slope_ws11 (k, 0.22=) &amp; Channel_Network_Base_Level (k, 0.1) % Texture (rk): 0.08</text:p>
          </table:table-cell>
          <table:table-cell table:style-name="ce15" office:value-type="string" calcext:value-type="string">
            <text:p>geom_hr_L3_fl10_r_li_richness_UE_hr_20cells (rk): 0.18</text:p>
          </table:table-cell>
          <table:table-cell table:style-name="ce18" office:value-type="string" calcext:value-type="string">
            <text:p>geom_DTM_50m_avg_fl10_L500m (k!): 0.34 </text:p>
          </table:table-cell>
          <table:table-cell office:value-type="string" calcext:value-type="string">
            <text:p>Slope (k, 0.2) &amp; Channel_Network_Base_Level (k, 0.17) &amp; TPI_i0m_o250m (rk): 0.12</text:p>
          </table:table-cell>
          <table:table-cell table:style-name="ce15" office:value-type="string" calcext:value-type="string">
            <text:p>geom_hr_L3_fl10_r_li_dominance_UE_hr_20cells (uk): 0.44 &amp;uk: 0.4</text:p>
          </table:table-cell>
          <table:table-cell table:style-name="ce18" office:value-type="string" calcext:value-type="string">
            <text:p>geom_DTM_50m_avg_fl10_L300m (rk): 0.4</text:p>
          </table:table-cell>
          <table:table-cell office:value-type="string" calcext:value-type="string">
            <text:p>ChannelNetworkBaseLevel:0</text:p>
          </table:table-cell>
          <table:table-cell table:style-name="ce15" office:value-type="string" calcext:value-type="string">
            <text:p>geom_hr_L3_fl10_r_li_richness_UE_hr_20cells (k!): 0.24 &amp; geom_hr_L3_fl1_r_li_richness_UE_hr_20cells (rk): 0.20</text:p>
          </table:table-cell>
          <table:table-cell table:style-name="ce18" office:value-type="string" calcext:value-type="string">
            <text:p>geom_DTM_50m_avg_fl10_L200m (k!): 0.16</text:p>
          </table:table-cell>
          <table:table-cell office:value-type="string" calcext:value-type="string">
            <text:p>ChannelNetworkBaseLevel (k,0.09) &amp; ChannelNetworkBaseLevel (k): 0.02</text:p>
          </table:table-cell>
          <table:table-cell office:value-type="string" calcext:value-type="string">
            <text:p>geom_hr_L3_fl10_r_li_richness_UE_hr_20cells (k,0.03) &amp;uk: 0.28</text:p>
          </table:table-cell>
          <table:table-cell office:value-type="string" calcext:value-type="string">
            <text:p>geom_DTM_50m_avg_fl2_L400m (uk):0.48</text:p>
          </table:table-cell>
          <table:table-cell office:value-type="string" calcext:value-type="string">
            <text:p>slope_ws15 (k, 0.08) &amp; ChannelNetworkBaseLevel (0.04)</text:p>
          </table:table-cell>
          <table:table-cell office:value-type="string" calcext:value-type="string">
            <text:p>geom_hr_L3_fl10_r_li_richness_UE_hr_20cells (rk, 0.27) &amp;geom_hr_L3_fl10_r_li_richness_UE_hr_10cells (rk 0,26) &amp; uk: 0.24</text:p>
          </table:table-cell>
          <table:table-cell office:value-type="string" calcext:value-type="string">
            <text:p>geom_10m_fl10_L4 (k!):0.25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547.5" calcext:value-type="float">
            <text:p>547.5</text:p>
          </table:table-cell>
          <table:table-cell/>
          <table:table-cell table:style-name="ce10"/>
          <table:table-cell table:style-name="ce4" office:value-type="float" office:value="9193837.5" calcext:value-type="float">
            <text:p>9193837.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DTM_50m_avg_ws7 (k, 0.03) &amp; longc_DTM_50m_avg_ws3 (k):0.01</text:p>
          </table:table-cell>
          <table:table-cell table:style-name="ce16" office:value-type="string" calcext:value-type="string">
            <text:p>TRI_hr_ws15 (k, 0.04)&amp; vectorruggedness_hr_ws59 (rk):0.02</text:p>
          </table:table-cell>
          <table:table-cell table:style-name="ce19"/>
          <table:table-cell table:style-name="ce13" office:value-type="string" calcext:value-type="string">
            <text:p>slope_DTM_50m_avg_ws7: 0.03</text:p>
          </table:table-cell>
          <table:table-cell table:style-name="ce16" office:value-type="string" calcext:value-type="string">
            <text:p>TRI_hr_ws25 (k, 0.09) &amp; Texture(k): 0.06</text:p>
          </table:table-cell>
          <table:table-cell table:style-name="ce19"/>
          <table:table-cell table:style-name="ce13" office:value-type="string" calcext:value-type="string">
            <text:p>slope_DTM_50m_avg_ws5 (k, 0.1) &amp; profc_DTM_50m_avg_ws7 (uk, 0.08) &amp; DiurnalAnisotropicHeating (uk): 0.06</text:p>
          </table:table-cell>
          <table:table-cell table:style-name="ce16" office:value-type="string" calcext:value-type="string">
            <text:p>TRI_hr_ws18 (rk, auch26): 0.09</text:p>
          </table:table-cell>
          <table:table-cell table:style-name="ce19"/>
          <table:table-cell table:style-name="ce13" office:value-type="string" calcext:value-type="string">
            <text:p>slope_DTM_50m_avg_ws7 (k,0.13) &amp; longc_DTM_50m_avg_ws7 (rk): 0.12</text:p>
          </table:table-cell>
          <table:table-cell table:style-name="ce16" office:value-type="string" calcext:value-type="string">
            <text:p>TRI_hr_ws26: 0.17</text:p>
          </table:table-cell>
          <table:table-cell table:style-name="ce19"/>
          <table:table-cell table:style-name="ce12" office:value-type="string" calcext:value-type="string">
            <text:p>slope_ws15: 0.003</text:p>
          </table:table-cell>
          <table:table-cell table:style-name="ce16" office:value-type="string" calcext:value-type="string">
            <text:p>TRI_hr_ws26 (rk): 0.01</text:p>
          </table:table-cell>
          <table:table-cell/>
          <table:table-cell table:style-name="ce13" office:value-type="string" calcext:value-type="string">
            <text:p>slope_ws15 (k, 0.08) &amp; maxic_DTM_50m_avg_ws7 (rk): 0.06</text:p>
          </table:table-cell>
          <table:table-cell table:style-name="ce16" office:value-type="string" calcext:value-type="string">
            <text:p>TRI_hr_ws25 (rk):0.1</text:p>
          </table:table-cell>
          <table:table-cell table:style-name="ce19"/>
          <table:table-cell table:style-name="ce13" office:value-type="string" calcext:value-type="string">
            <text:p>slope_DTM_50m_avg_ws7 (rk, 0.26) &amp; Convexity (k): 0.22</text:p>
          </table:table-cell>
          <table:table-cell table:style-name="ce16" office:value-type="string" calcext:value-type="string">
            <text:p>TRI_hr_ws19 (mk) :0.28</text:p>
          </table:table-cell>
          <table:table-cell table:style-name="ce19"/>
          <table:table-cell table:style-name="ce13" office:value-type="string" calcext:value-type="string">
            <text:p>slope_ws11(k, 0.20) &amp; Convexity (rk):0.17</text:p>
          </table:table-cell>
          <table:table-cell table:style-name="ce16" office:value-type="string" calcext:value-type="string">
            <text:p>TRI_hr_ws22 (k, 0.19) &amp; Texture (k): 0.14</text:p>
          </table:table-cell>
          <table:table-cell table:style-name="ce19"/>
          <table:table-cell table:style-name="ce13" office:value-type="string" calcext:value-type="string">
            <text:p>Slope (k, 0.21) &amp; profc_DTM_50m_avg_ws7 (k): 0.19</text:p>
          </table:table-cell>
          <table:table-cell table:style-name="ce16" office:value-type="string" calcext:value-type="string">
            <text:p>TRI_hr_ws23: 0.2</text:p>
          </table:table-cell>
          <table:table-cell table:style-name="ce19"/>
          <table:table-cell table:style-name="ce13" office:value-type="string" calcext:value-type="string">
            <text:p>slope_DTM_50m_avg_ws7:0.03</text:p>
          </table:table-cell>
          <table:table-cell table:style-name="ce16" office:value-type="string" calcext:value-type="string">
            <text:p>TRI_hr_ws24: 0.04</text:p>
          </table:table-cell>
          <table:table-cell table:style-name="ce19"/>
          <table:table-cell table:style-name="ce13" office:value-type="string" calcext:value-type="string">
            <text:p>slope_DTM_50m_avg_ws7 (k,0.13) &amp; longc_DTM_50m_avg_ws7 (k):0.10</text:p>
          </table:table-cell>
          <table:table-cell table:style-name="ce16" office:value-type="string" calcext:value-type="string">
            <text:p>TRI_hr_ws26: 0.28</text:p>
          </table:table-cell>
          <table:table-cell table:style-name="ce19"/>
          <table:table-cell table:style-name="ce13" office:value-type="string" calcext:value-type="string">
            <text:p>slope_ws15 (k) 0.09</text:p>
          </table:table-cell>
          <table:table-cell table:style-name="ce16" office:value-type="string" calcext:value-type="string">
            <text:p>TRI_hr_ws20 (mk):0.08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10:.B11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10:.E11])" office:value-type="float" office:value="1285" calcext:value-type="float">
            <text:p>1285</text:p>
          </table:table-cell>
          <table:table-cell table:style-name="ce11"/>
          <table:table-cell table:style-name="ce5" table:formula="of:=[.H11]/[.$C$2]*100" office:value-type="float" office:value="8.40538938609986" calcext:value-type="float">
            <text:p>8.4053893861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sagaTopographic_Wetness_Index (Rf uk, 0.08) &amp; Channel_Network_Base_Level (k): 0.01</text:p>
          </table:table-cell>
          <table:table-cell table:style-name="ce17" office:value-type="string" calcext:value-type="string">
            <text:p>Maximum_Height_hr: 0.003</text:p>
          </table:table-cell>
          <table:table-cell table:style-name="ce20"/>
          <table:table-cell table:style-name="ce12" office:value-type="string" calcext:value-type="string">
            <text:p>ChannelNetworkBaseLevel :0</text:p>
          </table:table-cell>
          <table:table-cell table:style-name="ce17" office:value-type="string" calcext:value-type="string">
            <text:p>Maximum_Height_hr: 0</text:p>
          </table:table-cell>
          <table:table-cell table:style-name="ce20"/>
          <table:table-cell table:style-name="ce14" office:value-type="string" calcext:value-type="string">
            <text:p>Channel_Network_Base_Level (k, 0.02) &amp; sagaTopographic_Wetness_Index(k): 0.008</text:p>
          </table:table-cell>
          <table:table-cell table:style-name="ce17" office:value-type="string" calcext:value-type="string">
            <text:p>Maximum_Height_hr: 0.02</text:p>
          </table:table-cell>
          <table:table-cell table:style-name="ce20"/>
          <table:table-cell table:style-name="ce14" office:value-type="string" calcext:value-type="string">
            <text:p>sagaTopographic_Wetness_Index (Rf uk,0.24) &amp; LS_Factor (k, 0.2) &amp; Catchment_slope (k): 0.17</text:p>
          </table:table-cell>
          <table:table-cell table:style-name="ce17" office:value-type="string" calcext:value-type="string">
            <text:p>Maximum_Height_hr: 0.08</text:p>
          </table:table-cell>
          <table:table-cell table:style-name="ce20"/>
          <table:table-cell table:style-name="ce14" office:value-type="string" calcext:value-type="string">
            <text:p>Channel_Network_Base_Level:0</text:p>
          </table:table-cell>
          <table:table-cell table:style-name="ce17" office:value-type="string" calcext:value-type="string">
            <text:p>Maximum_Height_hr: 0</text:p>
          </table:table-cell>
          <table:table-cell table:style-name="ce20"/>
          <table:table-cell table:style-name="ce14" office:value-type="string" calcext:value-type="string">
            <text:p>Topographic_Wetness_Index (k, 0.13) &amp; LS_Factor (k, 0.7) &amp; Channel_Network_Base_Level (rk): 0.06</text:p>
          </table:table-cell>
          <table:table-cell table:style-name="ce17" office:value-type="string" calcext:value-type="string">
            <text:p>Maximum_Height_hr: 0.04</text:p>
          </table:table-cell>
          <table:table-cell table:style-name="ce20"/>
          <table:table-cell table:style-name="ce14" office:value-type="string" calcext:value-type="string">
            <text:p>Channel_Network_Base_Level (k, 0.06) &amp; LS_Factor(k): 0.04</text:p>
          </table:table-cell>
          <table:table-cell table:style-name="ce17" office:value-type="string" calcext:value-type="string">
            <text:p>Maximum_Height_hr: 0.02</text:p>
          </table:table-cell>
          <table:table-cell table:style-name="ce20"/>
          <table:table-cell table:style-name="ce14" office:value-type="string" calcext:value-type="string">
            <text:p>Channel_Network_Base_Level (Rfuk, 0.2) &amp; Topographic_Wetness_Index (k,0.10) <text:s/>&amp; LSFactor (k): 0.09</text:p>
          </table:table-cell>
          <table:table-cell table:style-name="ce17" office:value-type="string" calcext:value-type="string">
            <text:p>Normalized_Height: 0.22</text:p>
          </table:table-cell>
          <table:table-cell table:style-name="ce20"/>
          <table:table-cell table:style-name="ce14" office:value-type="string" calcext:value-type="string">
            <text:p>Topographic_Wetness_Index(k,0.25) <text:s/>&amp; Channel_Network_Base_Level (k,0.18) &amp; LS_Factor (k): 0.14</text:p>
          </table:table-cell>
          <table:table-cell table:style-name="ce17" office:value-type="string" calcext:value-type="string">
            <text:p>Maximum_Height_hr: 0.18</text:p>
          </table:table-cell>
          <table:table-cell table:style-name="ce20"/>
          <table:table-cell table:style-name="ce14" office:value-type="string" calcext:value-type="string">
            <text:p>Channel_Network_Base_Level (k,0.04) &amp; sagaTopographic_Wetness_Index (k): 0.008</text:p>
          </table:table-cell>
          <table:table-cell table:style-name="ce17" office:value-type="string" calcext:value-type="string">
            <text:p>Maximum_Height_hr: 0</text:p>
          </table:table-cell>
          <table:table-cell table:style-name="ce20"/>
          <table:table-cell table:style-name="ce14" office:value-type="string" calcext:value-type="string">
            <text:p>sagaTopographic_Wetness_Index (k,0.22) &amp; Channel_Network_Base_Level (k, 02) &amp; Catchment_slope (rk): 0.15</text:p>
          </table:table-cell>
          <table:table-cell table:style-name="ce17" office:value-type="string" calcext:value-type="string">
            <text:p>Maximum_Height_hr (k): 0.03</text:p>
          </table:table-cell>
          <table:table-cell table:style-name="ce20"/>
          <table:table-cell table:style-name="ce14" office:value-type="string" calcext:value-type="string">
            <text:p>LS_Factor (k! 0.11) &amp; Channel_Network_Base_Level (rk, 0.08) and Topographic_Wetness_Index (uk):0.06</text:p>
          </table:table-cell>
          <table:table-cell table:style-name="ce17" office:value-type="string" calcext:value-type="string">
            <text:p>Maximum_Height_hr: 0.05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Debris Cones</text:p>
          </table:table-cell>
          <table:table-cell table:style-name="ce3" office:value-type="float" office:value="7300" calcext:value-type="float">
            <text:p>7300</text:p>
          </table:table-cell>
          <table:table-cell table:style-name="ce7"/>
          <table:table-cell/>
          <table:table-cell table:style-name="ce3" office:value-type="float" office:value="3995" calcext:value-type="float">
            <text:p>3995</text:p>
          </table:table-cell>
          <table:table-cell table:style-name="ce7"/>
          <table:table-cell/>
          <table:table-cell table:style-name="ce3" office:value-type="float" office:value="6362.5" calcext:value-type="float">
            <text:p>6362.5</text:p>
          </table:table-cell>
          <table:table-cell table:style-name="ce7"/>
          <table:table-cell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2" office:value-type="string" calcext:value-type="string">
            <text:p>Texture (rf uk, 0.13) &amp; Catchment_area (k, 0.08) &amp; Channel_Network_Base_Level (k): 0.05</text:p>
          </table:table-cell>
          <table:table-cell table:style-name="ce15" office:value-type="string" calcext:value-type="string">
            <text:p>geom_hr_L3_fl1_r_li_dominance_UE_hr_10cells /rk):0.37</text:p>
          </table:table-cell>
          <table:table-cell table:style-name="ce18" office:value-type="string" calcext:value-type="string">
            <text:p>geom_10m_fl10_L60 (rk, 0.23) &amp; geom_DTM_50m_avg_fl3_L1000m (rk, 0.16) &amp; geom_DTM_50m_avg_fl10_L400m (rk): 0.12</text:p>
          </table:table-cell>
          <table:table-cell table:style-name="ce12" office:value-type="string" calcext:value-type="string">
            <text:p>Topographic_Wetness_Index (k,0.10) &amp; minic_DTM_50m_avg_ws5 (rk0.06) &amp;ChannelNetworkBaseLevel (rk):0.05</text:p>
          </table:table-cell>
          <table:table-cell table:style-name="ce15" office:value-type="string" calcext:value-type="string">
            <text:p>Uk: 0.035, &amp;&amp;: 0.29</text:p>
          </table:table-cell>
          <table:table-cell table:style-name="ce18" office:value-type="string" calcext:value-type="string">
            <text:p>geom_DTM_50m_avg_fl10_L300m (k) : 0.11</text:p>
          </table:table-cell>
          <table:table-cell table:style-name="ce12" office:value-type="string" calcext:value-type="string">
            <text:p>slope_ws11 (k, 0.03) &amp; ChannelNetworkBaseLevel (k): 0.01</text:p>
          </table:table-cell>
          <table:table-cell table:style-name="ce15" office:value-type="string" calcext:value-type="string">
            <text:p>geom_hr_L3_fl1_r_li_dominance_UE_hr_20cells (k!, 0.22) &amp; geom_hr_L3_fl10_r_li_dominance_UE_hr_40cells (rk, 0.15) &amp; uk: 0.09</text:p>
          </table:table-cell>
          <table:table-cell table:style-name="ce18" office:value-type="string" calcext:value-type="string">
            <text:p>geom_10m_fl10_L4 (rk0.11) &amp; geom_10m_fl2_L3 (uk):0,07</text:p>
          </table:table-cell>
          <table:table-cell table:style-name="ce12" office:value-type="string" calcext:value-type="string">
            <text:p>Slope (k): 0.02</text:p>
          </table:table-cell>
          <table:table-cell table:style-name="ce15" office:value-type="string" calcext:value-type="string">
            <text:p>geom_hr_L50m_fl1_r_li_-(uk,0.11) &amp;&amp;:0.06</text:p>
          </table:table-cell>
          <table:table-cell table:style-name="ce18" office:value-type="string" calcext:value-type="string">
            <text:p>geom_DTM_50m_avg_fl1_L150m (!k): 0.05</text:p>
          </table:table-cell>
          <table:table-cell table:style-name="ce12" office:value-type="string" calcext:value-type="string">
            <text:p>slope_ws15 (mk,0.20) <text:s/>&amp; Channel_Network_Base_Level (k, 0.015) &amp; VerticalDistancetoChannelNetwork (k): 0.12</text:p>
          </table:table-cell>
          <table:table-cell table:style-name="ce15" office:value-type="string" calcext:value-type="string">
            <text:p>geom_hr_L3_fl10_r_li_patchdensity_UE_hr_5cells (rk, 0.033) &amp; uk:0.28</text:p>
          </table:table-cell>
          <table:table-cell table:style-name="ce18" office:value-type="string" calcext:value-type="string">
            <text:p>geom_DTM_50m_avg_fl10_L250m (mk): 0.21</text:p>
          </table:table-cell>
          <table:table-cell table:style-name="ce12" office:value-type="string" calcext:value-type="string">
            <text:p>Topographic_Wetness_Index (k, 0.10) &amp; TPI_i0m_o500m (k 0.08) &amp; Tangential_Curvature uk): 0.06</text:p>
          </table:table-cell>
          <table:table-cell table:style-name="ce15" office:value-type="string" calcext:value-type="string">
            <text:p>geom_hr_L3_fl1_r_li_dominance_UE_hr_20cells (rk, 0.30) &amp; geom_hr_L3_fl1_r_li_patchdensity_UE_hr_20cells (rk, 0.25) &amp;uk: 0.22</text:p>
          </table:table-cell>
          <table:table-cell table:style-name="ce18" office:value-type="string" calcext:value-type="string">
            <text:p>geom_DTM_50m_avg_fl10_L1300m (k, 0.11) &amp; geom_10m_fl10_L4 (mk):0.08</text:p>
          </table:table-cell>
          <table:table-cell office:value-type="string" calcext:value-type="string">
            <text:p>slope_DTM_50m_avg_ws7: 0.02</text:p>
          </table:table-cell>
          <table:table-cell table:style-name="ce15" office:value-type="string" calcext:value-type="string">
            <text:p>geom_hr_L3_fl1_r_li_dominance_UE_hr_20cells (!k, 0.28) &amp; geom_hr_L50m_fl1_r_li_patchdensity_UE_hr_20cells (k,0.19) &amp; uk:0.14</text:p>
          </table:table-cell>
          <table:table-cell table:style-name="ce18" office:value-type="string" calcext:value-type="string">
            <text:p>geom_DTM_50m_avg_fl10_L300m (mk, 0.08) &amp; geom_10m_fl10_L3 (k): 0.06</text:p>
          </table:table-cell>
          <table:table-cell office:value-type="string" calcext:value-type="string">
            <text:p>slope_ws11 (k): 0.07</text:p>
          </table:table-cell>
          <table:table-cell table:style-name="ce15" office:value-type="string" calcext:value-type="string">
            <text:p>geom_hr_L3_fl1_r_li_dominance_UE_hr_20cells (!k. 0.26) &amp; geom_hr_L50m_fl1_r_li_patchdensity_UE_hr_20cells (rk): 0.19</text:p>
          </table:table-cell>
          <table:table-cell table:style-name="ce18" office:value-type="string" calcext:value-type="string">
            <text:p>geom_DTM_50m_avg_fl10_L500m (mk): 0.10</text:p>
          </table:table-cell>
          <table:table-cell office:value-type="string" calcext:value-type="string">
            <text:p>Catchment_slope (rk, 0.15) &amp; maxic_ws29_hr (uk): 0.12</text:p>
          </table:table-cell>
          <table:table-cell table:style-name="ce15" office:value-type="string" calcext:value-type="string">
            <text:p>UK: 0.46</text:p>
          </table:table-cell>
          <table:table-cell table:style-name="ce18" office:value-type="string" calcext:value-type="string">
            <text:p>geom_DTM_50m_avg_fl1_L1400m (mk, 0.35) &amp; uk: 0.29</text:p>
          </table:table-cell>
          <table:table-cell office:value-type="string" calcext:value-type="string">
            <text:p>ChannelNetworkBaseLevel(k,0.04) &amp; slope(mk):0.02</text:p>
          </table:table-cell>
          <table:table-cell office:value-type="string" calcext:value-type="string">
            <text:p>geom_hr_L3_fl1_r_li_dominance_UE_hr_10cells (rfuk,0.33) &amp; geom_hr_L50m_fl10_r_li_dominance_UE_hr_20cells (0.29) &amp; uk: 0.21</text:p>
          </table:table-cell>
          <table:table-cell office:value-type="string" calcext:value-type="string">
            <text:p>geom_DTM_50m_avg_fl10_L1500m (k): 0.10</text:p>
          </table:table-cell>
          <table:table-cell office:value-type="string" calcext:value-type="string">
            <text:p>Topographic_Wetness_Index (k): 0.17</text:p>
          </table:table-cell>
          <table:table-cell office:value-type="string" calcext:value-type="string">
            <text:p>geom_hr_L50m_fl10_r_li_dominance_UE_hr_20cells (!k,0.35) &amp; geom_hr_L3_fl1_r_li_dominance_UE_hr_10cells (rk): 0.30</text:p>
          </table:table-cell>
          <table:table-cell office:value-type="string" calcext:value-type="string">
            <text:p>geom_10m_fl10_L140 (!k):0.20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16260" calcext:value-type="float">
            <text:p>16260</text:p>
          </table:table-cell>
          <table:table-cell/>
          <table:table-cell table:style-name="ce10"/>
          <table:table-cell table:style-name="ce6" office:value-type="float" office:value="13602.5" calcext:value-type="float">
            <text:p>13602.5</text:p>
          </table:table-cell>
          <table:table-cell/>
          <table:table-cell table:style-name="ce10"/>
          <table:table-cell table:style-name="ce6" office:value-type="float" office:value="5480" calcext:value-type="float">
            <text:p>5480</text:p>
          </table:table-cell>
          <table:table-cell/>
          <table:table-cell table:style-name="ce10"/>
          <table:table-cell table:style-name="ce4" office:value-type="float" office:value="13888212.5" calcext:value-type="float">
            <text:p>13888212.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ws11 (k): 0.03</text:p>
          </table:table-cell>
          <table:table-cell table:style-name="ce16" office:value-type="string" calcext:value-type="string">
            <text:p>Texture (k, 0.11) &amp; vectorruggedness_hr_ws31 (mk): 0.09</text:p>
          </table:table-cell>
          <table:table-cell table:style-name="ce19"/>
          <table:table-cell table:style-name="ce13" office:value-type="string" calcext:value-type="string">
            <text:p>slope_ws15(k,0.13) &amp; maxic_DTM_50m_avg_ws7(rfuk, 0.10) &amp; profc_DTM_50m_avg_ws7 (rfuk):0.06</text:p>
          </table:table-cell>
          <table:table-cell table:style-name="ce16" office:value-type="string" calcext:value-type="string">
            <text:p>vectorruggedness_hr_ws57 (mk, 0.15) &amp;&amp;:0.11</text:p>
          </table:table-cell>
          <table:table-cell table:style-name="ce19"/>
          <table:table-cell table:style-name="ce13" office:value-type="string" calcext:value-type="string">
            <text:p>slope_ws11(k): 0.03 </text:p>
          </table:table-cell>
          <table:table-cell table:style-name="ce16" office:value-type="string" calcext:value-type="string">
            <text:p>TRI_hr_ws16 (mk): 0.02</text:p>
          </table:table-cell>
          <table:table-cell table:style-name="ce19"/>
          <table:table-cell table:style-name="ce12" office:value-type="string" calcext:value-type="string">
            <text:p>Slope (k): 0.02</text:p>
          </table:table-cell>
          <table:table-cell table:style-name="ce16" office:value-type="string" calcext:value-type="string">
            <text:p>TRI_hr_ws21 (mk):0.05</text:p>
          </table:table-cell>
          <table:table-cell table:style-name="ce19"/>
          <table:table-cell table:style-name="ce13" office:value-type="string" calcext:value-type="string">
            <text:p>slope_ws15(mk): 0.19</text:p>
          </table:table-cell>
          <table:table-cell table:style-name="ce16" office:value-type="string" calcext:value-type="string">
            <text:p>TRI_hr_ws25 (mk):0.19</text:p>
          </table:table-cell>
          <table:table-cell table:style-name="ce19"/>
          <table:table-cell table:style-name="ce13" office:value-type="string" calcext:value-type="string">
            <text:p>maxic_DTM_50m_avg_ws7 (k, 0.12) &amp; slope_ws5 (rk, 0.11) &amp; Convexity (k): 0.08</text:p>
          </table:table-cell>
          <table:table-cell table:style-name="ce16" office:value-type="string" calcext:value-type="string">
            <text:p>vectorruggedness_hr_ws55 (mk, 0.14) &amp; Texture (0.12) &amp; TRI_hr_ws18 (mk): 0.10</text:p>
          </table:table-cell>
          <table:table-cell table:style-name="ce19"/>
          <table:table-cell office:value-type="string" calcext:value-type="string">
            <text:p>slope_DTM_50m_avg_ws7: 0.02</text:p>
          </table:table-cell>
          <table:table-cell table:style-name="ce16" office:value-type="string" calcext:value-type="string">
            <text:p>TRI_hr_ws15 (mk): 0.03</text:p>
          </table:table-cell>
          <table:table-cell table:style-name="ce19"/>
          <table:table-cell office:value-type="string" calcext:value-type="string">
            <text:p>slope_ws11 (k): 0.07</text:p>
          </table:table-cell>
          <table:table-cell table:style-name="ce16" office:value-type="string" calcext:value-type="string">
            <text:p>TRI_hr_ws20 (mk) :0.07</text:p>
          </table:table-cell>
          <table:table-cell table:style-name="ce19"/>
          <table:table-cell table:style-name="ce13" office:value-type="string" calcext:value-type="string">
            <text:p>Convexity (k, 0.20) &amp; maxic_ws7 (k): 0.18</text:p>
          </table:table-cell>
          <table:table-cell table:style-name="ce16" office:value-type="string" calcext:value-type="string">
            <text:p>Texture (!k): 0.24</text:p>
          </table:table-cell>
          <table:table-cell table:style-name="ce19"/>
          <table:table-cell table:style-name="ce13" office:value-type="string" calcext:value-type="string">
            <text:p>slope_ws3 (k, 0.13) &amp; longc_ws19_hr (rk, 0.11) &amp; crosc_ws11 (rk):0.09</text:p>
          </table:table-cell>
          <table:table-cell table:style-name="ce16" office:value-type="string" calcext:value-type="string">
            <text:p>TRI_hr_ws11 (rk, 0.12) <text:s/>&amp; vectorruggedness_hr_ws53 (rk): 0.07</text:p>
          </table:table-cell>
          <table:table-cell table:style-name="ce19"/>
          <table:table-cell table:style-name="ce13" office:value-type="string" calcext:value-type="string">
            <text:p>maxic_DTM_50m_avg_ws7 (k, 0.28) &amp; slope_ws7_hr (k, 0.19) &amp; Convexity (k):0.18</text:p>
          </table:table-cell>
          <table:table-cell table:style-name="ce16" office:value-type="string" calcext:value-type="string">
            <text:p>vectorruggedness_hr_ws45 (mk): 0.29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13:.B14])" office:value-type="float" office:value="23560" calcext:value-type="float">
            <text:p>2356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13:.E14])" office:value-type="float" office:value="17597.5" calcext:value-type="float">
            <text:p>1759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13:.H14])" office:value-type="float" office:value="11842.5" calcext:value-type="float">
            <text:p>11842.5</text:p>
          </table:table-cell>
          <table:table-cell table:style-name="ce11"/>
          <table:table-cell table:style-name="ce5" table:formula="of:=[.K14]/[.$C$2]*100" office:value-type="float" office:value="12.6971826442875" calcext:value-type="float">
            <text:p>12.6971826443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atchment_area (k, 0.08) &amp; Channel_Network_Base_Level (k, 0.08) &amp; Topographic_Wetness_Index (k): 0.06</text:p>
          </table:table-cell>
          <table:table-cell table:style-name="ce17" office:value-type="string" calcext:value-type="string">
            <text:p>Maximum_Height_hr (k, 0.14) &amp; Vertical_Distance_to_Channel_Network (k): 0.09</text:p>
          </table:table-cell>
          <table:table-cell table:style-name="ce20"/>
          <table:table-cell table:style-name="ce14" office:value-type="string" calcext:value-type="string">
            <text:p>Topographic_Wetness_Index (k, 0.09) &amp; Mass_Balance_Index (k): 0.07</text:p>
          </table:table-cell>
          <table:table-cell table:style-name="ce17" office:value-type="string" calcext:value-type="string">
            <text:p>Normalized_Height (k,0.18) &amp; Maximum_Height_hr &amp; <text:s/>Slope_Height (rfuk): 0.14</text:p>
          </table:table-cell>
          <table:table-cell table:style-name="ce20"/>
          <table:table-cell table:style-name="ce14" office:value-type="string" calcext:value-type="string">
            <text:p>LS_Factor (k,0.08) &amp; sagaTopographic_Wetness_Index (k): 0.03</text:p>
          </table:table-cell>
          <table:table-cell table:style-name="ce17" office:value-type="string" calcext:value-type="string">
            <text:p>Maximum_Height_hr (k, 0.04) &amp; Standardized_Height: 0.02</text:p>
          </table:table-cell>
          <table:table-cell table:style-name="ce20"/>
          <table:table-cell table:style-name="ce14" office:value-type="string" calcext:value-type="string">
            <text:p>LS_Factor (k): 0.035</text:p>
          </table:table-cell>
          <table:table-cell table:style-name="ce17" office:value-type="string" calcext:value-type="string">
            <text:p>Slope_Height_hr (k, 0.08) &amp;Maximum_Height_hr&amp;Slope_Height: 0.05</text:p>
          </table:table-cell>
          <table:table-cell table:style-name="ce20"/>
          <table:table-cell table:style-name="ce14" office:value-type="string" calcext:value-type="string">
            <text:p>LS_Factor (k, 0.23) &amp; Topographic_Wetness_Index (k, 0.17) &amp; Channel_Network_Base_Level (k): 0.14</text:p>
          </table:table-cell>
          <table:table-cell table:style-name="ce17" office:value-type="string" calcext:value-type="string">
            <text:p>Mid_Slope_Positon (k 0.22), Maximum_Height_hr (rfuk, 0.18) &amp; SlopeHeight (rfuk): 0.17</text:p>
          </table:table-cell>
          <table:table-cell table:style-name="ce20"/>
          <table:table-cell table:style-name="ce14" office:value-type="string" calcext:value-type="string">
            <text:p>Topographic_Wetness_Index (k): 0.10</text:p>
          </table:table-cell>
          <table:table-cell table:style-name="ce17" office:value-type="string" calcext:value-type="string">
            <text:p>Normalized_Height (k): 0.09</text:p>
          </table:table-cell>
          <table:table-cell table:style-name="ce20"/>
          <table:table-cell office:value-type="string" calcext:value-type="string">
            <text:p>LS_Factor (rfuk: 0.08) &amp; sagaTopographic_Wetness_Index (rfuk):0.03</text:p>
          </table:table-cell>
          <table:table-cell table:style-name="ce17" office:value-type="string" calcext:value-type="string">
            <text:p>Vertical_Distance_to_Channel_Network (k, 0.11) &amp; Normalized_Height (k): 0.08</text:p>
          </table:table-cell>
          <table:table-cell table:style-name="ce20"/>
          <table:table-cell table:style-name="ce14" office:value-type="string" calcext:value-type="string">
            <text:p>LS_Factor (rfuk, 0.12) &amp; Topographic_Wetness_Index: 0.07</text:p>
          </table:table-cell>
          <table:table-cell table:style-name="ce17" office:value-type="string" calcext:value-type="string">
            <text:p>Normalized_Height (rk, 0.14) &amp; Maximum Height (0.08) and ValleyDepth: 0.06</text:p>
          </table:table-cell>
          <table:table-cell table:style-name="ce20"/>
          <table:table-cell table:style-name="ce14" office:value-type="string" calcext:value-type="string">
            <text:p>Catchment_slope (rk, 0.15) &amp; sagaTopographic_Wetness_Index (k,0.11) &amp; uk: 0.08</text:p>
          </table:table-cell>
          <table:table-cell table:style-name="ce17" office:value-type="string" calcext:value-type="string">
            <text:p>Normalized_Height (k,0.09) &amp; Normalized_Height (rk): 0.08</text:p>
          </table:table-cell>
          <table:table-cell table:style-name="ce20"/>
          <table:table-cell table:style-name="ce14" office:value-type="string" calcext:value-type="string">
            <text:p>Channel_Network_Base_Level (k, 0.15) &amp; Topographic_Wetness_Index (rk, 0.11) &amp; uk: 0.10</text:p>
          </table:table-cell>
          <table:table-cell table:style-name="ce17" office:value-type="string" calcext:value-type="string">
            <text:p>Maximum_Height_hr: 0.02</text:p>
          </table:table-cell>
          <table:table-cell table:style-name="ce20"/>
          <table:table-cell table:style-name="ce14" office:value-type="string" calcext:value-type="string">
            <text:p>Topographic_Wetness_Index (k): 0.18</text:p>
          </table:table-cell>
          <table:table-cell table:style-name="ce17" office:value-type="string" calcext:value-type="string">
            <text:p>Standardized_Height (rk, 0.22) % Slope_Height (rk):0.16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Glaciolacustrine Deposits</text:p>
          </table:table-cell>
          <table:table-cell table:style-name="ce3" office:value-type="float" office:value="9137.5" calcext:value-type="float">
            <text:p>9137.5</text:p>
          </table:table-cell>
          <table:table-cell table:style-name="ce7"/>
          <table:table-cell/>
          <table:table-cell table:style-name="ce3" office:value-type="float" office:value="3655" calcext:value-type="float">
            <text:p>3655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2190" calcext:value-type="float">
            <text:p>2190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2" office:value-type="string" calcext:value-type="string">
            <text:p>Texture (rk, 0.29) &amp; VerticalDistancetoChannelNetwork (rk, 0.17) &amp; slope_DTM_50m_avg_ws7 (k): 0.09</text:p>
          </table:table-cell>
          <table:table-cell table:style-name="ce15" office:value-type="string" calcext:value-type="string">
            <text:p>geom_hr_L50m_fl10_r_li_(-uk, 0.39) &amp; uk: 0.37</text:p>
          </table:table-cell>
          <table:table-cell table:style-name="ce18" office:value-type="string" calcext:value-type="string">
            <text:p>geom_DTM_50m_avg_fl8_L300m (!k) :0.32</text:p>
          </table:table-cell>
          <table:table-cell table:style-name="ce12" office:value-type="string" calcext:value-type="string">
            <text:p>ChannelNetworkBaseLevel:0</text:p>
          </table:table-cell>
          <table:table-cell table:style-name="ce15" office:value-type="string" calcext:value-type="string">
            <text:p>geom_hr_L3_fl10_r_li_dominance_UE_hr_40cells (k, 0.37) &amp; uk, 0.28 &amp; uk: .26</text:p>
          </table:table-cell>
          <table:table-cell table:style-name="ce18" office:value-type="string" calcext:value-type="string">
            <text:p>geom_DTM_50m_avg_fl10_L200m (mk): 0.26</text:p>
          </table:table-cell>
          <table:table-cell table:style-name="ce12" office:value-type="string" calcext:value-type="string">
            <text:p>Modified_Catchment_Area (!k, 0.02) &amp; ChannelNetworkBaseLevel: 0</text:p>
          </table:table-cell>
          <table:table-cell table:style-name="ce15" office:value-type="string" calcext:value-type="string">
            <text:p>geom_hr_L50m_fl10_r_li_mps_UE_hr_20cells (!rk, 0.18) &amp; geom_hr_L50m_fl1_r_li_richness_UE_hr_20cells (rk): 0.11</text:p>
          </table:table-cell>
          <table:table-cell table:style-name="ce18" office:value-type="string" calcext:value-type="string">
            <text:p>geom_10m_fl4_L60 !!k: 0.04</text:p>
          </table:table-cell>
          <table:table-cell/>
          <table:table-cell table:style-name="ce14" office:value-type="string" calcext:value-type="string">
            <text:p>geom_hr_L3_fl10_r_li_mps_UE_hr_5cells (!k. 0.36) <text:s/>&amp;uk: 0.34</text:p>
          </table:table-cell>
          <table:table-cell table:style-name="ce18" office:value-type="string" calcext:value-type="string">
            <text:p>geom_DTM_50m_avg_fl8_L1000m (rk): 0.24</text:p>
          </table:table-cell>
          <table:table-cell table:style-name="ce12" office:value-type="string" calcext:value-type="string">
            <text:p>Channel_Network_Base_Level (k0.22) &amp; slope_DTM_50m_avg_ws5 (mk, 0.10) &amp; ChannelNetworkBaseLevel(rk): 0.03</text:p>
          </table:table-cell>
          <table:table-cell table:style-name="ce15" office:value-type="string" calcext:value-type="string">
            <text:p>geom_hr_L3_fl1_r_li_richness_UE_hr_20cells (k, 0.43) '&amp; uk: 0.30 &amp; uk: 0.38</text:p>
          </table:table-cell>
          <table:table-cell table:style-name="ce18" office:value-type="string" calcext:value-type="string">
            <text:p>geom_10m_fl10_L6 (rk) : 0.38</text:p>
          </table:table-cell>
          <table:table-cell office:value-type="string" calcext:value-type="string">
            <text:p>Catchment_slope (k, 0.02)&amp; ChannelNetworkBaseLevel (k):0.01</text:p>
          </table:table-cell>
          <table:table-cell table:style-name="ce15" office:value-type="string" calcext:value-type="string">
            <text:p>geom_hr_L50m_fl1-uk-20cells (0.33) &amp;uk (0.32) &amp; uk: 0.26</text:p>
          </table:table-cell>
          <table:table-cell table:style-name="ce18" office:value-type="string" calcext:value-type="string">
            <text:p>geom_DTM_50m_avg_fl10_L250m (rk):0.02</text:p>
          </table:table-cell>
          <table:table-cell office:value-type="string" calcext:value-type="string">
            <text:p>ChannelNetworkBaseLevel (k,0.08) &amp; slope_DTM_50m_avg_ws7 (k. 0.04) &amp; uk: 0.03</text:p>
          </table:table-cell>
          <table:table-cell table:style-name="ce15" office:value-type="string" calcext:value-type="string">
            <text:p>geom_hr_L50m_fl1_r_li_richness_UE_hr_20cells (!k ,0.30) </text:p>
          </table:table-cell>
          <table:table-cell table:style-name="ce18" office:value-type="string" calcext:value-type="string">
            <text:p>geom_DTM_50m_avg_fl10_L250m (mk): 0.26</text:p>
          </table:table-cell>
          <table:table-cell office:value-type="string" calcext:value-type="string">
            <text:p>ChannelNetworkBaseLevel (k,0.26) &amp; VerticalDistancetoChannelNetwork (uk): 0.13</text:p>
          </table:table-cell>
          <table:table-cell table:style-name="ce15" office:value-type="string" calcext:value-type="string">
            <text:p>UK: 0.28</text:p>
          </table:table-cell>
          <table:table-cell table:style-name="ce18" office:value-type="string" calcext:value-type="string">
            <text:p>geom_DTM_50m_avg_fl10_L800m (uk):0.40</text:p>
          </table:table-cell>
          <table:table-cell office:value-type="string" calcext:value-type="string">
            <text:p>ChannelNetworkBaseLevel:0</text:p>
          </table:table-cell>
          <table:table-cell office:value-type="string" calcext:value-type="string">
            <text:p>UK: 0.44</text:p>
          </table:table-cell>
          <table:table-cell office:value-type="string" calcext:value-type="string">
            <text:p>geom_DTM_50m_avg_fl8_L600m (mk): 0.32</text:p>
          </table:table-cell>
          <table:table-cell office:value-type="string" calcext:value-type="string">
            <text:p>ChannelNetworkBaseLevel (k: 0.05)</text:p>
          </table:table-cell>
          <table:table-cell office:value-type="string" calcext:value-type="string">
            <text:p>geom_hr_L3_fl10_r_li_edgedensity_UE_hr_20cells (rk. 0.46) &amp; uk: 0.44</text:p>
          </table:table-cell>
          <table:table-cell table:number-columns-repeated="9"/>
        </table:table-row>
        <table:table-row table:style-name="ro2">
          <table:covered-table-cell/>
          <table:table-cell table:style-name="ce6" office:value-type="float" office:value="5672.5" calcext:value-type="float">
            <text:p>5672.5</text:p>
          </table:table-cell>
          <table:table-cell/>
          <table:table-cell table:style-name="ce10"/>
          <table:table-cell table:style-name="ce6" office:value-type="float" office:value="7027.5" calcext:value-type="float">
            <text:p>7027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282.5" calcext:value-type="float">
            <text:p>282.5</text:p>
          </table:table-cell>
          <table:table-cell/>
          <table:table-cell table:style-name="ce10"/>
          <table:table-cell table:style-name="ce6" table:formula="of:=77893.75+2657106.25" office:value-type="float" office:value="2735000" calcext:value-type="float">
            <text:p>273500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DTM_50m_avg_ws7 (k,0.32) &amp; minic_DTM_50m_avg_ws7 (rk, 0.25) &amp; Convexity (uk): 0.24</text:p>
          </table:table-cell>
          <table:table-cell table:style-name="ce16" office:value-type="string" calcext:value-type="string">
            <text:p>Texture (k, 0.26) &amp; vectorruggedness_hr_ws59 (rk,0.25) &amp; uk: 0.22</text:p>
          </table:table-cell>
          <table:table-cell table:style-name="ce19"/>
          <table:table-cell table:style-name="ce13" office:value-type="string" calcext:value-type="string">
            <text:p>slope_DTM_50m_avg_ws7 (k,0.07) &amp; Convexity(k, 0.04) &amp; uk_ 0.01</text:p>
          </table:table-cell>
          <table:table-cell table:style-name="ce16" office:value-type="string" calcext:value-type="string">
            <text:p>TRI_hr_ws26(k,0.17) &amp; TRI_hr_ws14 (mk):0.13</text:p>
          </table:table-cell>
          <table:table-cell table:style-name="ce19"/>
          <table:table-cell table:style-name="ce13" office:value-type="string" calcext:value-type="string">
            <text:p>slope_ws29_hr (uk, 0.37) &amp; longc_DTM_50m_avg_ws7 (uk, 0.25) &amp; Convexity(uk): 0.19</text:p>
          </table:table-cell>
          <table:table-cell table:style-name="ce16" office:value-type="string" calcext:value-type="string">
            <text:p>TRI_hr_ws22(k): 0.09</text:p>
          </table:table-cell>
          <table:table-cell table:style-name="ce19"/>
          <table:table-cell table:style-name="ce12" office:value-type="string" calcext:value-type="string">
            <text:p>maxic_DTM_50m_avg_ws7 (rk, 0.35) &amp; slope_DTM_50m_avg_ws7 (k, 0.22) &amp; slope_DTM_50m_avg_ws3 (rk): 0.18</text:p>
          </table:table-cell>
          <table:table-cell table:style-name="ce15" office:value-type="string" calcext:value-type="string">
            <text:p>Texture (!k, 0.19) &amp; TRI_hr_ws10(mk, 0.17) &amp; uk: 0.14</text:p>
          </table:table-cell>
          <table:table-cell table:style-name="ce19"/>
          <table:table-cell table:style-name="ce13" office:value-type="string" calcext:value-type="string">
            <text:p>slope_DTM_50m_avg_ws5 (mk, 0.26) &amp; Convexity (k, 0.19) &amp; maxic_DTM_50m_avg_ws7 (rk): 0.17</text:p>
          </table:table-cell>
          <table:table-cell table:style-name="ce16" office:value-type="string" calcext:value-type="string">
            <text:p>Texture (!k, 0.27) &amp; TRI_hr_ws26 (k): 0.22</text:p>
          </table:table-cell>
          <table:table-cell table:style-name="ce19"/>
          <table:table-cell table:style-name="ce13" office:value-type="string" calcext:value-type="string">
            <text:p>slope_DTM_50m_avg_ws7(k, 0.01) &amp; Convergence_Index (k): 0.003</text:p>
          </table:table-cell>
          <table:table-cell table:style-name="ce16" office:value-type="string" calcext:value-type="string">
            <text:p>Texture(K. 0.26) &amp;vectorruggedness_hr_ws59 (rk, 0.25) &amp; uk:0.22</text:p>
          </table:table-cell>
          <table:table-cell table:style-name="ce19"/>
          <table:table-cell table:style-name="ce13" office:value-type="string" calcext:value-type="string">
            <text:p>slope_DTM_50m_avg_ws7: 0.10</text:p>
          </table:table-cell>
          <table:table-cell table:style-name="ce16" office:value-type="string" calcext:value-type="string">
            <text:p>fischerk_ws61 (rfuk, 0.23) &amp; Texture (rk): 0.16</text:p>
          </table:table-cell>
          <table:table-cell table:style-name="ce19"/>
          <table:table-cell table:style-name="ce13" office:value-type="string" calcext:value-type="string">
            <text:p>slope_ws5 (rk, 0.37) &amp;minic_ws23_hr(uk): 0.35 </text:p>
          </table:table-cell>
          <table:table-cell table:style-name="ce16" office:value-type="string" calcext:value-type="string">
            <text:p>Texture (!k, 0.26)</text:p>
          </table:table-cell>
          <table:table-cell table:style-name="ce19"/>
          <table:table-cell table:style-name="ce13" office:value-type="string" calcext:value-type="string">
            <text:p>slope_DTM_50m_avg_ws7 (k, 0.22) <text:s/>&amp; Convexity (k. 0.18) &amp; planc_DTM_50m_avg_ws7 (rk): 0.15</text:p>
          </table:table-cell>
          <table:table-cell table:style-name="ce16" office:value-type="string" calcext:value-type="string">
            <text:p>Texture (!k, 0.25) &amp; TRI_hr_ws25 (mk): 0.16</text:p>
          </table:table-cell>
          <table:table-cell table:style-name="ce19"/>
          <table:table-cell table:style-name="ce13" office:value-type="string" calcext:value-type="string">
            <text:p>slope_ws3 (k, 0.38) &amp; slope_DTM_50m_avg_ws7(k): <text:s/>0.26</text:p>
          </table:table-cell>
          <table:table-cell table:style-name="ce16" office:value-type="string" calcext:value-type="string">
            <text:p>Texture (k!): 0.20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16:.B17])" office:value-type="float" office:value="14810" calcext:value-type="float">
            <text:p>1481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16:.E17])" office:value-type="float" office:value="10682.5" calcext:value-type="float">
            <text:p>1068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16:.H17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16:.K17])" office:value-type="float" office:value="2472.5" calcext:value-type="float">
            <text:p>2472.5</text:p>
          </table:table-cell>
          <table:table-cell table:style-name="ce11"/>
          <table:table-cell table:style-name="ce5" table:formula="of:=[.N17]/[.$C$2]*100" office:value-type="float" office:value="2.50045097827573" calcext:value-type="float">
            <text:p>2.5004509783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atchment_slope (k, 0.30) &amp; Channel_Network_Base_Level (rk, 0.26, mbalance) &amp; Topographic_Wetness_Index (uk);0.25</text:p>
          </table:table-cell>
          <table:table-cell table:style-name="ce17" office:value-type="string" calcext:value-type="string">
            <text:p>Maximum_Height_hr (k, 028) &amp; uk (0.26) &amp; uk: 0.23</text:p>
          </table:table-cell>
          <table:table-cell table:style-name="ce20"/>
          <table:table-cell table:style-name="ce14" office:value-type="string" calcext:value-type="string">
            <text:p>Channel_Network_Base_Level (k) :0.02</text:p>
          </table:table-cell>
          <table:table-cell table:style-name="ce17" office:value-type="string" calcext:value-type="string">
            <text:p>Maximum_Height_hr: 0.005</text:p>
          </table:table-cell>
          <table:table-cell table:style-name="ce20"/>
          <table:table-cell table:style-name="ce14" office:value-type="string" calcext:value-type="string">
            <text:p>Catchment_area (k, 0.27) &amp; Channel_Network_Base_Level (k): 0.18</text:p>
          </table:table-cell>
          <table:table-cell table:style-name="ce17" office:value-type="string" calcext:value-type="string">
            <text:p>Maximum_Height_hr: 0.02</text:p>
          </table:table-cell>
          <table:table-cell table:style-name="ce20"/>
          <table:table-cell table:style-name="ce13" office:value-type="string" calcext:value-type="string">
            <text:p>Channel_Network_Base_Level (k,0.12) &amp; sagaTopographic_Wetness_Index (k, 0.08) &amp; Catchment_area(rk): 0.06</text:p>
          </table:table-cell>
          <table:table-cell table:style-name="ce17" office:value-type="string" calcext:value-type="string">
            <text:p>Maximum_Height_hr (k, 0.09) &amp; ValleyDepth (k): 0.08</text:p>
          </table:table-cell>
          <table:table-cell table:style-name="ce20"/>
          <table:table-cell table:style-name="ce14" office:value-type="string" calcext:value-type="string">
            <text:p>Channel_Network_Base_Level (k, 0.20) &amp; Modified_Catchment_Area (k): 0.17</text:p>
          </table:table-cell>
          <table:table-cell table:style-name="ce17" office:value-type="string" calcext:value-type="string">
            <text:p>Maximum_Height_hr (0.08) &amp; ValleyDepth: 0.06</text:p>
          </table:table-cell>
          <table:table-cell table:style-name="ce20"/>
          <table:table-cell table:style-name="ce14" office:value-type="string" calcext:value-type="string">
            <text:p>Catchment_slope (k, 0.01) &amp; Catchment_area (k,alse eigentich sagaTWI):0.007 </text:p>
          </table:table-cell>
          <table:table-cell table:style-name="ce17" office:value-type="string" calcext:value-type="string">
            <text:p>Maximum_Height_hr (k,0.07) &amp; Valley_Depth_hr:0.03</text:p>
          </table:table-cell>
          <table:table-cell table:style-name="ce20"/>
          <table:table-cell table:style-name="ce14" office:value-type="string" calcext:value-type="string">
            <text:p>Channel_Network_Base_Level (k,0.22) %&amp;Catchment_slope(rk): 0.020</text:p>
          </table:table-cell>
          <table:table-cell table:style-name="ce17" office:value-type="string" calcext:value-type="string">
            <text:p>Maximum_Height_hr : 0.08 &amp; Valley_Depth_hr: 0.03</text:p>
          </table:table-cell>
          <table:table-cell table:style-name="ce20"/>
          <table:table-cell table:style-name="ce14" office:value-type="string" calcext:value-type="string">
            <text:p>Channel_Network_Base_Level (k, 0.22) &amp; Catchment_slope (rk) :0.20</text:p>
          </table:table-cell>
          <table:table-cell table:style-name="ce17" office:value-type="string" calcext:value-type="string">
            <text:p>Maximum_Height_hr (k,0.10) &amp; Vertical_Distance_to_Channel_Network(k,0.08) <text:s/>&amp; uk:0.26</text:p>
          </table:table-cell>
          <table:table-cell table:style-name="ce20"/>
          <table:table-cell table:style-name="ce14" office:value-type="string" calcext:value-type="string">
            <text:p>Channel_Network_Base_Level: 0.06</text:p>
          </table:table-cell>
          <table:table-cell table:style-name="ce17" office:value-type="string" calcext:value-type="string">
            <text:p>Maximum_Height_hr (k, 0.005)</text:p>
          </table:table-cell>
          <table:table-cell table:style-name="ce20"/>
          <table:table-cell table:style-name="ce14" office:value-type="string" calcext:value-type="string">
            <text:p>Channel_Network_Base_Level (k,0.10) &amp; Modified_Catchment_Area (k): 0.08</text:p>
          </table:table-cell>
          <table:table-cell table:style-name="ce17" office:value-type="string" calcext:value-type="string">
            <text:p>Maximum_Height_hr: 0.04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Ice-marginal Deposits</text:p>
          </table:table-cell>
          <table:table-cell table:style-name="ce3" office:value-type="float" office:value="1125" calcext:value-type="float">
            <text:p>1125</text:p>
          </table:table-cell>
          <table:table-cell table:style-name="ce7"/>
          <table:table-cell/>
          <table:table-cell table:style-name="ce3" office:value-type="float" office:value="1817.5" calcext:value-type="float">
            <text:p>1817.5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437.5" calcext:value-type="float">
            <text:p>437.5</text:p>
          </table:table-cell>
          <table:table-cell table:style-name="ce7"/>
          <table:table-cell table:style-name="ce9"/>
          <table:table-cell table:style-name="ce3" office:value-type="float" office:value="2062.5" calcext:value-type="float">
            <text:p>2062.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2" office:value-type="string" calcext:value-type="string">
            <text:p>ChannelNetworkBaseLevel :0.02</text:p>
          </table:table-cell>
          <table:table-cell table:style-name="ce15" office:value-type="string" calcext:value-type="string">
            <text:p>geom_hr_L3_fl10_r_li_dominance_UE_hr_40cells (!k, 0.25) &amp; geom_hr_L3_fl1_r_li_dominance_UE_hr_20cells (k): 0.21</text:p>
          </table:table-cell>
          <table:table-cell table:style-name="ce15" office:value-type="string" calcext:value-type="string">
            <text:p>geom_DTM_50m_avg_fl10_L150m (k, 0.33) &amp; geom_10m_fl10_L4 (k) :0.29</text:p>
          </table:table-cell>
          <table:table-cell table:style-name="ce12" office:value-type="string" calcext:value-type="string">
            <text:p>Slope (mk, 0.02) &amp; VerticalDistancetoChannelNetwork: 0</text:p>
          </table:table-cell>
          <table:table-cell table:style-name="ce12" office:value-type="string" calcext:value-type="string">
            <text:p>geom_hr_L50m_fl1_r_li_patchdensity_UE_hr_20cells (!k0.06) &amp; uk: 0.01</text:p>
          </table:table-cell>
          <table:table-cell table:style-name="ce18" office:value-type="string" calcext:value-type="string">
            <text:p>geom_10m_fl4_L20 (mk: 0.02)</text:p>
          </table:table-cell>
          <table:table-cell table:style-name="ce12" office:value-type="string" calcext:value-type="string">
            <text:p>ChannelNetworkBaseLevel (k, 0.15) <text:s/>&amp; slope_DTM_50m_avg_ws5 (k): 0.06</text:p>
          </table:table-cell>
          <table:table-cell table:style-name="ce15" office:value-type="string" calcext:value-type="string">
            <text:p>UK:0.5</text:p>
          </table:table-cell>
          <table:table-cell table:style-name="ce18" office:value-type="string" calcext:value-type="string">
            <text:p>geom_10m_fl1_L22 (k): 0.33</text:p>
          </table:table-cell>
          <table:table-cell table:style-name="ce12" office:value-type="string" calcext:value-type="string">
            <text:p>ChannelNetworkBaseLevel (k, 0.25) &amp; slope_DTM_50m_avg_ws3 (rk, 0.13) &amp; TPI_i0m_o500m (k ): 0.06</text:p>
          </table:table-cell>
          <table:table-cell table:style-name="ce16" office:value-type="string" calcext:value-type="string">
            <text:p>geom_hr_L50m_fl10_r_li_richness_UE_hr_20cells (rk): 0.39</text:p>
          </table:table-cell>
          <table:table-cell table:style-name="ce18" office:value-type="string" calcext:value-type="string">
            <text:p>geom_DTM_50m_avg_fl10_L1500m (k): 0.33</text:p>
          </table:table-cell>
          <table:table-cell office:value-type="string" calcext:value-type="string">
            <text:p>Catchment_slope (k!, 0.07) &amp; slope_DTM_50m_avg_ws5 (rk) &amp; uk: 0.05</text:p>
          </table:table-cell>
          <table:table-cell table:style-name="ce15" office:value-type="string" calcext:value-type="string">
            <text:p>geom_hr_L50m_fl10_r_li_richness_UE_hr_20cells (k, 0.30) &amp; geom_hr_L3_fl1_r_li_richness_UE_hr_20cells (k): 0.28</text:p>
          </table:table-cell>
          <table:table-cell table:style-name="ce18" office:value-type="string" calcext:value-type="string">
            <text:p>geom_DTM_50m_avg_fl10_L150m (!k): 0.29</text:p>
          </table:table-cell>
          <table:table-cell office:value-type="string" calcext:value-type="string">
            <text:p>ChannelNetworkBaseLevel (!k, 0.11) &amp;uk&amp;uk: 0.08</text:p>
          </table:table-cell>
          <table:table-cell table:style-name="ce15" office:value-type="string" calcext:value-type="string">
            <text:p>geom_hr_L50m_fl10_r_li_richness_UE_hr_20cells(k!) :0.28</text:p>
          </table:table-cell>
          <table:table-cell table:style-name="ce18" office:value-type="string" calcext:value-type="string">
            <text:p>geom_DTM_50m_avg_fl2_L250m (!k): 0.40 &amp;uk: 0.36</text:p>
          </table:table-cell>
          <table:table-cell office:value-type="string" calcext:value-type="string">
            <text:p>Catchment_slope (rk, 0.22) &amp; ChannelNetworkBaseLevel(k, 0.07() &amp; uk:0.05</text:p>
          </table:table-cell>
          <table:table-cell table:style-name="ce15" office:value-type="string" calcext:value-type="string">
            <text:p>geom_hr_L50m_fl10_r_li -uk (0.38) &amp; uk: 0.34</text:p>
          </table:table-cell>
          <table:table-cell table:style-name="ce18" office:value-type="string" calcext:value-type="string">
            <text:p>geom_DTM_50m_avg_fl10_L1000m(k): 0.24</text:p>
          </table:table-cell>
          <table:table-cell office:value-type="string" calcext:value-type="string">
            <text:p>ChannelNetworkBaseLevel (!k, 0.02) &amp; Texture (k, 0.01) &amp; uk: 0.0</text:p>
          </table:table-cell>
          <table:table-cell office:value-type="string" calcext:value-type="string">
            <text:p>geom_hr_L3_fl10_r_li_dominance_UE_hr_40cells (k,0.42) &amp;&amp;0.39</text:p>
          </table:table-cell>
          <table:table-cell office:value-type="string" calcext:value-type="string">
            <text:p>Ruk_0.47</text:p>
          </table:table-cell>
          <table:table-cell office:value-type="string" calcext:value-type="string">
            <text:p>ChannelNetworkBaseLevel (!k: 0.19) &amp; slope_ws15(mk) :0.08</text:p>
          </table:table-cell>
          <table:table-cell office:value-type="string" calcext:value-type="string">
            <text:p>UK: 0.47</text:p>
          </table:table-cell>
          <table:table-cell office:value-type="string" calcext:value-type="string">
            <text:p>UK:0.39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1365" calcext:value-type="float">
            <text:p>1365</text:p>
          </table:table-cell>
          <table:table-cell/>
          <table:table-cell table:style-name="ce10"/>
          <table:table-cell table:style-name="ce6" office:value-type="float" office:value="967.5" calcext:value-type="float">
            <text:p>967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125" calcext:value-type="float">
            <text:p>125</text:p>
          </table:table-cell>
          <table:table-cell/>
          <table:table-cell table:style-name="ce10"/>
          <table:table-cell table:style-name="ce6" office:value-type="float" office:value="117.5" calcext:value-type="float">
            <text:p>117.5</text:p>
          </table:table-cell>
          <table:table-cell/>
          <table:table-cell table:style-name="ce10"/>
          <table:table-cell table:style-name="ce4" office:value-type="float" office:value="243375" calcext:value-type="float">
            <text:p>24337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DTM_50m_avg_ws7 (k, 0.18) &amp; crosc_DTM_50m_avg_ws7(uk, 0.16) &amp; <text:s/>uk: 0.10</text:p>
          </table:table-cell>
          <table:table-cell table:style-name="ce16" office:value-type="string" calcext:value-type="string">
            <text:p>TRI_hr_ws26: (rfuk,0.26) &amp; Texture(rfuk, 0.20) &amp; terraintexture_hr_ws57_tp25 (!!rfuk): 0.15 </text:p>
          </table:table-cell>
          <table:table-cell table:style-name="ce19"/>
          <table:table-cell table:style-name="ce13" office:value-type="string" calcext:value-type="string">
            <text:p>Slope (mk, 0.02) &amp;uk:0.01</text:p>
          </table:table-cell>
          <table:table-cell table:style-name="ce16" office:value-type="string" calcext:value-type="string">
            <text:p>TRI_hr_ws25 (k, 0.02) &amp; Texture(k): 0.01</text:p>
          </table:table-cell>
          <table:table-cell table:style-name="ce19"/>
          <table:table-cell table:style-name="ce13" office:value-type="string" calcext:value-type="string">
            <text:p>maxic_DTM_50m_avg_ws7(uk, 0.34) &amp; slope_ws15 (uk, 0.25) &amp; profc_DTM_50m_avg_ws7 (uk): 0.2</text:p>
          </table:table-cell>
          <table:table-cell table:style-name="ce16" office:value-type="string" calcext:value-type="string">
            <text:p>Texture (k, 0.35) &amp; vectorruggedness_hr_ws59 (rk,0.35) &amp; terraintexture_hr_ws57_tp25 (rfuk): 0.26</text:p>
          </table:table-cell>
          <table:table-cell table:style-name="ce19"/>
          <table:table-cell table:style-name="ce13" office:value-type="string" calcext:value-type="string">
            <text:p>slope_DTM_50m_avg_ws3 (k, 0.29) &amp; Convexity (0.19) &amp; CrossSectionalCurvature (rk).: 0.16</text:p>
          </table:table-cell>
          <table:table-cell table:style-name="ce16" office:value-type="string" calcext:value-type="string">
            <text:p>TRI_hr_ws26 (mk, 0.31) &amp; fischerk_ws43 (mk):0.,26</text:p>
          </table:table-cell>
          <table:table-cell table:style-name="ce19"/>
          <table:table-cell table:style-name="ce13" office:value-type="string" calcext:value-type="string">
            <text:p>slope_DTM_50m_avg_ws7 (!k, 0.10) &amp; longc_DTM_50m_avg_ws7 (rk, 0.06) &amp; Convexity(rk): 0.05</text:p>
          </table:table-cell>
          <table:table-cell table:style-name="ce16" office:value-type="string" calcext:value-type="string">
            <text:p>TRI_hr_ws26 (rk, 0.21) &amp; Texture (rfuk, 0.14) &amp; uk: 0.11</text:p>
          </table:table-cell>
          <table:table-cell table:style-name="ce19"/>
          <table:table-cell table:style-name="ce13" office:value-type="string" calcext:value-type="string">
            <text:p>slope_DTM_50m_avg_ws5 (!k): 0.18</text:p>
          </table:table-cell>
          <table:table-cell table:style-name="ce16" office:value-type="string" calcext:value-type="string">
            <text:p>TRI_hr_ws26 (mk, 0.23) &amp;uk&amp;uk: 0.20</text:p>
          </table:table-cell>
          <table:table-cell table:style-name="ce19"/>
          <table:table-cell table:style-name="ce13" office:value-type="string" calcext:value-type="string">
            <text:p>slope_DTM_50m_avg_ws7 (!k, 0.20) &amp; Convexity(!k,0.14) &amp;uk:0.013</text:p>
          </table:table-cell>
          <table:table-cell table:style-name="ce16" office:value-type="string" calcext:value-type="string">
            <text:p>TRI_hr_ws24 (mk): 0.27 &amp;&amp;0.25</text:p>
          </table:table-cell>
          <table:table-cell table:style-name="ce19"/>
          <table:table-cell table:style-name="ce13" office:value-type="string" calcext:value-type="string">
            <text:p>slope_DTM_50m_avg_ws7 (mk, 0.28) &amp; Convexity (rk, 0.20) &amp; uk:0.13</text:p>
          </table:table-cell>
          <table:table-cell table:style-name="ce16" office:value-type="string" calcext:value-type="string">
            <text:p>TRI_hr_ws24 (mk, 0.31) &amp; <text:s/>Texture (rfuk, 0.20) &amp; fischerk_ws57 (mk): 0.17</text:p>
          </table:table-cell>
          <table:table-cell table:style-name="ce19"/>
          <table:table-cell table:style-name="ce13" office:value-type="string" calcext:value-type="string">
            <text:p>Convexity (rfuk, 0.38) &amp; longc_ws11(rfuk, 0.27) &amp;slope_DTM_50m_avg_ws7 (k): 0.21</text:p>
          </table:table-cell>
          <table:table-cell table:style-name="ce16" office:value-type="string" calcext:value-type="string">
            <text:p>vectorruggedness_hr_ws49 (mk, 0.36) &amp; uk:0.29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19:.B20])" office:value-type="float" office:value="2490" calcext:value-type="float">
            <text:p>249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19:.E20])" office:value-type="float" office:value="2785" calcext:value-type="float">
            <text:p>278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19:.H20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19:.K20])" office:value-type="float" office:value="562.5" calcext:value-type="float">
            <text:p>56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19:.N20])" office:value-type="float" office:value="2180" calcext:value-type="float">
            <text:p>2180</text:p>
          </table:table-cell>
          <table:table-cell table:style-name="ce11"/>
          <table:table-cell table:style-name="ce5" table:formula="of:=[.Q20]/[.$C$2]*100" office:value-type="float" office:value="0.222503567399582" calcext:value-type="float">
            <text:p>0.2225035674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 (k ,0.04) &amp; LS_Factor (k): 0.03</text:p>
          </table:table-cell>
          <table:table-cell table:style-name="ce17" office:value-type="string" calcext:value-type="string">
            <text:p>Maximum_Height_hr:0.02</text:p>
          </table:table-cell>
          <table:table-cell table:style-name="ce20"/>
          <table:table-cell table:style-name="ce14" office:value-type="string" calcext:value-type="string">
            <text:p>LS_Factor (rfuk): 0.02 &amp; Topographic_Wetness_Index (rfuk): 0.01</text:p>
          </table:table-cell>
          <table:table-cell table:style-name="ce17" office:value-type="string" calcext:value-type="string">
            <text:p>SlopeHeight (k, 0.05) &amp; Slope_Height_hr(?k?): 0.01</text:p>
          </table:table-cell>
          <table:table-cell table:style-name="ce20"/>
          <table:table-cell table:style-name="ce14" office:value-type="string" calcext:value-type="string">
            <text:p>Channel_Network_Base_Level (k, 0.249) &amp; sagaTopographic_Wetness_Index (k, 0.15) &amp; LS_Factor(uk): 0.13</text:p>
          </table:table-cell>
          <table:table-cell table:style-name="ce17" office:value-type="string" calcext:value-type="string">
            <text:p>Maximum_Height_hr: 0.19</text:p>
          </table:table-cell>
          <table:table-cell table:style-name="ce20"/>
          <table:table-cell table:style-name="ce14" office:value-type="string" calcext:value-type="string">
            <text:p>LS_Factor (k, <text:s/>0.35) &amp; <text:s/>Topographic_Wetness_Index (k, 0.29) &amp; Channel_Network_Base_Level (k): 0.23</text:p>
          </table:table-cell>
          <table:table-cell table:style-name="ce17" office:value-type="string" calcext:value-type="string">
            <text:p>Maximum_Height_hr (k, 0.12) &amp; ValleyDepth (k, 0.08) &amp; Slope_Height (k, 0.06)</text:p>
          </table:table-cell>
          <table:table-cell table:style-name="ce20"/>
          <table:table-cell table:style-name="ce14" office:value-type="string" calcext:value-type="string">
            <text:p>Catchment_slope(!k, 0.07) &amp; LS_Factor (k): 0.05</text:p>
          </table:table-cell>
          <table:table-cell table:style-name="ce17" office:value-type="string" calcext:value-type="string">
            <text:p>Maximum_Height_hr (k,0.12) &amp; Valley_Depth_hr (k=: 0.08</text:p>
          </table:table-cell>
          <table:table-cell table:style-name="ce20"/>
          <table:table-cell table:style-name="ce14" office:value-type="string" calcext:value-type="string">
            <text:p>Catchment_slope (!k, 0.16) &amp; Channel_Network_Base_Level (k): 0.14</text:p>
          </table:table-cell>
          <table:table-cell table:style-name="ce17" office:value-type="string" calcext:value-type="string">
            <text:p>Maximum_Height_hr (!k, 0,12) &amp; ValleyDepth (k) :0.12</text:p>
          </table:table-cell>
          <table:table-cell table:style-name="ce20"/>
          <table:table-cell table:style-name="ce14" office:value-type="string" calcext:value-type="string">
            <text:p>Catchment_slope (!k, 0.21) &amp; Channel_Network_Base_Level (!k, 0.15) &amp; LS_Factor(k):0.13</text:p>
          </table:table-cell>
          <table:table-cell table:style-name="ce17" office:value-type="string" calcext:value-type="string">
            <text:p>Relative_Slope_Position <text:s/>(!k, 0.22) &amp; ValleyDepth (rk,0.21) &amp; Maximum_Height_hr(rk): 0.11</text:p>
          </table:table-cell>
          <table:table-cell table:style-name="ce20"/>
          <table:table-cell table:style-name="ce14" office:value-type="string" calcext:value-type="string">
            <text:p>Channel_Network_Base_Level(k): 0.08</text:p>
          </table:table-cell>
          <table:table-cell table:style-name="ce17" office:value-type="string" calcext:value-type="string">
            <text:p>Maximum_Height_hr (k!, 0.02) &amp; <text:s text:c="2"/>ValleyDepth(rk): 0</text:p>
          </table:table-cell>
          <table:table-cell table:style-name="ce20"/>
          <table:table-cell table:style-name="ce14" office:value-type="string" calcext:value-type="string">
            <text:p>Channel_Network_Base_Level (!k, 0.22) &amp; sagaTopographic_Wetness_Index (k):0.14</text:p>
          </table:table-cell>
          <table:table-cell table:style-name="ce17" office:value-type="string" calcext:value-type="string">
            <text:p><text:s/>Relative_Slope_Position (k, 0.24) &amp; Maximum_Height_hr (uk): 0.18 &amp; uk: 0.12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Intermediate Sedimentary Rock</text:p>
          </table:table-cell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3260" calcext:value-type="float">
            <text:p>3260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6" office:value-type="string" calcext:value-type="string">
            <text:p>slope_ws11 (!k): 0</text:p>
          </table:table-cell>
          <table:table-cell table:style-name="ce15" office:value-type="string" calcext:value-type="string">
            <text:p>geom_hr_L50m_fl1_r_li_mps_UE_hr_20cells (k): 0.05 &amp;uk:0.02</text:p>
          </table:table-cell>
          <table:table-cell table:style-name="ce18" office:value-type="string" calcext:value-type="string">
            <text:p>geom_10m_fl10_L4 (mk):0.005</text:p>
          </table:table-cell>
          <table:table-cell table:style-name="ce12" office:value-type="string" calcext:value-type="string">
            <text:p>slope_DTM_50m_avg_ws3 (rk, 0.27) &amp; uk (0.22) &amp;uk: 0.20</text:p>
          </table:table-cell>
          <table:table-cell table:style-name="ce15" office:value-type="string" calcext:value-type="string">
            <text:p>geom_hr_L3_fl10_r_li_dominance_UE_hr_40cells (!k, 0.33) &amp; geom_hr_L50m_fl1_r_li_patchdensity_UE_hr_20cells(rk):0.30</text:p>
          </table:table-cell>
          <table:table-cell table:style-name="ce18"/>
          <table:table-cell table:style-name="ce12" office:value-type="string" calcext:value-type="string">
            <text:p>ChannelNetworkBaseLevel (!k, 0.11) &amp; ChannelNetworkBaseLevel (rfuk, 0.06) &amp; uk: 0.03</text:p>
          </table:table-cell>
          <table:table-cell table:style-name="ce15" office:value-type="string" calcext:value-type="string">
            <text:p>geom_hr_L3_fl10_r_li_dominance_UE_hr_40cells (!k, 0.36) &amp; geom_hr_L3_fl10_r_li_edgedensity_UE_hr_20cells (k): 0.27</text:p>
          </table:table-cell>
          <table:table-cell table:style-name="ce18" office:value-type="string" calcext:value-type="string">
            <text:p>geom_DTM_50m_avg_fl10_L1500m (k): 0.28</text:p>
          </table:table-cell>
          <table:table-cell table:style-name="ce23" office:value-type="string" calcext:value-type="string">
            <text:p>ChannelNetworkBaseLevel (!k, 0.17) &amp; Texture (rk, 0.12) <text:s/>&amp; uk: 0.09</text:p>
          </table:table-cell>
          <table:table-cell table:style-name="ce15" office:value-type="string" calcext:value-type="string">
            <text:p>geom_hr_L50m_fl10_r_li_simpson_UE_hr_20cells (rk): 0.38</text:p>
          </table:table-cell>
          <table:table-cell table:style-name="ce18"/>
          <table:table-cell office:value-type="string" calcext:value-type="string">
            <text:p>ChannelNetworkBaseLevel (k!, 0.27) &amp; Catchment_slope (,0.2) &amp; crosc_DTM_50m_avg_ws5 (uk):0.18</text:p>
          </table:table-cell>
          <table:table-cell table:style-name="ce15" office:value-type="string" calcext:value-type="string">
            <text:p>geom_hr_L3_fl10_r_li_simpson_UE_hr_20cells !k): 0.33</text:p>
          </table:table-cell>
          <table:table-cell table:style-name="ce18" office:value-type="string" calcext:value-type="string">
            <text:p>geom_DTM_50m_avg_fl2_L1400m (k):0.45</text:p>
          </table:table-cell>
          <table:table-cell office:value-type="string" calcext:value-type="string">
            <text:p>ChannelNetworkBaseLevel (1k): 0.03</text:p>
          </table:table-cell>
          <table:table-cell table:style-name="ce15" office:value-type="string" calcext:value-type="string">
            <text:p>geom_hr_L3_fl1_r_li_dominance_UE_hr_20cells (rk, 0.30) &amp; geom_hr_L3_fl10_r_li_dominance_UE_hr_40cells (rk, 0.20) &amp;uk 0.17</text:p>
          </table:table-cell>
          <table:table-cell table:style-name="ce18" office:value-type="string" calcext:value-type="string">
            <text:p>geom_DTM_50m_avg_fl10_L200m (mk): 0.16</text:p>
          </table:table-cell>
          <table:table-cell office:value-type="string" calcext:value-type="string">
            <text:p>ChannelNetworkBaseLevel (!k, 0.26) &amp; Convexity(rk, 0.19) &amp; Channel_Network_Base_Level (rk): 0.15</text:p>
          </table:table-cell>
          <table:table-cell office:value-type="string" calcext:value-type="string">
            <text:p>geom_hr_L3_fl1_r_li_dominance_UE_hr_20cells (!k, 0.38) &amp; <text:s/>geom_hr_L3_fl10_r_li_dominance_UE_hr_40cells (uk, 0.31)</text:p>
          </table:table-cell>
          <table:table-cell office:value-type="string" calcext:value-type="string">
            <text:p>geom_DTM_50m_avg_fl10_L400m (k) :0.43</text:p>
          </table:table-cell>
          <table:table-cell office:value-type="string" calcext:value-type="string">
            <text:p>LS_Factor (k): 0.19</text:p>
          </table:table-cell>
          <table:table-cell office:value-type="string" calcext:value-type="string">
            <text:p>geom_hr_L3_fl10_r_li_dominance_UE_hr_40cells (k, 0.30) &amp; geom_hr_L3_fl1_r_li_dominance_UE_hr_20cells (rk): 0.23</text:p>
          </table:table-cell>
          <table:table-cell office:value-type="string" calcext:value-type="string">
            <text:p>geom_DTM_50m_avg_fl10_L150m (mk,0.29) &amp; uk: 0.25 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2190" calcext:value-type="float">
            <text:p>2190</text:p>
          </table:table-cell>
          <table:table-cell/>
          <table:table-cell table:style-name="ce10"/>
          <table:table-cell table:style-name="ce6" office:value-type="float" office:value="727.5" calcext:value-type="float">
            <text:p>727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4" office:value-type="float" office:value="190175" calcext:value-type="float">
            <text:p>19017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6" office:value-type="string" calcext:value-type="string">
            <text:p>slope_ws11 (!k): 0</text:p>
          </table:table-cell>
          <table:table-cell table:style-name="ce16" office:value-type="string" calcext:value-type="string">
            <text:p>TRI_hr_ws11 (mk):0.00</text:p>
          </table:table-cell>
          <table:table-cell table:style-name="ce19"/>
          <table:table-cell table:style-name="ce13" office:value-type="string" calcext:value-type="string">
            <text:p>slope_DTM_50m_avg_ws3 (mk): 0.25</text:p>
          </table:table-cell>
          <table:table-cell table:style-name="ce16" office:value-type="string" calcext:value-type="string">
            <text:p>TRI_hr_ws22 (mk):0.25</text:p>
          </table:table-cell>
          <table:table-cell table:style-name="ce19"/>
          <table:table-cell table:style-name="ce13" office:value-type="string" calcext:value-type="string">
            <text:p>slope_DTM_50m_avg_ws7 (rk, 0.21) &amp; profc_DTM_50m_avg_ws7 (rk): 0.10</text:p>
          </table:table-cell>
          <table:table-cell table:style-name="ce16" office:value-type="string" calcext:value-type="string">
            <text:p>TRI_hr_ws26 (mk, 0.25) &amp; terraintexture_hr_ws25_t1 (mk): 0.22</text:p>
          </table:table-cell>
          <table:table-cell table:style-name="ce19" office:value-type="string" calcext:value-type="string">
            <text:p><text:s/></text:p>
          </table:table-cell>
          <table:table-cell table:style-name="ce13" office:value-type="string" calcext:value-type="string">
            <text:p>slope_DTM_50m_avg_ws7 (1k, 0.32) &amp; uk (0.3) &amp;uk: 0.26</text:p>
          </table:table-cell>
          <table:table-cell table:style-name="ce16" office:value-type="string" calcext:value-type="string">
            <text:p>Texture :0.28</text:p>
          </table:table-cell>
          <table:table-cell table:style-name="ce19"/>
          <table:table-cell table:style-name="ce13" office:value-type="string" calcext:value-type="string">
            <text:p>slope_DTM_50m_avg_ws7 (!k, 0.34) &amp; profc_DTM_50m_avg_ws5(rk, 0.31) &amp; Convexity(rk): 0.27</text:p>
          </table:table-cell>
          <table:table-cell table:style-name="ce16" office:value-type="string" calcext:value-type="string">
            <text:p>terraintexture_hr_ws57_tp5 (k) : 0.32</text:p>
          </table:table-cell>
          <table:table-cell table:style-name="ce19"/>
          <table:table-cell table:style-name="ce13" office:value-type="string" calcext:value-type="string">
            <text:p>slope_DTM_50m_avg_ws5 (mk,0.08) &amp; crosc_DTM_50m_avg_ws7 (k, 0.06) </text:p>
          </table:table-cell>
          <table:table-cell table:style-name="ce16" office:value-type="string" calcext:value-type="string">
            <text:p>TRI_hr_ws26 (k): 0.07</text:p>
          </table:table-cell>
          <table:table-cell table:style-name="ce19"/>
          <table:table-cell table:style-name="ce13" office:value-type="string" calcext:value-type="string">
            <text:p>Convexity(k, 0.38) &amp; slope_DTM_50m_avg_ws7 (k, 0.30) &amp; profc_DTM_50m_avg_ws7 (rk):0.28</text:p>
          </table:table-cell>
          <table:table-cell table:style-name="ce16" office:value-type="string" calcext:value-type="string">
            <text:p>terraintexture_hr_ws57_tp5 (rk, 0.40) &amp; Texture (!k, 0.33) &amp;uk':0.24</text:p>
          </table:table-cell>
          <table:table-cell table:style-name="ce19"/>
          <table:table-cell table:style-name="ce13" office:value-type="string" calcext:value-type="string">
            <text:p>slope_ws15 (k, 0.20) &amp; crosc_ws19_hr (rk) :0.18</text:p>
          </table:table-cell>
          <table:table-cell table:style-name="ce16" office:value-type="string" calcext:value-type="string">
            <text:p>TRI_hr_ws24 (mk): 0.16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22:.B23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22:.E23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22:.H23])" office:value-type="float" office:value="5450" calcext:value-type="float">
            <text:p>545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22:.K23])" office:value-type="float" office:value="727.5" calcext:value-type="float">
            <text:p>72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22:.N23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22:.Q23])" office:value-type="float" office:value="0" calcext:value-type="float">
            <text:p>0</text:p>
          </table:table-cell>
          <table:table-cell table:style-name="ce11"/>
          <table:table-cell table:style-name="ce5" table:formula="of:=[.T23]/[.$C$2]*100" office:value-type="float" office:value="0.173865910345005" calcext:value-type="float">
            <text:p>0.1738659103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LS_Factor (k!): 0</text:p>
          </table:table-cell>
          <table:table-cell table:style-name="ce17" office:value-type="string" calcext:value-type="string">
            <text:p>Maximum_Height_hr:0.0</text:p>
          </table:table-cell>
          <table:table-cell table:style-name="ce20"/>
          <table:table-cell table:style-name="ce14" office:value-type="string" calcext:value-type="string">
            <text:p>sagaTopographic_Wetness_Index (!k, 0.24) &amp; LS_Factor (k,0.21) &amp; TWI: 0.20</text:p>
          </table:table-cell>
          <table:table-cell table:style-name="ce17" office:value-type="string" calcext:value-type="string">
            <text:p>Vertical_Distance_to_Channel_Network (k!, 0.24)</text:p>
          </table:table-cell>
          <table:table-cell table:style-name="ce20"/>
          <table:table-cell table:style-name="ce14" office:value-type="string" calcext:value-type="string">
            <text:p>Channel_Network_Base_Level (!k, 0.11) &amp; Catchment_slope (rk) :007</text:p>
          </table:table-cell>
          <table:table-cell table:style-name="ce17" office:value-type="string" calcext:value-type="string">
            <text:p>Maximum_Height_hr (!k: 0.26) &amp; Normalized_Height (k, 0.08) &amp; ValleyDepth (rk): 0.07</text:p>
          </table:table-cell>
          <table:table-cell table:style-name="ce20"/>
          <table:table-cell table:style-name="ce14" office:value-type="string" calcext:value-type="string">
            <text:p>Channel_Network_Base_Level : 0.29</text:p>
          </table:table-cell>
          <table:table-cell table:style-name="ce17" office:value-type="string" calcext:value-type="string">
            <text:p>Maximum_Height_hr : 0.03</text:p>
          </table:table-cell>
          <table:table-cell table:style-name="ce20"/>
          <table:table-cell table:style-name="ce14" office:value-type="string" calcext:value-type="string">
            <text:p>Channel_Network_Base_Level (!rfuk,0.36) &amp;Catchment_slope(rfuk): 0.20</text:p>
          </table:table-cell>
          <table:table-cell table:style-name="ce17" office:value-type="string" calcext:value-type="string">
            <text:p>Maximum_Height_hr (!k, 0.26) &amp;Slope_Height (k):0.18</text:p>
          </table:table-cell>
          <table:table-cell table:style-name="ce20"/>
          <table:table-cell table:style-name="ce14" office:value-type="string" calcext:value-type="string">
            <text:p>Catchment_slope (!k ,0.06) &amp; Channel_Network_Base_Level (k):0.03</text:p>
          </table:table-cell>
          <table:table-cell table:style-name="ce17" office:value-type="string" calcext:value-type="string">
            <text:p>Maximum_Height_hr (!k'): 0.02</text:p>
          </table:table-cell>
          <table:table-cell table:style-name="ce20"/>
          <table:table-cell table:style-name="ce14" office:value-type="string" calcext:value-type="string">
            <text:p>Catchment_slope (!k, 0.31) &amp; Channel_Network_Base_Level (k, 0.26) &amp; sagaTopographic_Wetness_Index (k): 0.18</text:p>
          </table:table-cell>
          <table:table-cell table:style-name="ce17" office:value-type="string" calcext:value-type="string">
            <text:p>Maximum_Height_hr (k!, 0.25) &amp; Vertical_Distance_to_Channel_Network &amp; ValleyDepth(rfuk):0.16</text:p>
          </table:table-cell>
          <table:table-cell table:style-name="ce20"/>
          <table:table-cell table:style-name="ce14" office:value-type="string" calcext:value-type="string">
            <text:p>LS_Factor (k!): 0.17</text:p>
          </table:table-cell>
          <table:table-cell table:style-name="ce17" office:value-type="string" calcext:value-type="string">
            <text:p>Maximum_Height_hr (!k, 0.22) &amp;Vertical_Distance_to_Channel_Network (k, 0.19) &amp; SlopeHeight (k): 0.17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Mire Deposits</text:p>
          </table:table-cell>
          <table:table-cell table:style-name="ce3" office:value-type="float" office:value="21477.5" calcext:value-type="float">
            <text:p>21477.5</text:p>
          </table:table-cell>
          <table:table-cell table:style-name="ce7"/>
          <table:table-cell/>
          <table:table-cell table:style-name="ce3" office:value-type="float" office:value="235" calcext:value-type="float">
            <text:p>235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4102.5" calcext:value-type="float">
            <text:p>4102.5</text:p>
          </table:table-cell>
          <table:table-cell table:style-name="ce7"/>
          <table:table-cell table:style-name="ce9"/>
          <table:table-cell table:style-name="ce3" office:value-type="float" office:value="197.5" calcext:value-type="float">
            <text:p>197.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2" office:value-type="string" calcext:value-type="string">
            <text:p>Modified_Catchment_Area (uk, 0.03) &amp; uk:0.02</text:p>
          </table:table-cell>
          <table:table-cell table:style-name="ce15" office:value-type="string" calcext:value-type="string">
            <text:p>geom_hr_L50m_fl1_r_li_patchdensity_UE_hr_20cells (rk,0.09) &amp; uk(0.05) &amp;uk:0.04</text:p>
          </table:table-cell>
          <table:table-cell table:style-name="ce18" office:value-type="string" calcext:value-type="string">
            <text:p>geom_DTM_50m_avg_fl3_L150m: 0.02</text:p>
          </table:table-cell>
          <table:table-cell table:style-name="ce12" office:value-type="string" calcext:value-type="string">
            <text:p>Slope (rk, 0.03) &amp; Modified_Catchment_Area (uk): 0.02</text:p>
          </table:table-cell>
          <table:table-cell table:style-name="ce15" office:value-type="string" calcext:value-type="string">
            <text:p>geom_hr_L50m_fl1_r_li_mps_UE_hr_20cells (!k, 0.08) &amp; geom_hr_L50m_fl1_r_li_dominance_UE_hr_20cells (k):0.05</text:p>
          </table:table-cell>
          <table:table-cell table:style-name="ce18"/>
          <table:table-cell office:value-type="string" calcext:value-type="string">
            <text:p>slope_ws11:0</text:p>
          </table:table-cell>
          <table:table-cell table:style-name="ce15" office:value-type="string" calcext:value-type="string">
            <text:p>geom_hr_L50m_fl1_r_li_mps_UE_hr_20cells (!k, 0.04) &amp;uk:0.03</text:p>
          </table:table-cell>
          <table:table-cell table:style-name="ce18" office:value-type="string" calcext:value-type="string">
            <text:p>geom_10m_fl10_L3:0</text:p>
          </table:table-cell>
          <table:table-cell office:value-type="string" calcext:value-type="string">
            <text:p>Modified_Catchment_Area (rk:0.02</text:p>
          </table:table-cell>
          <table:table-cell table:style-name="ce15" office:value-type="string" calcext:value-type="string">
            <text:p>geom_hr_L50m_fl1_r_li_patchdensity_UE_hr_20cells (uk, 0.08) &amp; uk&amp;uk:0.02</text:p>
          </table:table-cell>
          <table:table-cell table:style-name="ce18" office:value-type="string" calcext:value-type="string">
            <text:p>geom_10m_fl10_L10 (rk):0.02</text:p>
          </table:table-cell>
          <table:table-cell office:value-type="string" calcext:value-type="string">
            <text:p>Modified_Catchment_Area:0.01</text:p>
          </table:table-cell>
          <table:table-cell table:style-name="ce15" office:value-type="string" calcext:value-type="string">
            <text:p>geom_hr_L50m_fl1_r_li_patchdensity_UE_hr_20cells (rk, 0.15) &amp; geom_hr_L50m_fl1_r_li_dominance_UE_hr_20cells(rk):0.07</text:p>
          </table:table-cell>
          <table:table-cell table:style-name="ce18" office:value-type="string" calcext:value-type="string">
            <text:p>geom_10m_fl3_L140:0.05</text:p>
          </table:table-cell>
          <table:table-cell office:value-type="string" calcext:value-type="string">
            <text:p>ChannelNetworkBaseLevel: 0.01</text:p>
          </table:table-cell>
          <table:table-cell office:value-type="string" calcext:value-type="string">
            <text:p>geom_hr_L50m_fl1_r_li_patchdensity_UE_hr_20cells (rk: 0.09) &amp; uk&amp;uk:0.02</text:p>
          </table:table-cell>
          <table:table-cell office:value-type="string" calcext:value-type="string">
            <text:p>geom_DTM_50m_avg_fl3_L150m (!k): 0,.01</text:p>
          </table:table-cell>
          <table:table-cell office:value-type="string" calcext:value-type="string">
            <text:p>ChannelNetworkBaseLevel (rk): 0.01</text:p>
          </table:table-cell>
          <table:table-cell office:value-type="string" calcext:value-type="string">
            <text:p>geom_hr_L50m_fl1_r_li_patchdensity_UE_hr_20cells (!k, 0.08) &amp; geom_hr_L50m_fl1_r_li_dominance_UE_hr_20cells (!k):0.05</text:p>
          </table:table-cell>
          <table:table-cell office:value-type="string" calcext:value-type="string">
            <text:p>geom_DTM_50m_avg_fl3_L800m (uk):0.03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695" calcext:value-type="float">
            <text:p>695</text:p>
          </table:table-cell>
          <table:table-cell/>
          <table:table-cell table:style-name="ce10"/>
          <table:table-cell table:style-name="ce6" office:value-type="float" office:value="447.5" calcext:value-type="float">
            <text:p>447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2122.5" calcext:value-type="float">
            <text:p>2122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4" office:value-type="float" office:value="3615100" calcext:value-type="float">
            <text:p>361510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 (!k,0.03) &amp; uk:0.02</text:p>
          </table:table-cell>
          <table:table-cell table:style-name="ce16" office:value-type="string" calcext:value-type="string">
            <text:p>TRI_hr_ws26: 0.04</text:p>
          </table:table-cell>
          <table:table-cell table:style-name="ce19"/>
          <table:table-cell table:style-name="ce13" office:value-type="string" calcext:value-type="string">
            <text:p>Slope : 0,02</text:p>
          </table:table-cell>
          <table:table-cell table:style-name="ce16" office:value-type="string" calcext:value-type="string">
            <text:p>TRI_hr_ws20 (mk):0.03</text:p>
          </table:table-cell>
          <table:table-cell table:style-name="ce19"/>
          <table:table-cell office:value-type="string" calcext:value-type="string">
            <text:p>slope_ws11:0</text:p>
          </table:table-cell>
          <table:table-cell table:style-name="ce16" office:value-type="string" calcext:value-type="string">
            <text:p>TRI_hr_ws10:0</text:p>
          </table:table-cell>
          <table:table-cell table:style-name="ce19"/>
          <table:table-cell table:style-name="ce13" office:value-type="string" calcext:value-type="string">
            <text:p>slope_ws19_hr (k): 0.02</text:p>
          </table:table-cell>
          <table:table-cell table:style-name="ce16" office:value-type="string" calcext:value-type="string">
            <text:p>TRI_hr_ws11 (mk):0.01</text:p>
          </table:table-cell>
          <table:table-cell table:style-name="ce19"/>
          <table:table-cell table:style-name="ce13" office:value-type="string" calcext:value-type="string">
            <text:p>Slope (!k,0.04) &amp; Convexity (rk):0.02</text:p>
          </table:table-cell>
          <table:table-cell table:style-name="ce16" office:value-type="string" calcext:value-type="string">
            <text:p>TRI_hr_ws22 (mk):0.06</text:p>
          </table:table-cell>
          <table:table-cell table:style-name="ce19"/>
          <table:table-cell table:style-name="ce13" office:value-type="string" calcext:value-type="string">
            <text:p>Slope: 0.02</text:p>
          </table:table-cell>
          <table:table-cell table:style-name="ce16" office:value-type="string" calcext:value-type="string">
            <text:p>TRI_hr_ws16: 0.02</text:p>
          </table:table-cell>
          <table:table-cell table:style-name="ce19"/>
          <table:table-cell table:style-name="ce13" office:value-type="string" calcext:value-type="string">
            <text:p>Slope (!k, 0,03) &amp; maxic_DTM_50m_avg_ws5 (k): 0.01</text:p>
          </table:table-cell>
          <table:table-cell table:style-name="ce16" office:value-type="string" calcext:value-type="string">
            <text:p>TRI_hr_ws21 (mk):0.05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25:.B26])" office:value-type="float" office:value="22172.5" calcext:value-type="float">
            <text:p>2217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25:.E26])" office:value-type="float" office:value="682.5" calcext:value-type="float">
            <text:p>68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25:.H26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25:.K26])" office:value-type="float" office:value="6225" calcext:value-type="float">
            <text:p>622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25:.N26])" office:value-type="float" office:value="197.5" calcext:value-type="float">
            <text:p>19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25:.Q26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25:.T26])" office:value-type="float" office:value="0" calcext:value-type="float">
            <text:p>0</text:p>
          </table:table-cell>
          <table:table-cell table:style-name="ce11"/>
          <table:table-cell table:style-name="ce5" table:formula="of:=[.W26]/[.$C$2]*100" office:value-type="float" office:value="3.30507507552636" calcext:value-type="float">
            <text:p>3.3050750755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 (rk, 0.03) <text:s/>&amp; LS_Factor (k): 0.01</text:p>
          </table:table-cell>
          <table:table-cell table:style-name="ce17" office:value-type="string" calcext:value-type="string">
            <text:p>Maximum_Height_hr :0.02</text:p>
          </table:table-cell>
          <table:table-cell table:style-name="ce20"/>
          <table:table-cell table:style-name="ce14" office:value-type="string" calcext:value-type="string">
            <text:p>Modified_Catchment_Area (!k, 0.02) &amp; LSFactor (!k):0.01</text:p>
          </table:table-cell>
          <table:table-cell table:style-name="ce17" office:value-type="string" calcext:value-type="string">
            <text:p>geom_10m_fl4_L60 (uk):0.03</text:p>
          </table:table-cell>
          <table:table-cell table:style-name="ce20"/>
          <table:table-cell table:style-name="ce14" office:value-type="string" calcext:value-type="string">
            <text:p>LS_Factor: 0</text:p>
          </table:table-cell>
          <table:table-cell table:style-name="ce17" office:value-type="string" calcext:value-type="string">
            <text:p>Maximum_Height_hr : 0.02</text:p>
          </table:table-cell>
          <table:table-cell table:style-name="ce20"/>
          <table:table-cell table:style-name="ce14" office:value-type="string" calcext:value-type="string">
            <text:p>Modified_Catchment_Area: 0</text:p>
          </table:table-cell>
          <table:table-cell table:style-name="ce17" office:value-type="string" calcext:value-type="string">
            <text:p>Maximum_Height_hr : 0.07 &amp; Valley_Depth_hr 0.04</text:p>
          </table:table-cell>
          <table:table-cell table:style-name="ce20"/>
          <table:table-cell table:style-name="ce14" office:value-type="string" calcext:value-type="string">
            <text:p>Modified_Catchment_Area: 0.01</text:p>
          </table:table-cell>
          <table:table-cell table:style-name="ce17" office:value-type="string" calcext:value-type="string">
            <text:p>Maximum_Height_hr: 0.01</text:p>
          </table:table-cell>
          <table:table-cell table:style-name="ce20"/>
          <table:table-cell table:style-name="ce14" office:value-type="string" calcext:value-type="string">
            <text:p>Modified_Catchment_Area: 0.01</text:p>
          </table:table-cell>
          <table:table-cell table:style-name="ce17" office:value-type="string" calcext:value-type="string">
            <text:p>Maximum_Height_hr: 0.01</text:p>
          </table:table-cell>
          <table:table-cell table:style-name="ce20"/>
          <table:table-cell table:style-name="ce14" office:value-type="string" calcext:value-type="string">
            <text:p>Modified_Catchment_Area: 0.01</text:p>
          </table:table-cell>
          <table:table-cell table:style-name="ce17" office:value-type="string" calcext:value-type="string">
            <text:p>Maximum_Height_hr: 0.01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Mixed Deposits</text:p>
          </table:table-cell>
          <table:table-cell table:style-name="ce3" office:value-type="float" office:value="6272.5" calcext:value-type="float">
            <text:p>6272.5</text:p>
          </table:table-cell>
          <table:table-cell table:style-name="ce7"/>
          <table:table-cell/>
          <table:table-cell table:style-name="ce3" office:value-type="float" office:value="4305" calcext:value-type="float">
            <text:p>4305</text:p>
          </table:table-cell>
          <table:table-cell table:style-name="ce7"/>
          <table:table-cell/>
          <table:table-cell table:style-name="ce3" office:value-type="float" office:value="1192.5" calcext:value-type="float">
            <text:p>1192.5</text:p>
          </table:table-cell>
          <table:table-cell table:style-name="ce7"/>
          <table:table-cell/>
          <table:table-cell table:style-name="ce3" office:value-type="float" office:value="11080" calcext:value-type="float">
            <text:p>11080</text:p>
          </table:table-cell>
          <table:table-cell table:style-name="ce7"/>
          <table:table-cell table:style-name="ce9"/>
          <table:table-cell table:style-name="ce3" office:value-type="float" office:value="3297.5" calcext:value-type="float">
            <text:p>3297.5</text:p>
          </table:table-cell>
          <table:table-cell table:style-name="ce7"/>
          <table:table-cell table:style-name="ce9"/>
          <table:table-cell table:style-name="ce3" office:value-type="float" office:value="15" calcext:value-type="float">
            <text:p>1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2" office:value-type="string" calcext:value-type="string">
            <text:p>TPI_i0m_o500m (k, 0.19) &amp; slope_ws11 (rmk, 0.016) &amp; ChannelNetworkBaseLevel:0.07</text:p>
          </table:table-cell>
          <table:table-cell table:style-name="ce15" office:value-type="string" calcext:value-type="string">
            <text:p>geom_hr_L3_fl10_r_li_patchdensity_UE_hr_10cells (rk, 0.41) &amp;uk&amp;uk: 0.34</text:p>
          </table:table-cell>
          <table:table-cell table:style-name="ce18" office:value-type="string" calcext:value-type="string">
            <text:p>geom_DTM_50m_avg_fl8_L1500m (mk):0.27</text:p>
          </table:table-cell>
          <table:table-cell office:value-type="string" calcext:value-type="string">
            <text:p>slope_DTM_50m_avg_ws7 (!k, 0.18) &amp; ChannelNetworkBaseLevel (k): 0.11</text:p>
          </table:table-cell>
          <table:table-cell table:style-name="ce15" office:value-type="string" calcext:value-type="string">
            <text:p>UK:0.40</text:p>
          </table:table-cell>
          <table:table-cell table:style-name="ce18" office:value-type="string" calcext:value-type="string">
            <text:p>geom_DTM_50m_avg_fl10_L500m (k): 0.26</text:p>
          </table:table-cell>
          <table:table-cell office:value-type="string" calcext:value-type="string">
            <text:p>sagaTopographic_Wetness_Index (k, 0.29) &amp; uk(0.23) &amp;uk: 0.16</text:p>
          </table:table-cell>
          <table:table-cell table:style-name="ce15" office:value-type="string" calcext:value-type="string">
            <text:p>UK (0.39) &amp; uk (0.33) &amp; uk(0.32) </text:p>
          </table:table-cell>
          <table:table-cell table:style-name="ce18" office:value-type="string" calcext:value-type="string">
            <text:p>UK:0.38</text:p>
          </table:table-cell>
          <table:table-cell office:value-type="string" calcext:value-type="string">
            <text:p>Catchment_slope (!k, 0.14) &amp; slope_ws5_hr(k): 0.10</text:p>
          </table:table-cell>
          <table:table-cell table:style-name="ce15" office:value-type="string" calcext:value-type="string">
            <text:p>UK: 0.40</text:p>
          </table:table-cell>
          <table:table-cell table:style-name="ce18" office:value-type="string" calcext:value-type="string">
            <text:p>geom_DTM_50m_avg_fl10_L1000m (!k):0.18</text:p>
          </table:table-cell>
          <table:table-cell office:value-type="string" calcext:value-type="string">
            <text:p>ChannelNetworkBaseLevel (!k, 0.25) &amp; VerticalDistancetoChannelNetwork (uk, 0.19) &amp; Catchment_Slope (rk): 0.10</text:p>
          </table:table-cell>
          <table:table-cell office:value-type="string" calcext:value-type="string">
            <text:p>UK:0.51</text:p>
          </table:table-cell>
          <table:table-cell office:value-type="string" calcext:value-type="string">
            <text:p>geom_10m_fl1_L70 (uk): 0.43</text:p>
          </table:table-cell>
          <table:table-cell office:value-type="string" calcext:value-type="string">
            <text:p>TPI_i0m_o500m (!k): 0.28</text:p>
          </table:table-cell>
          <table:table-cell table:style-name="Default" office:value-type="string" calcext:value-type="string">
            <text:p>UK:0.50</text:p>
          </table:table-cell>
          <table:table-cell office:value-type="string" calcext:value-type="string">
            <text:p>geom_DTM_50m_avg_fl10_L1100m (mk):0.32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4590" calcext:value-type="float">
            <text:p>4590</text:p>
          </table:table-cell>
          <table:table-cell/>
          <table:table-cell table:style-name="ce10"/>
          <table:table-cell table:style-name="ce6" office:value-type="float" office:value="5662.5" calcext:value-type="float">
            <text:p>5662.5</text:p>
          </table:table-cell>
          <table:table-cell/>
          <table:table-cell table:style-name="ce10"/>
          <table:table-cell table:style-name="ce6" office:value-type="float" office:value="100" calcext:value-type="float">
            <text:p>100</text:p>
          </table:table-cell>
          <table:table-cell/>
          <table:table-cell table:style-name="ce10"/>
          <table:table-cell table:style-name="ce6" office:value-type="float" office:value="6325" calcext:value-type="float">
            <text:p>6325</text:p>
          </table:table-cell>
          <table:table-cell/>
          <table:table-cell table:style-name="ce10"/>
          <table:table-cell table:style-name="ce6" office:value-type="float" office:value="52.5" calcext:value-type="float">
            <text:p>52.5</text:p>
          </table:table-cell>
          <table:table-cell/>
          <table:table-cell table:style-name="ce10"/>
          <table:table-cell table:style-name="ce6" office:value-type="float" office:value="575" calcext:value-type="float">
            <text:p>57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237.5" calcext:value-type="float">
            <text:p>237.5</text:p>
          </table:table-cell>
          <table:table-cell/>
          <table:table-cell table:style-name="ce10"/>
          <table:table-cell table:style-name="ce4" office:value-type="float" office:value="2343050" calcext:value-type="float">
            <text:p>234305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maxic_DTM_50m_avg_ws7 (k): 0.21 &amp; slope_DTM_50m_avg_ws7 (k, 0.19) &amp; Convexity Uk) 0.15</text:p>
          </table:table-cell>
          <table:table-cell table:style-name="ce16" office:value-type="string" calcext:value-type="string">
            <text:p>vectorruggedness_hr_ws35 (mk?, 0.27) &amp; uk(0.25)&amp;uk:0.20</text:p>
          </table:table-cell>
          <table:table-cell table:style-name="ce19"/>
          <table:table-cell table:style-name="ce13" office:value-type="string" calcext:value-type="string">
            <text:p>slope_DTM_50m_avg_ws7 (!k, 0.18= &amp; Convexity(k,0.16) &amp; crosc_ws7 (uk): 0.13</text:p>
          </table:table-cell>
          <table:table-cell table:style-name="ce16" office:value-type="string" calcext:value-type="string">
            <text:p>Texture: 0.04</text:p>
          </table:table-cell>
          <table:table-cell table:style-name="ce19"/>
          <table:table-cell table:style-name="ce13" office:value-type="string" calcext:value-type="string">
            <text:p>slope_DTM_50m_avg_ws7 (mk, 0.29) &amp; maxic_DTM_50m_avg_ws7 (rk): 0.21</text:p>
          </table:table-cell>
          <table:table-cell table:style-name="ce16" office:value-type="string" calcext:value-type="string">
            <text:p>TRI_hr_ws10(rmk,0.29) &amp; uk (0.27) &amp; uk(0.26)</text:p>
          </table:table-cell>
          <table:table-cell table:style-name="ce19"/>
          <table:table-cell table:style-name="ce13" office:value-type="string" calcext:value-type="string">
            <text:p>slope_DTM_50m_avg_ws7 (!k, 0.22) &amp; <text:s/>Convexity(rk, 0.22) &amp; uk: 0.16</text:p>
          </table:table-cell>
          <table:table-cell table:style-name="ce16" office:value-type="string" calcext:value-type="string">
            <text:p>TRI_hr_ws22 (rmk): 0.28</text:p>
          </table:table-cell>
          <table:table-cell table:style-name="ce19"/>
          <table:table-cell table:style-name="ce13" office:value-type="string" calcext:value-type="string">
            <text:p>slope_ws9_hr (rk, 0.39) &amp; Convexity (rk, 0.33) &amp; Convergence_Index (rk): 0.26</text:p>
          </table:table-cell>
          <table:table-cell table:style-name="ce16" office:value-type="string" calcext:value-type="string">
            <text:p>TRI_hr_ws20 (rmk, 0.35) &amp; uk (0.32) &amp; uk: 0.24</text:p>
          </table:table-cell>
          <table:table-cell table:style-name="ce19"/>
          <table:table-cell table:style-name="ce13" office:value-type="string" calcext:value-type="string">
            <text:p>crosc_DTM_50m_avg_ws5 (rk, 0.38) &amp; maxic_DTM_50m_avg_ws7 (rk, 0.36) &amp; uk: 0.35</text:p>
          </table:table-cell>
          <table:table-cell office:value-type="string" calcext:value-type="string">
            <text:p>vectorruggedness_hr_ws27 (rmk):0.4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28:.B29])" office:value-type="float" office:value="10862.5" calcext:value-type="float">
            <text:p>1086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28:.E29])" office:value-type="float" office:value="9967.5" calcext:value-type="float">
            <text:p>996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28:.H29])" office:value-type="float" office:value="1292.5" calcext:value-type="float">
            <text:p>129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28:.K29])" office:value-type="float" office:value="17405" calcext:value-type="float">
            <text:p>1740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28:.N29])" office:value-type="float" office:value="3350" calcext:value-type="float">
            <text:p>335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28:.Q29])" office:value-type="float" office:value="590" calcext:value-type="float">
            <text:p>59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28:.T29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28:.W29])" office:value-type="float" office:value="237.5" calcext:value-type="float">
            <text:p>237.5</text:p>
          </table:table-cell>
          <table:table-cell table:style-name="ce11"/>
          <table:table-cell table:style-name="ce5" table:formula="of:=[.Z29]/[.$C$2]*100" office:value-type="float" office:value="2.14211395416781" calcext:value-type="float">
            <text:p>2.1421139542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Topographic_Wetness_Index (!k, 0.20) &amp; Catchment_slope (!k, 0.16) &amp; LS_Factor (rk): 0.10</text:p>
          </table:table-cell>
          <table:table-cell table:style-name="ce17" office:value-type="string" calcext:value-type="string">
            <text:p>Normalized_Height (k!: 0.19) &amp; Maximum_Height_hr: .014</text:p>
          </table:table-cell>
          <table:table-cell table:style-name="ce20"/>
          <table:table-cell table:style-name="ce14" office:value-type="string" calcext:value-type="string">
            <text:p>sagaTopographic_Wetness_Index (rfuk, 0.24) &amp; Channel_Network_Base_Level (0.20) &amp; Catchment_slope (!k): 0.16</text:p>
          </table:table-cell>
          <table:table-cell table:style-name="ce17" office:value-type="string" calcext:value-type="string">
            <text:p>Vertical_Distance_to_Channel_Network (!k, 0.22) &amp; Relative_Slope_Position (rfuk, 0.21) &amp;uk: 0.19</text:p>
          </table:table-cell>
          <table:table-cell table:style-name="ce20"/>
          <table:table-cell table:style-name="ce14" office:value-type="string" calcext:value-type="string">
            <text:p>sagaTopographic_Wetness_Index (!k, 0.25) &amp; Channel_Network_Base_Level (k, 0.22) &amp; Catchment_slope (rk) :0.19</text:p>
          </table:table-cell>
          <table:table-cell table:style-name="ce17" office:value-type="string" calcext:value-type="string">
            <text:p>Normalized_Height (!k, 0.29) &amp; Maximum_Height_hr (0.23) &amp; ValleyDepth:0.18</text:p>
          </table:table-cell>
          <table:table-cell table:style-name="ce20"/>
          <table:table-cell table:style-name="ce14" office:value-type="string" calcext:value-type="string">
            <text:p>Catchment_slope (!k, 0.14) &amp; (uk): 0.12</text:p>
          </table:table-cell>
          <table:table-cell table:style-name="ce17" office:value-type="string" calcext:value-type="string">
            <text:p>Maximum_Height_hr (!k, 0.21) &amp; Normalized_Height (k, 0.17) &amp; ValleyDepth (rk): 0.11</text:p>
          </table:table-cell>
          <table:table-cell table:style-name="ce20"/>
          <table:table-cell table:style-name="ce14" office:value-type="string" calcext:value-type="string">
            <text:p>Channel_Network_Base_Level (rk, 0.29) &amp; TWI (rfuk, 0.23) &amp; Catchment_slope (uk): 0.19</text:p>
          </table:table-cell>
          <table:table-cell table:style-name="ce17" office:value-type="string" calcext:value-type="string">
            <text:p>Maximum_Height_hr (k, 0.23) &amp; ValleyDepth(rk, 0.18) &amp; uk: 0.13 </text:p>
          </table:table-cell>
          <table:table-cell table:style-name="ce20"/>
          <table:table-cell table:style-name="ce14" office:value-type="string" calcext:value-type="string">
            <text:p>Channel_Network_Base_Level (rk, 0.36) &amp; Catchment_slope (rk, 0.27) &amp; sagaTopographic_Wetness_Index (rk): 0.25</text:p>
          </table:table-cell>
          <table:table-cell table:style-name="ce17" office:value-type="string" calcext:value-type="string">
            <text:p>Valley_Depth_hr (uk, 0.35) &amp; uk(0.32= &amp;uk:0.24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iliceous Bedrock</text:p>
          </table:table-cell>
          <table:table-cell table:style-name="ce3" office:value-type="float" office:value="1267.5" calcext:value-type="float">
            <text:p>1267.5</text:p>
          </table:table-cell>
          <table:table-cell table:style-name="ce7"/>
          <table:table-cell/>
          <table:table-cell table:style-name="ce3" office:value-type="float" office:value="3885" calcext:value-type="float">
            <text:p>3885</text:p>
          </table:table-cell>
          <table:table-cell table:style-name="ce7"/>
          <table:table-cell/>
          <table:table-cell table:style-name="ce3" office:value-type="float" office:value="545" calcext:value-type="float">
            <text:p>545</text:p>
          </table:table-cell>
          <table:table-cell table:style-name="ce7"/>
          <table:table-cell/>
          <table:table-cell table:style-name="ce3" office:value-type="float" office:value="4602.5" calcext:value-type="float">
            <text:p>4602.5</text:p>
          </table:table-cell>
          <table:table-cell table:style-name="ce7"/>
          <table:table-cell table:style-name="ce9"/>
          <table:table-cell table:style-name="ce3" office:value-type="float" office:value="365" calcext:value-type="float">
            <text:p>365</text:p>
          </table:table-cell>
          <table:table-cell table:style-name="ce7"/>
          <table:table-cell table:style-name="ce9"/>
          <table:table-cell table:style-name="ce3" office:value-type="float" office:value="130" calcext:value-type="float">
            <text:p>13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35" calcext:value-type="float">
            <text:p>35</text:p>
          </table:table-cell>
          <table:table-cell table:style-name="ce7"/>
          <table:table-cell table:style-name="ce9"/>
          <table:table-cell table:style-name="ce3" office:value-type="float" office:value="1067.5" calcext:value-type="float">
            <text:p>1067.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office:value-type="string" calcext:value-type="string">
            <text:p>ChannelNetworkBaseLevel (rk, 0.19) &amp; TPI_i0m_o500m (rk, 0.11) &amp; Texture (uk): 0.08</text:p>
          </table:table-cell>
          <table:table-cell table:style-name="ce15" office:value-type="string" calcext:value-type="string">
            <text:p>geom_hr_L50m_fl1_r_li_patchdensity_UE_hr_20cells (rk):0.41</text:p>
          </table:table-cell>
          <table:table-cell table:style-name="ce18" office:value-type="string" calcext:value-type="string">
            <text:p>geom_DTM_50m_avg_fl2_L1500m (k): 0.24</text:p>
          </table:table-cell>
          <table:table-cell office:value-type="string" calcext:value-type="string">
            <text:p>ChannelNetworkBaseLevel (rk, 0.26) &amp; slope_ws5 (uk,0.18) &amp; uk: 0.17</text:p>
          </table:table-cell>
          <table:table-cell table:style-name="ce15" office:value-type="string" calcext:value-type="string">
            <text:p>UK: 0.46</text:p>
          </table:table-cell>
          <table:table-cell table:style-name="ce18" office:value-type="string" calcext:value-type="string">
            <text:p>geom_DTM_50m_avg_fl1_L1400m (k): 0.29</text:p>
          </table:table-cell>
          <table:table-cell office:value-type="string" calcext:value-type="string">
            <text:p>slope_DTM_50m_avg_ws3 (rk, 0.27) &amp; TPI_i0m_o500m (rk, 0.18) &amp; ChannelNetworkBaseLevel (uk): 0.13</text:p>
          </table:table-cell>
          <table:table-cell table:style-name="ce15" office:value-type="string" calcext:value-type="string">
            <text:p>geom_hr_L3_fl10_r_li_richness_UE_hr_20cells (k): 0.33</text:p>
          </table:table-cell>
          <table:table-cell table:style-name="ce18" office:value-type="string" calcext:value-type="string">
            <text:p>geom_DTM_50m_avg_fl10_L150m (k):0.26</text:p>
          </table:table-cell>
          <table:table-cell office:value-type="string" calcext:value-type="string">
            <text:p>ChannelNetworkBaseLevel (!k): 0.05</text:p>
          </table:table-cell>
          <table:table-cell office:value-type="string" calcext:value-type="string">
            <text:p>UK:0.49</text:p>
          </table:table-cell>
          <table:table-cell office:value-type="string" calcext:value-type="string">
            <text:p>geom_DTM_50m_avg_fl10_L1500m : 0.32</text:p>
          </table:table-cell>
          <table:table-cell office:value-type="string" calcext:value-type="string">
            <text:p>Longitudinal_Curvature (rk,0.32) &amp; slope_ws7 (uk, 0.24) &amp;longc_ws15_hr (uk): 0.2</text:p>
          </table:table-cell>
          <table:table-cell office:value-type="string" calcext:value-type="string">
            <text:p>geom_hr_L3_fl1_r_li_dominance_UE_hr_20cells (!k): 0.36</text:p>
          </table:table-cell>
          <table:table-cell office:value-type="string" calcext:value-type="string">
            <text:p>geom_DTM_50m_avg_fl10_L1400m (uk): 0.39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4400" calcext:value-type="float">
            <text:p>4400</text:p>
          </table:table-cell>
          <table:table-cell/>
          <table:table-cell table:style-name="ce10"/>
          <table:table-cell table:style-name="ce6" office:value-type="float" office:value="1892.5" calcext:value-type="float">
            <text:p>1892.5</text:p>
          </table:table-cell>
          <table:table-cell/>
          <table:table-cell table:style-name="ce10"/>
          <table:table-cell table:style-name="ce6" office:value-type="float" office:value="85" calcext:value-type="float">
            <text:p>85</text:p>
          </table:table-cell>
          <table:table-cell/>
          <table:table-cell table:style-name="ce10"/>
          <table:table-cell table:style-name="ce6" office:value-type="float" office:value="4820" calcext:value-type="float">
            <text:p>482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522.5" calcext:value-type="float">
            <text:p>522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1135" calcext:value-type="float">
            <text:p>1135</text:p>
          </table:table-cell>
          <table:table-cell/>
          <table:table-cell table:style-name="ce10"/>
          <table:table-cell table:style-name="ce6" office:value-type="float" office:value="1587.5" calcext:value-type="float">
            <text:p>1587.5</text:p>
          </table:table-cell>
          <table:table-cell/>
          <table:table-cell table:style-name="ce10"/>
          <table:table-cell table:style-name="ce4" office:value-type="float" office:value="14194368.75" calcext:value-type="float">
            <text:p>14194368.7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longc_DTM_50m_avg_ws7 (rk, 0.25) &amp; slope_DTM_50m_avg_ws5 (!k, 0.13)</text:p>
          </table:table-cell>
          <table:table-cell table:style-name="ce16" office:value-type="string" calcext:value-type="string">
            <text:p>Texture (!k, 0.21) &amp; <text:s/>TRI_hr_ws12 (rk, 0.18) &amp; vectorruggedness_hr_ws45 (rk):0.15</text:p>
          </table:table-cell>
          <table:table-cell table:style-name="ce19"/>
          <table:table-cell table:style-name="ce13" office:value-type="string" calcext:value-type="string">
            <text:p>profc_DTM_50m_avg_ws7 (k, 0.24) &amp; slope_DTM_50m_avg_ws5 (k, 0.16) &amp;minic_ws19_hr (rk): 0.15</text:p>
          </table:table-cell>
          <table:table-cell table:style-name="ce16" office:value-type="string" calcext:value-type="string">
            <text:p><text:s/>TRI_hr_ws16 (rk, 0.33) &amp; fischerk_ws53 (mk): 0.29</text:p>
          </table:table-cell>
          <table:table-cell table:style-name="ce19"/>
          <table:table-cell table:style-name="ce13" office:value-type="string" calcext:value-type="string">
            <text:p>slope_DTM_50m_avg_ws5 (mk, 0.24) &amp; maxic_DTM_50m_avg_ws7(!k): 0.17</text:p>
          </table:table-cell>
          <table:table-cell table:style-name="ce16" office:value-type="string" calcext:value-type="string">
            <text:p>TRI_hr_ws21 (mk, 0.26) &amp; uk(0.24) &amp;uk: 0.21</text:p>
          </table:table-cell>
          <table:table-cell table:style-name="ce19"/>
          <table:table-cell table:style-name="ce13" office:value-type="string" calcext:value-type="string">
            <text:p>Longitudinal_Curvature (!k, 0.29) &amp; Convexity(k, 0.26) &amp;slope_DTM_50m_avg_ws7 (mk): 0.24</text:p>
          </table:table-cell>
          <table:table-cell table:style-name="ce16" office:value-type="string" calcext:value-type="string">
            <text:p>TRI_hr_ws20 (mk, 0.38) &amp; Texture (!k):0.27</text:p>
          </table:table-cell>
          <table:table-cell table:style-name="ce19"/>
          <table:table-cell table:style-name="ce13" office:value-type="string" calcext:value-type="string">
            <text:p>Longitudinal_Curvature (k, 0.29) &amp; slope_ws23_hr (rk, 0.24) <text:s/>&amp;profc_ws3 (uk):0.23</text:p>
          </table:table-cell>
          <table:table-cell table:style-name="ce16" office:value-type="string" calcext:value-type="string">
            <text:p>TRI_hr_ws18 (rk, 0.29) &amp;uk&amp;uk: 0.35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31:.B32])" office:value-type="float" office:value="5667.5" calcext:value-type="float">
            <text:p>566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31:.E32])" office:value-type="float" office:value="5777.5" calcext:value-type="float">
            <text:p>577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31:.H32])" office:value-type="float" office:value="630" calcext:value-type="float">
            <text:p>63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31:.K32])" office:value-type="float" office:value="9422.5" calcext:value-type="float">
            <text:p>942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31:.N32])" office:value-type="float" office:value="365" calcext:value-type="float">
            <text:p>36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31:.Q32])" office:value-type="float" office:value="652.5" calcext:value-type="float">
            <text:p>65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31:.T32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31:.W32])" office:value-type="float" office:value="1170" calcext:value-type="float">
            <text:p>117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31:.Z32])" office:value-type="float" office:value="2655" calcext:value-type="float">
            <text:p>2655</text:p>
          </table:table-cell>
          <table:table-cell table:style-name="ce11"/>
          <table:table-cell table:style-name="ce5" table:formula="of:=[.AC32]/[.$C$2]*100" office:value-type="float" office:value="12.9770834467802" calcext:value-type="float">
            <text:p>12.9770834468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atchment_slope (!k, 0.17) &amp; Topographic_Wetness_Index(!k ,0.13) &amp; LS_Factor (rk): 0.10</text:p>
          </table:table-cell>
          <table:table-cell table:style-name="ce17" office:value-type="string" calcext:value-type="string">
            <text:p>Maximum_Height_hr (!k, 0.20) &amp; Valley_Depth_hr(k, 0.12) &amp; uk:0.11</text:p>
          </table:table-cell>
          <table:table-cell table:style-name="ce20"/>
          <table:table-cell table:style-name="ce14" office:value-type="string" calcext:value-type="string">
            <text:p>Channel_Network_Base_Level (k, 0.26) &amp; LS_Factor (uk): 0.24</text:p>
          </table:table-cell>
          <table:table-cell table:style-name="ce17" office:value-type="string" calcext:value-type="string">
            <text:p>Maximum_Height_hr (!k, 0.20) &amp; StandardizedHeight (rk): 0.16</text:p>
          </table:table-cell>
          <table:table-cell table:style-name="ce20"/>
          <table:table-cell table:style-name="ce14" office:value-type="string" calcext:value-type="string">
            <text:p>Catchment_slope (rk, 0.26) &amp; Mass_Balance_Index(rk, 0.24) <text:s/>&amp;sagaTopographic_Wetness_Index (uk): 0.21</text:p>
          </table:table-cell>
          <table:table-cell table:style-name="ce17" office:value-type="string" calcext:value-type="string">
            <text:p>Maximum_Height_hr (!k, 0.21) &amp; SlopeHeight (k,0.19) &amp; uk:0.17</text:p>
          </table:table-cell>
          <table:table-cell table:style-name="ce20"/>
          <table:table-cell table:style-name="ce14" office:value-type="string" calcext:value-type="string">
            <text:p>Channel_Network_Base_Level (k!, 0.12) &amp; Catchment_Area2 (uk): 0.10</text:p>
          </table:table-cell>
          <table:table-cell table:style-name="ce17" office:value-type="string" calcext:value-type="string">
            <text:p>Maximum_Height_hr (!k, 0.13) &amp; uk:0.06</text:p>
          </table:table-cell>
          <table:table-cell table:style-name="ce20"/>
          <table:table-cell table:style-name="ce14" office:value-type="string" calcext:value-type="string">
            <text:p>Topographic_Wetness_Index (k, 0.29) &amp; Channel_Network_Base_Level (k, 0.24) &amp; LS_Factor (k):0.21</text:p>
          </table:table-cell>
          <table:table-cell table:style-name="ce17" office:value-type="string" calcext:value-type="string">
            <text:p>Maximum_Height_hr (!k, 0.32) <text:s/>&amp; uk: 0.25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cree</text:p>
          </table:table-cell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205" calcext:value-type="float">
            <text:p>205</text:p>
          </table:table-cell>
          <table:table-cell table:style-name="ce7"/>
          <table:table-cell/>
          <table:table-cell table:style-name="ce3" office:value-type="float" office:value="4600" calcext:value-type="float">
            <text:p>4600</text:p>
          </table:table-cell>
          <table:table-cell table:style-name="ce7"/>
          <table:table-cell/>
          <table:table-cell table:style-name="ce3" office:value-type="float" office:value="3515" calcext:value-type="float">
            <text:p>351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22.5" calcext:value-type="float">
            <text:p>22.5</text:p>
          </table:table-cell>
          <table:table-cell table:style-name="ce7"/>
          <table:table-cell table:style-name="ce9"/>
          <table:table-cell table:style-name="ce3" office:value-type="float" office:value="800" calcext:value-type="float">
            <text:p>80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9"/>
          <table:table-cell table:style-name="ce3" office:value-type="float" office:value="7677.5" calcext:value-type="float">
            <text:p>7677.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office:value-type="string" calcext:value-type="string">
            <text:p>Texture (!k,0.33) &amp; Channel_Network_Base_Level (!k, 0.31) &amp; ChannelNetworkBaseLevel???: 0.25</text:p>
          </table:table-cell>
          <table:table-cell table:style-name="ce15" office:value-type="string" calcext:value-type="string">
            <text:p>UK: 0.5</text:p>
          </table:table-cell>
          <table:table-cell table:style-name="ce18" office:value-type="string" calcext:value-type="string">
            <text:p>geom_DTM_50m_avg_fl10_L150m: 0.11</text:p>
          </table:table-cell>
          <table:table-cell office:value-type="string" calcext:value-type="string">
            <text:p>slope_DTM_50m_avg_ws7 (!k): 0.025 </text:p>
          </table:table-cell>
          <table:table-cell table:style-name="ce15" office:value-type="string" calcext:value-type="string">
            <text:p>geom_hr_L50m_fl1_r_li_patchdensity_UE_hr_20cells (rk, 0.32) &amp; uk (0.23) &amp; uk: 0.19</text:p>
          </table:table-cell>
          <table:table-cell table:style-name="ce18" office:value-type="string" calcext:value-type="string">
            <text:p>geom_DTM_50m_avg_fl10_L150m: 0.11</text:p>
          </table:table-cell>
          <table:table-cell office:value-type="string" calcext:value-type="string">
            <text:p>ChannelNetworkBaseLevel (!k, 0.09) &amp; 0.09&amp;uk: 0.03</text:p>
          </table:table-cell>
          <table:table-cell office:value-type="string" calcext:value-type="string">
            <text:p>geom_hr_L3_fl1_r_li_patchdensity_UE_hr_20cells (uk): 0.39</text:p>
          </table:table-cell>
          <table:table-cell office:value-type="string" calcext:value-type="string">
            <text:p>geom_DTM_50m_avg_fl10_L400m :0.32</text:p>
          </table:table-cell>
          <table:table-cell office:value-type="string" calcext:value-type="string">
            <text:p>slope_DTM_50m_avg_ws7 (!k, 0.12) &amp; Topographic_Wetness_Index (k, 0.10) &amp; <text:s/>Catchment_slope: 0.09</text:p>
          </table:table-cell>
          <table:table-cell office:value-type="string" calcext:value-type="string">
            <text:p>geom_hr_L3_fl1_r_li_dominance_UE_hr_20cells (rk, 0.37) &amp; uk (0.34) &amp;uk: 0.31</text:p>
          </table:table-cell>
          <table:table-cell table:number-columns-repeated="9"/>
        </table:table-row>
        <table:table-row table:style-name="ro2">
          <table:covered-table-cell/>
          <table:table-cell table:style-name="ce6" office:value-type="float" office:value="160" calcext:value-type="float">
            <text:p>160</text:p>
          </table:table-cell>
          <table:table-cell/>
          <table:table-cell table:style-name="ce10"/>
          <table:table-cell table:style-name="ce6" office:value-type="float" office:value="335" calcext:value-type="float">
            <text:p>335</text:p>
          </table:table-cell>
          <table:table-cell/>
          <table:table-cell table:style-name="ce10"/>
          <table:table-cell table:style-name="ce6" office:value-type="float" office:value="1490" calcext:value-type="float">
            <text:p>1490</text:p>
          </table:table-cell>
          <table:table-cell/>
          <table:table-cell table:style-name="ce10"/>
          <table:table-cell table:style-name="ce6" office:value-type="float" office:value="4985" calcext:value-type="float">
            <text:p>498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285" calcext:value-type="float">
            <text:p>285</text:p>
          </table:table-cell>
          <table:table-cell/>
          <table:table-cell table:style-name="ce10"/>
          <table:table-cell table:style-name="ce6" office:value-type="float" office:value="517.5" calcext:value-type="float">
            <text:p>517.5</text:p>
          </table:table-cell>
          <table:table-cell/>
          <table:table-cell table:style-name="ce10"/>
          <table:table-cell table:style-name="ce6" office:value-type="float" office:value="1490" calcext:value-type="float">
            <text:p>1490</text:p>
          </table:table-cell>
          <table:table-cell/>
          <table:table-cell table:style-name="ce10"/>
          <table:table-cell table:style-name="ce6" office:value-type="float" office:value="2445" calcext:value-type="float">
            <text:p>2445</text:p>
          </table:table-cell>
          <table:table-cell/>
          <table:table-cell table:style-name="ce10"/>
          <table:table-cell table:style-name="ce4" office:value-type="float" office:value="1936950" calcext:value-type="float">
            <text:p>193695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DiurnalAnisotropicHeating(!K, 0.37) &amp; uk(0.37) &amp;uk: 0.33</text:p>
          </table:table-cell>
          <table:table-cell table:style-name="ce16" office:value-type="string" calcext:value-type="string">
            <text:p>Texture: 0.33</text:p>
          </table:table-cell>
          <table:table-cell table:style-name="ce19"/>
          <table:table-cell office:value-type="string" calcext:value-type="string">
            <text:p>slope_DTM_50m_avg_ws7 (!k): 0.025 </text:p>
          </table:table-cell>
          <table:table-cell table:style-name="ce16" office:value-type="string" calcext:value-type="string">
            <text:p>TRI_hr_ws25 (mk, 0.07) &amp;Texture (k): 0.05</text:p>
          </table:table-cell>
          <table:table-cell table:style-name="ce19"/>
          <table:table-cell table:style-name="ce13" office:value-type="string" calcext:value-type="string">
            <text:p>slope_DTM_50m_avg_ws7 (!k, 0.28) &amp; slope_ws15(!k): 0.15</text:p>
          </table:table-cell>
          <table:table-cell table:style-name="ce16" office:value-type="string" calcext:value-type="string">
            <text:p>Texture (!k, 0.21) &amp; TRI_hr_ws16 (uk): 0.15</text:p>
          </table:table-cell>
          <table:table-cell table:style-name="ce19"/>
          <table:table-cell table:style-name="ce13" office:value-type="string" calcext:value-type="string">
            <text:p>slope_DTM_50m_avg_ws7: 0.12</text:p>
          </table:table-cell>
          <table:table-cell table:style-name="ce16" office:value-type="string" calcext:value-type="string">
            <text:p>TRI_hr_ws20: 0.17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34:.B35])" office:value-type="float" office:value="160" calcext:value-type="float">
            <text:p>16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34:.E35])" office:value-type="float" office:value="540" calcext:value-type="float">
            <text:p>54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34:.H35])" office:value-type="float" office:value="6090" calcext:value-type="float">
            <text:p>609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34:.K35])" office:value-type="float" office:value="8500" calcext:value-type="float">
            <text:p>850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34:.N35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34:.Q35])" office:value-type="float" office:value="22.5" calcext:value-type="float">
            <text:p>2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34:.T35])" office:value-type="float" office:value="1085" calcext:value-type="float">
            <text:p>108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34:.W35])" office:value-type="float" office:value="517.5" calcext:value-type="float">
            <text:p>51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34:.Z35])" office:value-type="float" office:value="1495" calcext:value-type="float">
            <text:p>149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C34:.AC35])" office:value-type="float" office:value="10122.5" calcext:value-type="float">
            <text:p>10122.5</text:p>
          </table:table-cell>
          <table:table-cell table:style-name="ce11"/>
          <table:table-cell table:style-name="ce5" table:formula="of:=[.AF35]/[.$C$2]*100" office:value-type="float" office:value="1.77084041037337" calcext:value-type="float">
            <text:p>1.7708404104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 (k,0.41) &amp; uk: 0.35</text:p>
          </table:table-cell>
          <table:table-cell table:style-name="ce17" office:value-type="string" calcext:value-type="string">
            <text:p>Maximum_Height_hr (!k, 0.13) <text:s/>&amp;Valley_Depth_hr: 0.05</text:p>
          </table:table-cell>
          <table:table-cell table:style-name="ce20"/>
          <table:table-cell table:style-name="ce14" office:value-type="string" calcext:value-type="string">
            <text:p>Catchment_slope: 0.03</text:p>
          </table:table-cell>
          <table:table-cell table:style-name="ce17" office:value-type="string" calcext:value-type="string">
            <text:p>Maximum_Height_hr (rk, 0.13) &amp; Valley_Depth_hr (!k): 0.05</text:p>
          </table:table-cell>
          <table:table-cell table:style-name="ce20"/>
          <table:table-cell table:style-name="ce14" office:value-type="string" calcext:value-type="string">
            <text:p>Catchment_slope (!k, 0.18) &amp; Channel_Network_Base_Level: 0.08</text:p>
          </table:table-cell>
          <table:table-cell table:style-name="ce17" office:value-type="string" calcext:value-type="string">
            <text:p>Maximum_Height_hr (!k, 0.12) &amp; Relative_Slope_Position (!k, 0.05) &amp;## 3 Vertical_Distance_to_Channel_Network : 0.01</text:p>
          </table:table-cell>
          <table:table-cell table:style-name="ce20"/>
          <table:table-cell table:style-name="ce14" office:value-type="string" calcext:value-type="string">
            <text:p>LS_Factor: 013</text:p>
          </table:table-cell>
          <table:table-cell table:style-name="ce17" office:value-type="string" calcext:value-type="string">
            <text:p>Vertical_Distance_to_Channel_Network (rk, 0.27) &amp; Valley_Depth_hr (uk, 0.22) and uk: 0.17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lope Debris</text:p>
          </table:table-cell>
          <table:table-cell table:style-name="ce3" office:value-type="float" office:value="4115" calcext:value-type="float">
            <text:p>4115</text:p>
          </table:table-cell>
          <table:table-cell table:style-name="ce7"/>
          <table:table-cell/>
          <table:table-cell table:style-name="ce3" office:value-type="float" office:value="2142.5" calcext:value-type="float">
            <text:p>2142.5</text:p>
          </table:table-cell>
          <table:table-cell table:style-name="ce7"/>
          <table:table-cell/>
          <table:table-cell table:style-name="ce3" office:value-type="float" office:value="21977.5" calcext:value-type="float">
            <text:p>21977.5</text:p>
          </table:table-cell>
          <table:table-cell table:style-name="ce7"/>
          <table:table-cell/>
          <table:table-cell table:style-name="ce3" office:value-type="float" office:value="8375" calcext:value-type="float">
            <text:p>8375</text:p>
          </table:table-cell>
          <table:table-cell table:style-name="ce7"/>
          <table:table-cell table:style-name="ce9"/>
          <table:table-cell table:style-name="ce3" office:value-type="float" office:value="182.5" calcext:value-type="float">
            <text:p>182.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895" calcext:value-type="float">
            <text:p>89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385" calcext:value-type="float">
            <text:p>385</text:p>
          </table:table-cell>
          <table:table-cell table:style-name="ce7"/>
          <table:table-cell table:style-name="ce9"/>
          <table:table-cell table:style-name="ce3" office:value-type="float" office:value="77132.5" calcext:value-type="float">
            <text:p>77132.5</text:p>
          </table:table-cell>
          <table:table-cell table:style-name="ce7"/>
          <table:table-cell table:style-name="ce9"/>
          <table:table-cell table:style-name="ce3" office:value-type="float" office:value="4065" calcext:value-type="float">
            <text:p>406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office:value-type="string" calcext:value-type="string">
            <text:p>ChannelNetworkBaseLevel (rk, 0.10) &amp; uk:0.09</text:p>
          </table:table-cell>
          <table:table-cell table:style-name="ce15" office:value-type="string" calcext:value-type="string">
            <text:p>UK_0.40</text:p>
          </table:table-cell>
          <table:table-cell table:style-name="ce18" office:value-type="string" calcext:value-type="string">
            <text:p>geom_DTM_50m_avg_fl10_L150m (rk): 0.18</text:p>
          </table:table-cell>
          <table:table-cell office:value-type="string" calcext:value-type="string">
            <text:p>ChannelNetworkBaseLevel (!k, 0.17) &amp; Catchment_slope (!k,0.10) &amp; VerticalDistancetoChannelNetwork(!k, 0.07)</text:p>
          </table:table-cell>
          <table:table-cell office:value-type="string" calcext:value-type="string">
            <text:p>geom_hr_L50m_fl1_r_li_richness_UE_hr_20cells (rk,0.42) &amp; uk: 0.41</text:p>
          </table:table-cell>
          <table:table-cell office:value-type="string" calcext:value-type="string">
            <text:p>geom_DTM_50m_avg_fl3_L300m: 0.43</text:p>
          </table:table-cell>
          <table:table-cell office:value-type="string" calcext:value-type="string">
            <text:p>Catchment_slope_hr: 0.19</text:p>
          </table:table-cell>
          <table:table-cell office:value-type="string" calcext:value-type="string">
            <text:p>geom_hr_L3_fl1_r_li_dominance_UE_hr_20cells (rk): 0.38</text:p>
          </table:table-cell>
          <table:table-cell office:value-type="string" calcext:value-type="string">
            <text:p>geom_DTM_50m_avg_fl10_L400m:0.30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8607.5" calcext:value-type="float">
            <text:p>8607.5</text:p>
          </table:table-cell>
          <table:table-cell/>
          <table:table-cell table:style-name="ce10"/>
          <table:table-cell table:style-name="ce6" office:value-type="float" office:value="1875" calcext:value-type="float">
            <text:p>1875</text:p>
          </table:table-cell>
          <table:table-cell/>
          <table:table-cell table:style-name="ce10"/>
          <table:table-cell table:style-name="ce6" office:value-type="float" office:value="18742.5" calcext:value-type="float">
            <text:p>18742.5</text:p>
          </table:table-cell>
          <table:table-cell/>
          <table:table-cell table:style-name="ce10"/>
          <table:table-cell table:style-name="ce6" office:value-type="float" office:value="17582.5" calcext:value-type="float">
            <text:p>17582.5</text:p>
          </table:table-cell>
          <table:table-cell/>
          <table:table-cell table:style-name="ce10"/>
          <table:table-cell table:style-name="ce6" office:value-type="float" office:value="322.5" calcext:value-type="float">
            <text:p>322.5</text:p>
          </table:table-cell>
          <table:table-cell/>
          <table:table-cell table:style-name="ce10"/>
          <table:table-cell table:style-name="ce6" office:value-type="float" office:value="362.5" calcext:value-type="float">
            <text:p>362.5</text:p>
          </table:table-cell>
          <table:table-cell/>
          <table:table-cell table:style-name="ce10"/>
          <table:table-cell table:style-name="ce6" office:value-type="float" office:value="3372.5" calcext:value-type="float">
            <text:p>3372.5</text:p>
          </table:table-cell>
          <table:table-cell/>
          <table:table-cell table:style-name="ce10"/>
          <table:table-cell table:style-name="ce6" office:value-type="float" office:value="585" calcext:value-type="float">
            <text:p>585</text:p>
          </table:table-cell>
          <table:table-cell/>
          <table:table-cell table:style-name="ce10"/>
          <table:table-cell table:style-name="ce6" office:value-type="float" office:value="2337.5" calcext:value-type="float">
            <text:p>2337.5</text:p>
          </table:table-cell>
          <table:table-cell/>
          <table:table-cell table:style-name="ce10"/>
          <table:table-cell table:style-name="ce6" office:value-type="float" office:value="32525" calcext:value-type="float">
            <text:p>32525</text:p>
          </table:table-cell>
          <table:table-cell/>
          <table:table-cell table:style-name="ce10"/>
          <table:table-cell table:style-name="ce6" office:value-type="float" office:value="5650" calcext:value-type="float">
            <text:p>5650</text:p>
          </table:table-cell>
          <table:table-cell/>
          <table:table-cell table:style-name="ce10"/>
          <table:table-cell table:style-name="ce4" office:value-type="float" office:value="11256893.75" calcext:value-type="float">
            <text:p>11256893.7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DTM_50m_avg_ws7: 0.09</text:p>
          </table:table-cell>
          <table:table-cell table:style-name="ce16" office:value-type="string" calcext:value-type="string">
            <text:p>TRI_hr_ws26: 0.13</text:p>
          </table:table-cell>
          <table:table-cell table:style-name="ce19"/>
          <table:table-cell table:style-name="ce13" office:value-type="string" calcext:value-type="string">
            <text:p><text:s/>slope_DTM_50m_avg_ws7 (rfuk, 0.34) &amp; Convexity :0.27</text:p>
          </table:table-cell>
          <table:table-cell table:style-name="ce16" office:value-type="string" calcext:value-type="string">
            <text:p>Texture (rfuk, 0.38) &amp; fischerk_ws61: 0.24</text:p>
          </table:table-cell>
          <table:table-cell table:style-name="ce19"/>
          <table:table-cell table:style-name="ce13" office:value-type="string" calcext:value-type="string">
            <text:p>slope_ws15: 0.21</text:p>
          </table:table-cell>
          <table:table-cell table:style-name="ce16" office:value-type="string" calcext:value-type="string">
            <text:p>TRI_hr_ws26 (mk):0.24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37:.B38])" office:value-type="float" office:value="12722.5" calcext:value-type="float">
            <text:p>1272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37:.E38])" office:value-type="float" office:value="4017.5" calcext:value-type="float">
            <text:p>401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37:.H38])" office:value-type="float" office:value="40720" calcext:value-type="float">
            <text:p>4072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37:.K38])" office:value-type="float" office:value="25957.5" calcext:value-type="float">
            <text:p>2595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37:.N38])" office:value-type="float" office:value="505" calcext:value-type="float">
            <text:p>50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37:.Q38])" office:value-type="float" office:value="362.5" calcext:value-type="float">
            <text:p>36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37:.T38])" office:value-type="float" office:value="4267.5" calcext:value-type="float">
            <text:p>426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37:.W38])" office:value-type="float" office:value="585" calcext:value-type="float">
            <text:p>58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37:.Z38])" office:value-type="float" office:value="2722.5" calcext:value-type="float">
            <text:p>2722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C37:.AC38])" office:value-type="float" office:value="109657.5" calcext:value-type="float">
            <text:p>10965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F37:.AF38])" office:value-type="float" office:value="9715" calcext:value-type="float">
            <text:p>9715</text:p>
          </table:table-cell>
          <table:table-cell table:style-name="ce11"/>
          <table:table-cell table:style-name="ce5" table:formula="of:=[.AI38]/[.$C$2]*100" office:value-type="float" office:value="10.2915213855698" calcext:value-type="float">
            <text:p>10.2915213856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atchment_slope: 0.09</text:p>
          </table:table-cell>
          <table:table-cell table:style-name="ce17" office:value-type="string" calcext:value-type="string">
            <text:p>Maximum_Height_hr (!k, 0.13) &amp; Valley_Depth_hr (!k): 0.08</text:p>
          </table:table-cell>
          <table:table-cell table:style-name="ce20"/>
          <table:table-cell table:style-name="ce14" office:value-type="string" calcext:value-type="string">
            <text:p>Catchment_slope (!k, 0.25) &amp; Channel_Network_Base_Level (!k, 0.23) &amp; Topographic_Wetness_Index (rk): 0.18</text:p>
          </table:table-cell>
          <table:table-cell table:style-name="ce17" office:value-type="string" calcext:value-type="string">
            <text:p>Maximum_Height_hr (!k, 0.17) &amp; Slope_Height (k,0.13) &amp; Vertical_Distance_to_Channel_Network: 0.07</text:p>
          </table:table-cell>
          <table:table-cell table:style-name="ce20"/>
          <table:table-cell table:style-name="ce14" office:value-type="string" calcext:value-type="string">
            <text:p>LS_Factor: 0.21</text:p>
          </table:table-cell>
          <table:table-cell table:style-name="ce17" office:value-type="string" calcext:value-type="string">
            <text:p>Maximum_Height_hr(uk, 0.35) &amp; Vertical_Distance_to_Channel_Network (uk) &amp;uk: 0.28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ub-glacial Till</text:p>
          </table:table-cell>
          <table:table-cell table:style-name="ce6" office:value-type="float" office:value="20215" calcext:value-type="float">
            <text:p>20215</text:p>
          </table:table-cell>
          <table:table-cell table:style-name="ce7"/>
          <table:table-cell/>
          <table:table-cell table:style-name="ce3" office:value-type="float" office:value="6360" calcext:value-type="float">
            <text:p>6360</text:p>
          </table:table-cell>
          <table:table-cell table:style-name="ce7"/>
          <table:table-cell/>
          <table:table-cell table:style-name="ce3" office:value-type="float" office:value="762.5" calcext:value-type="float">
            <text:p>762.5</text:p>
          </table:table-cell>
          <table:table-cell table:style-name="ce7"/>
          <table:table-cell/>
          <table:table-cell table:style-name="ce3" office:value-type="float" office:value="2695" calcext:value-type="float">
            <text:p>2695</text:p>
          </table:table-cell>
          <table:table-cell table:style-name="ce7"/>
          <table:table-cell table:style-name="ce9"/>
          <table:table-cell table:style-name="ce3" office:value-type="float" office:value="2122.5" calcext:value-type="float">
            <text:p>2122.5</text:p>
          </table:table-cell>
          <table:table-cell table:style-name="ce7"/>
          <table:table-cell table:style-name="ce9"/>
          <table:table-cell table:style-name="ce3" office:value-type="float" office:value="105" calcext:value-type="float">
            <text:p>105</text:p>
          </table:table-cell>
          <table:table-cell table:style-name="ce7"/>
          <table:table-cell table:style-name="ce9"/>
          <table:table-cell table:style-name="ce3" office:value-type="float" office:value="35" calcext:value-type="float">
            <text:p>35</text:p>
          </table:table-cell>
          <table:table-cell table:style-name="ce7"/>
          <table:table-cell table:style-name="ce9"/>
          <table:table-cell table:style-name="ce3"/>
          <table:table-cell table:style-name="ce7"/>
          <table:table-cell table:style-name="ce9"/>
          <table:table-cell table:style-name="ce3" office:value-type="float" office:value="7877.5" calcext:value-type="float">
            <text:p>7877.5</text:p>
          </table:table-cell>
          <table:table-cell table:style-name="ce7"/>
          <table:table-cell table:style-name="ce9"/>
          <table:table-cell table:style-name="ce3" office:value-type="float" office:value="4770" calcext:value-type="float">
            <text:p>4770</text:p>
          </table:table-cell>
          <table:table-cell table:style-name="ce7"/>
          <table:table-cell table:style-name="ce9"/>
          <table:table-cell table:style-name="ce3" office:value-type="float" office:value="1325" calcext:value-type="float">
            <text:p>1325</text:p>
          </table:table-cell>
          <table:table-cell table:style-name="ce7"/>
          <table:table-cell table:style-name="ce9"/>
          <table:table-cell table:style-name="ce3" office:value-type="float" office:value="5805" calcext:value-type="float">
            <text:p>580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office:value-type="string" calcext:value-type="string">
            <text:p>ChannelNetworkBaseLevel: 0.02</text:p>
          </table:table-cell>
          <table:table-cell office:value-type="string" calcext:value-type="string">
            <text:p>geom_hr_L3_fl10_r_li_richness_UE_hr_20cells (mk, 0.379 &amp; uk(0.35) &amp;uk: 0.29</text:p>
          </table:table-cell>
          <table:table-cell office:value-type="string" calcext:value-type="string">
            <text:p>geom_DTM_50m_avg_fl10_L1000m: 0.22</text:p>
          </table:table-cell>
          <table:table-cell office:value-type="string" calcext:value-type="string">
            <text:p>Catchment_slope: 0.25</text:p>
          </table:table-cell>
          <table:table-cell office:value-type="string" calcext:value-type="string">
            <text:p>geom_hr_L50m_fl10_r_li_richness_UE_hr_20cells(uk): 0.48</text:p>
          </table:table-cell>
          <table:table-cell office:value-type="string" calcext:value-type="string">
            <text:p>UK: 0.35</text:p>
          </table:table-cell>
          <table:table-cell table:number-columns-repeated="8"/>
        </table:table-row>
        <table:table-row table:style-name="ro2">
          <table:covered-table-cell/>
          <table:table-cell table:style-name="Default" office:value-type="float" office:value="13707.5" calcext:value-type="float">
            <text:p>13707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5035" calcext:value-type="float">
            <text:p>5035</text:p>
          </table:table-cell>
          <table:table-cell/>
          <table:table-cell table:style-name="ce10"/>
          <table:table-cell table:style-name="ce6" office:value-type="float" office:value="1055" calcext:value-type="float">
            <text:p>1055</text:p>
          </table:table-cell>
          <table:table-cell/>
          <table:table-cell table:style-name="ce10"/>
          <table:table-cell table:style-name="ce6" office:value-type="float" office:value="820" calcext:value-type="float">
            <text:p>82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1827.5" calcext:value-type="float">
            <text:p>1827.5</text:p>
          </table:table-cell>
          <table:table-cell/>
          <table:table-cell table:style-name="ce10"/>
          <table:table-cell table:style-name="ce6" office:value-type="float" office:value="2162.5" calcext:value-type="float">
            <text:p>2162.5</text:p>
          </table:table-cell>
          <table:table-cell/>
          <table:table-cell table:style-name="ce10"/>
          <table:table-cell table:style-name="ce6" office:value-type="float" office:value="17067.5" calcext:value-type="float">
            <text:p>17067.5</text:p>
          </table:table-cell>
          <table:table-cell/>
          <table:table-cell table:style-name="ce10"/>
          <table:table-cell table:style-name="ce6" office:value-type="float" office:value="5" calcext:value-type="float">
            <text:p>5</text:p>
          </table:table-cell>
          <table:table-cell/>
          <table:table-cell table:style-name="ce10"/>
          <table:table-cell table:style-name="ce6" office:value-type="float" office:value="2692.5" calcext:value-type="float">
            <text:p>2692.5</text:p>
          </table:table-cell>
          <table:table-cell/>
          <table:table-cell table:style-name="ce10"/>
          <table:table-cell table:style-name="ce4" office:value-type="float" office:value="17252250" calcext:value-type="float">
            <text:p>1725225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 (!!k, 0.19) &amp; Convexity(0.17,k) &amp; Convergence_Index (k): 0.10</text:p>
          </table:table-cell>
          <table:table-cell table:style-name="ce16" office:value-type="string" calcext:value-type="string">
            <text:p>TRI_hr_ws23 (mk, 0.22) &amp; uk(0.19) &amp; uk: 0.17</text:p>
          </table:table-cell>
          <table:table-cell table:style-name="ce19"/>
          <table:table-cell table:style-name="ce13" office:value-type="string" calcext:value-type="string">
            <text:p>slope_DTM_50m_avg_ws7: 0.34</text:p>
          </table:table-cell>
          <table:table-cell table:style-name="ce16" office:value-type="string" calcext:value-type="string">
            <text:p>Texture (k): 0.38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40:.B41])" office:value-type="float" office:value="33922.5" calcext:value-type="float">
            <text:p>3392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40:.E41])" office:value-type="float" office:value="6360" calcext:value-type="float">
            <text:p>636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40:.H41])" office:value-type="float" office:value="762.5" calcext:value-type="float">
            <text:p>76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40:.K41])" office:value-type="float" office:value="7730" calcext:value-type="float">
            <text:p>773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40:.N41])" office:value-type="float" office:value="3177.5" calcext:value-type="float">
            <text:p>317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40:.Q41])" office:value-type="float" office:value="925" calcext:value-type="float">
            <text:p>92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40:.T41])" office:value-type="float" office:value="35" calcext:value-type="float">
            <text:p>3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40:.W41])" office:value-type="float" office:value="1827.5" calcext:value-type="float">
            <text:p>182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40:.Z41])" office:value-type="float" office:value="10040" calcext:value-type="float">
            <text:p>1004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C40:.AC41])" office:value-type="float" office:value="21837.5" calcext:value-type="float">
            <text:p>2183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F40:.AF41])" office:value-type="float" office:value="1330" calcext:value-type="float">
            <text:p>133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I40:.AI41])" office:value-type="float" office:value="8497.5" calcext:value-type="float">
            <text:p>8497.5</text:p>
          </table:table-cell>
          <table:table-cell table:style-name="ce11"/>
          <table:table-cell table:style-name="ce5" table:formula="of:=[.AL41]/[.$C$2]*100" office:value-type="float" office:value="15.7727259195457" calcext:value-type="float">
            <text:p>15.7727259195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: 0.09</text:p>
          </table:table-cell>
          <table:table-cell table:style-name="ce17" office:value-type="string" calcext:value-type="string">
            <text:p>Maximum_Height_hr: 0.02</text:p>
          </table:table-cell>
          <table:table-cell table:style-name="ce20"/>
          <table:table-cell office:value-type="string" calcext:value-type="string">
            <text:p>Catchment_slope: 0.25</text:p>
          </table:table-cell>
          <table:table-cell table:style-name="ce17" office:value-type="string" calcext:value-type="string">
            <text:p>Maximum_Height_hr: 0.01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ilicious Sedimentary Rock</text:p>
          </table:table-cell>
          <table:table-cell table:style-name="ce3" office:value-type="float" office:value="92.5" calcext:value-type="float">
            <text:p>92.5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4567.5" calcext:value-type="float">
            <text:p>4567.5</text:p>
          </table:table-cell>
          <table:table-cell table:style-name="ce7"/>
          <table:table-cell/>
          <table:table-cell table:style-name="ce3" office:value-type="float" office:value="1155" calcext:value-type="float">
            <text:p>115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/>
          <table:table-cell table:style-name="ce7"/>
          <table:table-cell table:style-name="ce9"/>
          <table:table-cell table:style-name="ce3" office:value-type="float" office:value="102.5" calcext:value-type="float">
            <text:p>102.5</text:p>
          </table:table-cell>
          <table:table-cell table:style-name="ce7"/>
          <table:table-cell table:style-name="ce9"/>
          <table:table-cell table:style-name="ce3" office:value-type="float" office:value="980" calcext:value-type="float">
            <text:p>980</text:p>
          </table:table-cell>
          <table:table-cell table:style-name="ce7"/>
          <table:table-cell table:style-name="ce9"/>
          <table:table-cell table:style-name="ce3" office:value-type="float" office:value="917.5" calcext:value-type="float">
            <text:p>917.5</text:p>
          </table:table-cell>
          <table:table-cell table:style-name="ce7"/>
          <table:table-cell table:style-name="ce9"/>
          <table:table-cell table:style-name="ce3" office:value-type="float" office:value="4032.5" calcext:value-type="float">
            <text:p>4032.5</text:p>
          </table:table-cell>
          <table:table-cell table:style-name="ce7"/>
          <table:table-cell table:style-name="ce9"/>
          <table:table-cell table:style-name="ce3" office:value-type="float" office:value="1237.5" calcext:value-type="float">
            <text:p>1237.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office:value-type="string" calcext:value-type="string">
            <text:p>ChannelNetworkBaseLevel (!k, 0.20) &amp; Channel_Network_Base_Level (k, 0.13) &amp; slope_DTM_50m_avg_ws7 (k): 0.10</text:p>
          </table:table-cell>
          <table:table-cell office:value-type="string" calcext:value-type="string">
            <text:p>UK: 0.5</text:p>
          </table:table-cell>
          <table:table-cell office:value-type="string" calcext:value-type="string">
            <text:p>UK: 0.37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95" calcext:value-type="float">
            <text:p>9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472.5" calcext:value-type="float">
            <text:p>472.5</text:p>
          </table:table-cell>
          <table:table-cell/>
          <table:table-cell table:style-name="ce10"/>
          <table:table-cell table:style-name="ce6" office:value-type="float" office:value="427.5" calcext:value-type="float">
            <text:p>427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3440" calcext:value-type="float">
            <text:p>344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4240" calcext:value-type="float">
            <text:p>4240</text:p>
          </table:table-cell>
          <table:table-cell/>
          <table:table-cell table:style-name="ce10"/>
          <table:table-cell table:style-name="ce6" office:value-type="float" office:value="42.5" calcext:value-type="float">
            <text:p>42.5</text:p>
          </table:table-cell>
          <table:table-cell/>
          <table:table-cell table:style-name="ce10"/>
          <table:table-cell table:style-name="ce4" office:value-type="float" office:value="1219968.75" calcext:value-type="float">
            <text:p>1219968.75</text:p>
          </table:table-cell>
          <table:table-cell table:style-name="Default"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ws11 (mk, 0.31) &amp; LongitudinalCurvature (rk, 0.28) &amp; longc_ws11_hr(uk):0.24</text:p>
          </table:table-cell>
          <table:table-cell table:style-name="ce16" office:value-type="string" calcext:value-type="string">
            <text:p>TRI_hr_ws24 (mk, 0.30) &amp; uk(0.27) &amp; uk: 0.26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43:.B44])" office:value-type="float" office:value="187.5" calcext:value-type="float">
            <text:p>18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43:.E44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43:.H44])" office:value-type="float" office:value="5040" calcext:value-type="float">
            <text:p>504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43:.K44])" office:value-type="float" office:value="1582.5" calcext:value-type="float">
            <text:p>158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43:.N44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43:.Q44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43:.T44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43:.W44])" office:value-type="float" office:value="0" calcext:value-type="float">
            <text:p>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43:.Z44])" office:value-type="float" office:value="102.5" calcext:value-type="float">
            <text:p>102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C43:.AC44])" office:value-type="float" office:value="4420" calcext:value-type="float">
            <text:p>442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F43:.AF44])" office:value-type="float" office:value="917.5" calcext:value-type="float">
            <text:p>91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I43:.AI44])" office:value-type="float" office:value="8272.5" calcext:value-type="float">
            <text:p>8272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L43:.AL44])" office:value-type="float" office:value="1280" calcext:value-type="float">
            <text:p>1280</text:p>
          </table:table-cell>
          <table:table-cell table:style-name="ce11"/>
          <table:table-cell table:style-name="ce5" table:formula="of:=[.AO44]/[.$C$2]*100" office:value-type="float" office:value="1.11534627217672" calcext:value-type="float">
            <text:p>1.1153462722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(!k, 0.21) &amp; sagaTopographic_Wetness_Index(!k) :0.16</text:p>
          </table:table-cell>
          <table:table-cell table:style-name="ce17" office:value-type="string" calcext:value-type="string">
            <text:p>Maximum_Height_hr (!k, 0.18) &amp; Vertical_Distance_to_Channel_Network &amp; Relative_Slope_Position: 0.10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Till in general</text:p>
          </table:table-cell>
          <table:table-cell table:style-name="ce3" office:value-type="float" office:value="7217.5" calcext:value-type="float">
            <text:p>7217.5</text:p>
          </table:table-cell>
          <table:table-cell table:style-name="ce7"/>
          <table:table-cell/>
          <table:table-cell table:style-name="ce3" office:value-type="float" office:value="2902.5" calcext:value-type="float">
            <text:p>2902.5</text:p>
          </table:table-cell>
          <table:table-cell table:style-name="ce7"/>
          <table:table-cell/>
          <table:table-cell table:style-name="ce3" office:value-type="float" office:value="10727.5" calcext:value-type="float">
            <text:p>10727.5</text:p>
          </table:table-cell>
          <table:table-cell table:style-name="ce7"/>
          <table:table-cell/>
          <table:table-cell table:style-name="ce3" office:value-type="float" office:value="23637.5" calcext:value-type="float">
            <text:p>23637.5</text:p>
          </table:table-cell>
          <table:table-cell table:style-name="ce7"/>
          <table:table-cell table:style-name="ce9"/>
          <table:table-cell table:style-name="ce3" office:value-type="float" office:value="322.5" calcext:value-type="float">
            <text:p>322.5</text:p>
          </table:table-cell>
          <table:table-cell table:style-name="ce7"/>
          <table:table-cell table:style-name="ce9"/>
          <table:table-cell table:style-name="ce3" office:value-type="float" office:value="527.5" calcext:value-type="float">
            <text:p>527.5</text:p>
          </table:table-cell>
          <table:table-cell table:style-name="ce7"/>
          <table:table-cell table:style-name="ce9"/>
          <table:table-cell table:style-name="ce3" office:value-type="float" office:value="307.5" calcext:value-type="float">
            <text:p>307.5</text:p>
          </table:table-cell>
          <table:table-cell table:style-name="ce7"/>
          <table:table-cell table:style-name="ce9"/>
          <table:table-cell table:style-name="ce3"/>
          <table:table-cell table:style-name="ce7"/>
          <table:table-cell table:style-name="ce9"/>
          <table:table-cell table:style-name="ce3" office:value-type="float" office:value="4445" calcext:value-type="float">
            <text:p>4445</text:p>
          </table:table-cell>
          <table:table-cell table:style-name="ce7"/>
          <table:table-cell table:style-name="ce9"/>
          <table:table-cell table:style-name="ce3" office:value-type="float" office:value="29002.5" calcext:value-type="float">
            <text:p>29002.5</text:p>
          </table:table-cell>
          <table:table-cell table:style-name="ce7"/>
          <table:table-cell table:style-name="ce9"/>
          <table:table-cell table:style-name="ce3" office:value-type="float" office:value="4707.5" calcext:value-type="float">
            <text:p>4707.5</text:p>
          </table:table-cell>
          <table:table-cell table:style-name="ce7"/>
          <table:table-cell table:style-name="ce9"/>
          <table:table-cell table:style-name="ce3" office:value-type="float" office:value="25185" calcext:value-type="float">
            <text:p>25185</text:p>
          </table:table-cell>
          <table:table-cell table:style-name="ce7"/>
          <table:table-cell table:style-name="ce9"/>
          <table:table-cell table:style-name="ce3" office:value-type="float" office:value="3462.5" calcext:value-type="float">
            <text:p>3462.5</text:p>
          </table:table-cell>
          <table:table-cell table:style-name="ce7"/>
          <table:table-cell table:style-name="ce9"/>
          <table:table-cell table:style-name="ce3" office:value-type="float" office:value="2090" calcext:value-type="float">
            <text:p>2090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number-columns-repeated="8"/>
        </table:table-row>
        <table:table-row table:style-name="ro2">
          <table:covered-table-cell/>
          <table:table-cell table:style-name="ce6" office:value-type="float" office:value="4107.5" calcext:value-type="float">
            <text:p>4107.5</text:p>
          </table:table-cell>
          <table:table-cell/>
          <table:table-cell table:style-name="ce10"/>
          <table:table-cell table:style-name="ce6" office:value-type="float" office:value="9797.5" calcext:value-type="float">
            <text:p>9797.5</text:p>
          </table:table-cell>
          <table:table-cell/>
          <table:table-cell table:style-name="ce10"/>
          <table:table-cell table:style-name="Default" office:value-type="float" office:value="11480" calcext:value-type="float">
            <text:p>11480</text:p>
          </table:table-cell>
          <table:table-cell/>
          <table:table-cell table:style-name="ce10"/>
          <table:table-cell table:style-name="Default" office:value-type="float" office:value="9210" calcext:value-type="float">
            <text:p>9210</text:p>
          </table:table-cell>
          <table:table-cell/>
          <table:table-cell table:style-name="ce10"/>
          <table:table-cell table:style-name="ce6" office:value-type="float" office:value="2232.5" calcext:value-type="float">
            <text:p>2232.5</text:p>
          </table:table-cell>
          <table:table-cell/>
          <table:table-cell table:style-name="ce10"/>
          <table:table-cell table:style-name="ce6" office:value-type="float" office:value="437.5" calcext:value-type="float">
            <text:p>437.5</text:p>
          </table:table-cell>
          <table:table-cell/>
          <table:table-cell table:style-name="ce10"/>
          <table:table-cell table:style-name="ce6" office:value-type="float" office:value="97.5" calcext:value-type="float">
            <text:p>97.5</text:p>
          </table:table-cell>
          <table:table-cell/>
          <table:table-cell table:style-name="ce10"/>
          <table:table-cell table:style-name="ce6" office:value-type="float" office:value="130" calcext:value-type="float">
            <text:p>130</text:p>
          </table:table-cell>
          <table:table-cell/>
          <table:table-cell table:style-name="ce10"/>
          <table:table-cell table:style-name="ce6" office:value-type="float" office:value="4405" calcext:value-type="float">
            <text:p>4405</text:p>
          </table:table-cell>
          <table:table-cell/>
          <table:table-cell table:style-name="ce10"/>
          <table:table-cell table:style-name="ce6" office:value-type="float" office:value="15622.5" calcext:value-type="float">
            <text:p>15622.5</text:p>
          </table:table-cell>
          <table:table-cell/>
          <table:table-cell table:style-name="ce10"/>
          <table:table-cell table:style-name="ce6" office:value-type="float" office:value="3107.5" calcext:value-type="float">
            <text:p>3107.5</text:p>
          </table:table-cell>
          <table:table-cell/>
          <table:table-cell table:style-name="ce10"/>
          <table:table-cell table:style-name="ce6" office:value-type="float" office:value="15730" calcext:value-type="float">
            <text:p>15730</text:p>
          </table:table-cell>
          <table:table-cell/>
          <table:table-cell table:style-name="ce10"/>
          <table:table-cell table:style-name="ce6" office:value-type="float" office:value="4125" calcext:value-type="float">
            <text:p>4125</text:p>
          </table:table-cell>
          <table:table-cell/>
          <table:table-cell table:style-name="ce10"/>
          <table:table-cell table:style-name="ce6" office:value-type="float" office:value="2152.5" calcext:value-type="float">
            <text:p>2152.5</text:p>
          </table:table-cell>
          <table:table-cell table:style-name="Default"/>
          <table:table-cell table:style-name="ce10"/>
          <table:table-cell table:style-name="ce6" table:formula="of:=95912.5+10948593.75" office:value-type="float" office:value="11044506.25" calcext:value-type="float">
            <text:p>11044506.25</text:p>
          </table:table-cell>
          <table:table-cell table:style-name="Default" office:value-type="string" calcext:value-type="string">
            <text:p>m²</text:p>
          </table:table-cell>
          <table:table-cell table:style-name="ce10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46:.B47])" office:value-type="float" office:value="11325" calcext:value-type="float">
            <text:p>1132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46:.E47])" office:value-type="float" office:value="12700" calcext:value-type="float">
            <text:p>1270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46:.H47])" office:value-type="float" office:value="22207.5" calcext:value-type="float">
            <text:p>2220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46:.K47])" office:value-type="float" office:value="32847.5" calcext:value-type="float">
            <text:p>3284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46:.N47])" office:value-type="float" office:value="2555" calcext:value-type="float">
            <text:p>255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46:.Q47])" office:value-type="float" office:value="965" calcext:value-type="float">
            <text:p>96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46:.T47])" office:value-type="float" office:value="405" calcext:value-type="float">
            <text:p>40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46:.W47])" office:value-type="float" office:value="130" calcext:value-type="float">
            <text:p>13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46:.Z47])" office:value-type="float" office:value="8850" calcext:value-type="float">
            <text:p>885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C46:.AC47])" office:value-type="float" office:value="44625" calcext:value-type="float">
            <text:p>4462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F46:.AF47])" office:value-type="float" office:value="7815" calcext:value-type="float">
            <text:p>781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I46:.AI47])" office:value-type="float" office:value="40915" calcext:value-type="float">
            <text:p>4091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L46:.AL47])" office:value-type="float" office:value="7587.5" calcext:value-type="float">
            <text:p>758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O46:.AO47])" office:value-type="float" office:value="4242.5" calcext:value-type="float">
            <text:p>4242.5</text:p>
          </table:table-cell>
          <table:table-cell table:style-name="ce11"/>
          <table:table-cell table:style-name="ce5" table:formula="of:=[.AR47]/[.$C$2]*100" office:value-type="float" office:value="10.097347882042" calcext:value-type="float">
            <text:p>10.097347882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1" table:number-rows-spanned="3">
            <text:p>Landslide deposit</text:p>
          </table:table-cell>
          <table:table-cell table:style-name="Default" office:value-type="float" office:value="547.5" calcext:value-type="float">
            <text:p>547.5</text:p>
          </table:table-cell>
          <table:table-cell/>
          <table:table-cell table:style-name="Default"/>
          <table:table-cell table:style-name="Default" office:value-type="float" office:value="625" calcext:value-type="float">
            <text:p>625</text:p>
          </table:table-cell>
          <table:table-cell/>
          <table:table-cell table:style-name="Default"/>
          <table:table-cell table:style-name="Default" office:value-type="float" office:value="772.5" calcext:value-type="float">
            <text:p>772.5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170" calcext:value-type="float">
            <text:p>170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2"/>
          <table:table-cell table:style-name="Default" office:value-type="float" office:value="717.5" calcext:value-type="float">
            <text:p>717.5</text:p>
          </table:table-cell>
          <table:table-cell table:number-columns-repeated="2"/>
          <table:table-cell table:style-name="Default" office:value-type="float" office:value="885" calcext:value-type="float">
            <text:p>88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540" calcext:value-type="float">
            <text:p>540</text:p>
          </table:table-cell>
          <table:table-cell table:style-name="Default" table:number-columns-repeated="2"/>
          <table:table-cell table:style-name="Default" office:value-type="float" office:value="910" calcext:value-type="float">
            <text:p>910</text:p>
          </table:table-cell>
          <table:table-cell table:style-name="Default" table:number-columns-repeated="2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number-columns-repeated="5"/>
        </table:table-row>
        <table:table-row table:style-name="ro2">
          <table:covered-table-cell/>
          <table:table-cell table:style-name="Default" office:value-type="float" office:value="645" calcext:value-type="float">
            <text:p>645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float" office:value="5" calcext:value-type="float">
            <text:p>5</text:p>
          </table:table-cell>
          <table:table-cell/>
          <table:table-cell table:style-name="Default"/>
          <table:table-cell table:style-name="Default" office:value-type="float" office:value="2352.5" calcext:value-type="float">
            <text:p>2352.5</text:p>
          </table:table-cell>
          <table:table-cell table:number-columns-repeated="2"/>
          <table:table-cell table:style-name="Default" office:value-type="float" office:value="192.5" calcext:value-type="float">
            <text:p>192.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office:value-type="float" office:value="157.5" calcext:value-type="float">
            <text:p>157.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4" office:value-type="float" office:value="1320756.25" calcext:value-type="float">
            <text:p>1320756.25</text:p>
          </table:table-cell>
          <table:table-cell office:value-type="string" calcext:value-type="string">
            <text:p>m²</text:p>
          </table:table-cell>
          <table:table-cell table:style-name="ce10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49:.B50])" office:value-type="float" office:value="1192.5" calcext:value-type="float">
            <text:p>1192.5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E49:.E50])" office:value-type="float" office:value="625" calcext:value-type="float">
            <text:p>625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H49:.H50])" office:value-type="float" office:value="777.5" calcext:value-type="float">
            <text:p>777.5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K49:.K50])" office:value-type="float" office:value="2352.5" calcext:value-type="float">
            <text:p>2352.5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N49:.N50])" office:value-type="float" office:value="192.5" calcext:value-type="float">
            <text:p>192.5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Q49:.Q50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T49:.T50])" office:value-type="float" office:value="170" calcext:value-type="float">
            <text:p>17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W49:.W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Z49:.Z50])" office:value-type="float" office:value="150" calcext:value-type="float">
            <text:p>15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C49:.AC50])" office:value-type="float" office:value="265" calcext:value-type="float">
            <text:p>265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F49:.AF50])" office:value-type="float" office:value="875" calcext:value-type="float">
            <text:p>875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I49:.AI50])" office:value-type="float" office:value="885" calcext:value-type="float">
            <text:p>885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L49:.AL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O49:.AO50])" office:value-type="float" office:value="540" calcext:value-type="float">
            <text:p>540</text:p>
          </table:table-cell>
          <table:table-cell table:style-name="Default"/>
          <table:table-cell table:style-name="ce7" office:value-type="string" calcext:value-type="string">
            <text:p>Borderlength:</text:p>
          </table:table-cell>
          <table:table-cell table:style-name="ce8" table:formula="of:=SUM([.AR49:.AR50])" office:value-type="float" office:value="910" calcext:value-type="float">
            <text:p>910</text:p>
          </table:table-cell>
          <table:table-cell table:style-name="Default"/>
          <table:table-cell table:style-name="ce5" table:formula="of:=[.AU50]/[.$C$2]*100" office:value-type="float" office:value="1.20749040489078" calcext:value-type="float">
            <text:p>1.2074904049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3">
            <text:p>anthropogenic</text:p>
          </table:table-cell>
          <table:table-cell table:style-name="Default" office:value-type="float" office:value="5010" calcext:value-type="float">
            <text:p>5010</text:p>
          </table:table-cell>
          <table:table-cell/>
          <table:table-cell table:style-name="Default"/>
          <table:table-cell table:style-name="Default" office:value-type="float" office:value="420" calcext:value-type="float">
            <text:p>420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 table:style-name="Default" office:value-type="float" office:value="115" calcext:value-type="float">
            <text:p>115</text:p>
          </table:table-cell>
          <table:table-cell table:number-columns-repeated="2"/>
          <table:table-cell table:style-name="Default" office:value-type="float" office:value="232.5" calcext:value-type="float">
            <text:p>232.5</text:p>
          </table:table-cell>
          <table:table-cell table:number-columns-repeated="2"/>
          <table:table-cell table:style-name="Default" office:value-type="float" office:value="187.5" calcext:value-type="float">
            <text:p>187.5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office:value-type="float" office:value="1697.5" calcext:value-type="float">
            <text:p>1697.5</text:p>
          </table:table-cell>
          <table:table-cell table:number-columns-repeated="2"/>
          <table:table-cell office:value-type="float" office:value="382.5" calcext:value-type="float">
            <text:p>382.5</text:p>
          </table:table-cell>
          <table:table-cell table:number-columns-repeated="2"/>
          <table:table-cell office:value-type="float" office:value="432.5" calcext:value-type="float">
            <text:p>432.5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Default" office:value-type="float" office:value="707.5" calcext:value-type="float">
            <text:p>707.5</text:p>
          </table:table-cell>
          <table:table-cell table:number-columns-repeated="2"/>
          <table:table-cell table:style-name="Default" office:value-type="float" office:value="165" calcext:value-type="float">
            <text:p>165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47.5" calcext:value-type="float">
            <text:p>47.5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area</text:p>
          </table:table-cell>
          <table:table-cell table:style-name="ce7"/>
          <table:table-cell table:style-name="ce9"/>
          <table:table-cell table:number-columns-repeated="2"/>
        </table:table-row>
        <table:table-row table:style-name="ro2">
          <table:covered-table-cell/>
          <table:table-cell table:style-name="Default" office:value-type="float" office:value="1710" calcext:value-type="float">
            <text:p>1710</text:p>
          </table:table-cell>
          <table:table-cell/>
          <table:table-cell table:style-name="Default"/>
          <table:table-cell table:style-name="Default" office:value-type="float" office:value="795" calcext:value-type="float">
            <text:p>795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float" office:value="860" calcext:value-type="float">
            <text:p>860</text:p>
          </table:table-cell>
          <table:table-cell table:number-columns-repeated="2"/>
          <table:table-cell table:style-name="Default" office:value-type="float" office:value="507.5" calcext:value-type="float">
            <text:p>507.5</text:p>
          </table:table-cell>
          <table:table-cell table:number-columns-repeated="2"/>
          <table:table-cell table:style-name="Default" office:value-type="float" office:value="567.5" calcext:value-type="float">
            <text:p>567.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 office:value-type="float" office:value="320" calcext:value-type="float">
            <text:p>32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float" office:value="1442.5" calcext:value-type="float">
            <text:p>1442.5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table:style-name="ce4" office:value-type="float" office:value="569937.5" calcext:value-type="float">
            <text:p>569937.5</text:p>
          </table:table-cell>
          <table:table-cell office:value-type="string" calcext:value-type="string">
            <text:p>m²</text:p>
          </table:table-cell>
          <table:table-cell table:style-name="ce10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52:.B53])" office:value-type="float" office:value="6720" calcext:value-type="float">
            <text:p>672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E52:.E53])" office:value-type="float" office:value="1215" calcext:value-type="float">
            <text:p>1215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H52:.H53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K52:.K53])" office:value-type="float" office:value="975" calcext:value-type="float">
            <text:p>975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N52:.N53])" office:value-type="float" office:value="740" calcext:value-type="float">
            <text:p>74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Q52:.Q53])" office:value-type="float" office:value="755" calcext:value-type="float">
            <text:p>755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T52:.T53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W52:.W53])" office:value-type="float" office:value="1697.5" calcext:value-type="float">
            <text:p>1697.5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Z52:.Z53])" office:value-type="float" office:value="382.5" calcext:value-type="float">
            <text:p>382.5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C52:.AC53])" office:value-type="float" office:value="432.5" calcext:value-type="float">
            <text:p>432.5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F52:.AF53])" office:value-type="float" office:value="320" calcext:value-type="float">
            <text:p>32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I52:.AI53])" office:value-type="float" office:value="707.5" calcext:value-type="float">
            <text:p>707.5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L52:.AL53])" office:value-type="float" office:value="1607.5" calcext:value-type="float">
            <text:p>1607.5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O52:.AO53])" office:value-type="float" office:value="0" calcext:value-type="float">
            <text:p>0</text:p>
          </table:table-cell>
          <table:table-cell table:style-name="Default"/>
          <table:table-cell table:style-name="ce7" office:value-type="string" calcext:value-type="string">
            <text:p>Borderlength:</text:p>
          </table:table-cell>
          <table:table-cell table:style-name="ce8" table:formula="of:=SUM([.AR52:.AR53])" office:value-type="float" office:value="47.5" calcext:value-type="float">
            <text:p>47.5</text:p>
          </table:table-cell>
          <table:table-cell table:style-name="Default"/>
          <table:table-cell table:style-name="ce7" office:value-type="string" calcext:value-type="string">
            <text:p>Borderlength:</text:p>
          </table:table-cell>
          <table:table-cell table:style-name="ce8" table:formula="of:=SUM([.AU52:.AU53])" office:value-type="float" office:value="0" calcext:value-type="float">
            <text:p>0</text:p>
          </table:table-cell>
          <table:table-cell/>
          <table:table-cell table:style-name="ce5"/>
          <table:table-cell table:style-name="ce8" office:value-type="string" calcext:value-type="string">
            <text:p>%</text:p>
          </table:table-cell>
          <table:table-cell table:style-name="ce1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3">
            <text:p>water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  <table:table-cell table:style-name="ce3" office:value-type="string" calcext:value-type="string">
            <text:p>area</text:p>
          </table:table-cell>
          <table:table-cell/>
        </table:table-row>
        <table:table-row table:style-name="ro2">
          <table:covered-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  <table:table-cell table:style-name="ce4" office:value-type="float" office:value="1557650" calcext:value-type="float">
            <text:p>155765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55:.B56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E55:.E56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H55:.H56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K55:.K56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N55:.N56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Q55:.Q56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T55:.T56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W55:.W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Z55:.Z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C55:.AC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F55:.AF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I55:.AI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L55:.AL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O55:.AO56])" office:value-type="float" office:value="0" calcext:value-type="float">
            <text:p>0</text:p>
          </table:table-cell>
          <table:table-cell table:style-name="Default"/>
          <table:table-cell table:style-name="ce7" office:value-type="string" calcext:value-type="string">
            <text:p>Borderlength:</text:p>
          </table:table-cell>
          <table:table-cell table:style-name="ce8" table:formula="of:=SUM([.AR55:.AR56])" office:value-type="float" office:value="0" calcext:value-type="float">
            <text:p>0</text:p>
          </table:table-cell>
          <table:table-cell table:style-name="Default"/>
          <table:table-cell table:style-name="ce7" office:value-type="string" calcext:value-type="string">
            <text:p>Borderlength:</text:p>
          </table:table-cell>
          <table:table-cell table:style-name="ce8" table:formula="of:=SUM([.AU55:.AU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X55:.AX56]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6:03:14.999538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03:20.328153693</meta:creation-date>
    <dc:date>2017-06-12T17:06:47.167925463</dc:date>
    <meta:editing-duration>P1DT7H6M42S</meta:editing-duration>
    <meta:editing-cycles>34</meta:editing-cycles>
    <meta:generator>LibreOffice/4.2.8.2$Linux_X86_64 LibreOffice_project/420m0$Build-2</meta:generator>
    <meta:document-statistic meta:table-count="1" meta:cell-count="1415" meta:object-count="0"/>
  </office:meta>
</office:document-meta>
</file>